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60000022D4DC18B2E9E2C724A.png" manifest:media-type="image/png"/>
  <manifest:file-entry manifest:full-path="Pictures/2000000700006E630000193952FAE0A6D59BCC33.svm" manifest:media-type=""/>
  <manifest:file-entry manifest:full-path="Pictures/200000070000690300000F9C0790D5105841544C.svm" manifest:media-type=""/>
  <manifest:file-entry manifest:full-path="Pictures/2000000700002B9E00000C827E1D6682D681F2F1.svm" manifest:media-type=""/>
  <manifest:file-entry manifest:full-path="Pictures/10000201000000B400000030D3B2775B2CC6FB74.png" manifest:media-type="image/png"/>
  <manifest:file-entry manifest:full-path="Pictures/10000000000000230000001E0719365C5739A968.png" manifest:media-type="image/png"/>
  <manifest:file-entry manifest:full-path="Pictures/100002010000005E0000008247B60D3A91223B66.png" manifest:media-type="image/png"/>
  <manifest:file-entry manifest:full-path="Pictures/2000000700002E69000009D3EF7F24168CCD8A50.svm" manifest:media-type=""/>
  <manifest:file-entry manifest:full-path="Pictures/10000201000002DD0000022D10A4445513A6DB15.png" manifest:media-type="image/png"/>
  <manifest:file-entry manifest:full-path="Pictures/10000000000004E50000012C3AF5A4D039756DBC.bmp" manifest:media-type="image/bmp"/>
  <manifest:file-entry manifest:full-path="Pictures/20000007000019390000024743C39ACE9B02F74B.svm" manifest:media-type=""/>
  <manifest:file-entry manifest:full-path="Pictures/10000000000004E30000005D2FDA661CF8864B0A.bmp" manifest:media-type="image/bmp"/>
  <manifest:file-entry manifest:full-path="Pictures/1000000000000120000000687C3B70BEAF14E139.bmp" manifest:media-type="image/bmp"/>
  <manifest:file-entry manifest:full-path="Pictures/100000000000042C0000021219DB19D99C2412C5.jpg" manifest:media-type="image/jpeg"/>
  <manifest:file-entry manifest:full-path="Pictures/100000000000015500000137EE683435FBB8B706.jpg" manifest:media-type="image/jpeg"/>
  <manifest:file-entry manifest:full-path="Pictures/1000000000000102000000602AF822AE0D546926.bmp" manifest:media-type="image/bmp"/>
  <manifest:file-entry manifest:full-path="Pictures/100000000000001F0000001AF2130DB9F8F45381.bmp" manifest:media-type="image/bmp"/>
  <manifest:file-entry manifest:full-path="Pictures/20000007000036FD0000170D0248FC5F6BEC80BC.svm" manifest:media-type=""/>
  <manifest:file-entry manifest:full-path="Pictures/10000000000002070000005DFD80BAADAE714D8C.bmp" manifest:media-type="image/bmp"/>
  <manifest:file-entry manifest:full-path="Pictures/10000000000000EF000001D58DFF3E1A4B04C3FD.jpg" manifest:media-type="image/jpeg"/>
  <manifest:file-entry manifest:full-path="Pictures/2000000700006E48000018CF4746CDC64CB5D5BF.svm" manifest:media-type=""/>
  <manifest:file-entry manifest:full-path="Pictures/2000000700002EB8000009D31FF88BC80C55B218.svm" manifest:media-type=""/>
  <manifest:file-entry manifest:full-path="Pictures/10000000000000200000001F58BC1CDE96B746A9.png" manifest:media-type="image/png"/>
  <manifest:file-entry manifest:full-path="Pictures/2000000900002E1900000A3C761C9319DD1E39F2.svm" manifest:media-type=""/>
  <manifest:file-entry manifest:full-path="Pictures/10000000000004E700000127F48D18F1FE1E8B89.bmp" manifest:media-type="image/bmp"/>
  <manifest:file-entry manifest:full-path="Pictures/10000000000004E7000001271E979B17A991C0D7.bmp" manifest:media-type="image/bmp"/>
  <manifest:file-entry manifest:full-path="Pictures/2000000700006ECC000023A911AB4AA643D72DA4.svm" manifest:media-type=""/>
  <manifest:file-entry manifest:full-path="Pictures/2000000700006E97000020C46100D64075A90273.svm" manifest:media-type=""/>
  <manifest:file-entry manifest:full-path="Pictures/2000000700006E7D00001D7663C9EDBB8D76E2D5.svm" manifest:media-type=""/>
  <manifest:file-entry manifest:full-path="Pictures/100000000000044B000001F6DBA2745CDC0A30AA.png" manifest:media-type="image/png"/>
  <manifest:file-entry manifest:full-path="Pictures/2000000700006E6300002A7B1DF6D9D96E2C2552.svm" manifest:media-type=""/>
  <manifest:file-entry manifest:full-path="Pictures/2000000700006B1400002E69C08326B6DD60F9BE.svm" manifest:media-type=""/>
  <manifest:file-entry manifest:full-path="Pictures/2000000700006E4800002EED6AD857657970DFED.svm" manifest:media-type=""/>
  <manifest:file-entry manifest:full-path="Pictures/10000000000001C50000010964D0FA8BFB54340F.png" manifest:media-type="image/png"/>
  <manifest:file-entry manifest:full-path="Pictures/10000000000001BE0000006C7B6FCFBC37258367.png" manifest:media-type="image/png"/>
  <manifest:file-entry manifest:full-path="Pictures/100000000000006F0000001654DCB47D8674F05D.jpg" manifest:media-type="image/jpeg"/>
  <manifest:file-entry manifest:full-path="Pictures/1000000000000425000000E1DF6F0631AF60161F.jpg" manifest:media-type="image/jpeg"/>
  <manifest:file-entry manifest:full-path="Pictures/100000000000042A00000205189B4CEA23B21D3A.jpg" manifest:media-type="image/jpeg"/>
  <manifest:file-entry manifest:full-path="Pictures/2000000700006F36000019BD831C15ED5CE036A6.svm" manifest:media-type=""/>
  <manifest:file-entry manifest:full-path="Pictures/2000000700006ADF00001DFAD1182D0474C7BBB2.svm" manifest:media-type=""/>
  <manifest:file-entry manifest:full-path="Pictures/200000070000230A00001C0389FDE5ADF0BEEE5C.svm" manifest:media-type=""/>
  <manifest:file-entry manifest:full-path="Pictures/200000070000403000003C42A19A8D2852C25678.svm" manifest:media-type=""/>
  <manifest:file-entry manifest:full-path="Pictures/200000070000108A0000027C58FF82EF65EE53B0.svm" manifest:media-type=""/>
  <manifest:file-entry manifest:full-path="Pictures/2000000700006E480000272D12F4545878E1A6E1.svm" manifest:media-type=""/>
  <manifest:file-entry manifest:full-path="Pictures/2000000700006EE7000029C2A45749A410F46FDB.svm" manifest:media-type=""/>
  <manifest:file-entry manifest:full-path="Pictures/200000070000035000000300EED55F404EE4BB36.svm" manifest:media-type=""/>
  <manifest:file-entry manifest:full-path="Pictures/20000007000008460000024759AF2DB970A9B0FB.svm" manifest:media-type=""/>
  <manifest:file-entry manifest:full-path="Pictures/2000000700006EE7000029235B75A7E9114C9419.svm" manifest:media-type=""/>
  <manifest:file-entry manifest:full-path="Pictures/2000000700003DB50000161FE759252C21249726.svm" manifest:media-type=""/>
  <manifest:file-entry manifest:full-path="Pictures/20000007000067900000344DB2B012A979E649B8.svm" manifest:media-type=""/>
  <manifest:file-entry manifest:full-path="Pictures/2000000700006E7D000017C6DD2A7465EC1E2406.svm" manifest:media-type=""/>
  <manifest:file-entry manifest:full-path="Pictures/10000000000003C30000012E39A5BD872E370ECD.bmp" manifest:media-type="image/bmp"/>
  <manifest:file-entry manifest:full-path="Pictures/2000000700006E6300004E24C2D331209C7E844E.svm" manifest:media-type=""/>
  <manifest:file-entry manifest:full-path="Pictures/2000000700006E7D000016BE196850DCE0B6F533.svm" manifest:media-type=""/>
  <manifest:file-entry manifest:full-path="Pictures/2000000700006E6300001F6C942B371E6DDB633A.svm" manifest:media-type=""/>
  <manifest:file-entry manifest:full-path="Pictures/20000007000009ED0000022DF3C68AE9BAB792CB.svm" manifest:media-type=""/>
  <manifest:file-entry manifest:full-path="Pictures/2000000700006E6300003B05E2F56848F6E87D41.svm" manifest:media-type=""/>
  <manifest:file-entry manifest:full-path="Pictures/10000000000000210000001F1608DD56CC89435E.png" manifest:media-type="image/png"/>
  <manifest:file-entry manifest:full-path="Pictures/10000000000000230000001F7B66750EC42DF37A.bmp" manifest:media-type="image/bmp"/>
  <manifest:file-entry manifest:full-path="Pictures/2000000700006E6300003AEADAB2222FA1AEB493.svm" manifest:media-type=""/>
  <manifest:file-entry manifest:full-path="Pictures/100000000000044E00000132993EFC82F6B5394C.png" manifest:media-type="image/png"/>
  <manifest:file-entry manifest:full-path="Pictures/2000000700006E6300003629599E5E74A3E1627B.svm" manifest:media-type=""/>
  <manifest:file-entry manifest:full-path="Pictures/2000000700006E480000191E9AC978E8BC6FF20C.svm" manifest:media-type=""/>
  <manifest:file-entry manifest:full-path="Pictures/2000000700006E48000011AD0245EFBA1F08312F.svm" manifest:media-type=""/>
  <manifest:file-entry manifest:full-path="Pictures/100000000000001E000000195C85F3AEE7AE832A.bmp" manifest:media-type="image/bmp"/>
  <manifest:file-entry manifest:full-path="Pictures/2000000700000C1900000247F17FFFA5089E8A91.svm" manifest:media-type=""/>
  <manifest:file-entry manifest:full-path="Pictures/10000000000000EC000000EC7D2DF8532C947DF5.png" manifest:media-type="image/png"/>
  <manifest:file-entry manifest:full-path="Pictures/2000000700006E7D0000238F625EC88A9DD4A800.svm" manifest:media-type=""/>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
  <manifest:file-entry manifest:full-path="Pictures/2000000700006AC400002A6173BC3A6CF55BD07D.svm" manifest:media-type=""/>
  <manifest:file-entry manifest:full-path="Pictures/2000000700006E7D00001A5CE850D5BEBA889A81.svm" manifest:media-type=""/>
  <manifest:file-entry manifest:full-path="Pictures/100000000000042B000000DA6D808028C88BB657.jpg" manifest:media-type="image/jpeg"/>
  <manifest:file-entry manifest:full-path="Pictures/100000000000027F0000038698A6ED6E2FD7E63A.png" manifest:media-type="image/png"/>
  <manifest:file-entry manifest:full-path="Pictures/100000000000027D000003895D4C0823A6786695.png" manifest:media-type="image/png"/>
  <manifest:file-entry manifest:full-path="Pictures/2000000700006E7D0000161FC147871AFEA3C135.svm" manifest:media-type=""/>
  <manifest:file-entry manifest:full-path="Pictures/20000007000048F900004EDDA3E73ACF9E4369AB.svm" manifest:media-type=""/>
  <manifest:file-entry manifest:full-path="Pictures/200000070000696D00002973712403F21297D1EB.svm" manifest:media-type=""/>
  <manifest:file-entry manifest:full-path="Pictures/10000000000003F5000002CAFFDC1AC15173512E.png" manifest:media-type="image/png"/>
  <manifest:file-entry manifest:full-path="Pictures/2000000700006E4800001816E17EDA864390B832.svm" manifest:media-type=""/>
  <manifest:file-entry manifest:full-path="Pictures/200000090000645C00004F125C7AFDBA791703D1.svm" manifest:media-type=""/>
  <manifest:file-entry manifest:full-path="Pictures/2000000700006E4800004138DC00EBDBB9A7318D.svm" manifest:media-type=""/>
  <manifest:file-entry manifest:full-path="Pictures/2000000700006E7D000017FBADAD7372EE083AB6.svm" manifest:media-type=""/>
  <manifest:file-entry manifest:full-path="Pictures/2000000700006E2E000043CEB1BAD3BCB36326F7.svm" manifest:media-type=""/>
  <manifest:file-entry manifest:full-path="Pictures/10000000000000210000001A7BB0AA8630EA80D0.png" manifest:media-type="image/png"/>
  <manifest:file-entry manifest:full-path="Pictures/200000070000036A000002E6FB41C696F2E72AAE.svm" manifest:media-type=""/>
  <manifest:file-entry manifest:full-path="Pictures/2000000700006E6300001A413BBC45AB72728894.svm" manifest:media-type=""/>
  <manifest:file-entry manifest:full-path="Pictures/2000000700006E4800002F3C8BD119E9696F16B2.svm" manifest:media-type=""/>
  <manifest:file-entry manifest:full-path="Pictures/20000007000002E6000002B1F0459CE315A1A1F4.svm" manifest:media-type=""/>
  <manifest:file-entry manifest:full-path="Pictures/200000070000585F00004C97F3B0772F81FF975D.svm" manifest:media-type=""/>
  <manifest:file-entry manifest:full-path="Pictures/20000009000015EA000008CA8146E412B0648A42.svm" manifest:media-type=""/>
  <manifest:file-entry manifest:full-path="Pictures/2000000700006E6300001DC5CDAAC08E0184C304.svm" manifest:media-type=""/>
  <manifest:file-entry manifest:full-path="Pictures/100000000000001E0000001C04B5A756A4940B10.png" manifest:media-type="image/png"/>
  <manifest:file-entry manifest:full-path="Pictures/100000000000002500000020C61511BB530C585E.png" manifest:media-type="image/png"/>
  <manifest:file-entry manifest:full-path="Pictures/20000007000012810000021238A1180D2A2A6981.svm" manifest:media-type=""/>
  <manifest:file-entry manifest:full-path="Pictures/2000000700006E130000230AF75F3D315640B153.svm" manifest:media-type=""/>
  <manifest:file-entry manifest:full-path="Pictures/2000000700006E63000025EF84894C102EEE3EC3.svm" manifest:media-type=""/>
  <manifest:file-entry manifest:full-path="Pictures/2000000700006E4800001DC523324D5C22A93703.svm" manifest:media-type=""/>
  <manifest:file-entry manifest:full-path="Pictures/2000000700000FEC000001F8F7638C4597692264.svm" manifest:media-type=""/>
  <manifest:file-entry manifest:full-path="Pictures/2000000700006E13000021E7D58BB6CF62341662.svm" manifest:media-type=""/>
  <manifest:file-entry manifest:full-path="Pictures/2000000700006E130000311923BE71A6BD1C5280.svm" manifest:media-type=""/>
  <manifest:file-entry manifest:full-path="Pictures/2000000700000D8B00000212874B4FEA2946D29B.svm" manifest:media-type=""/>
  <manifest:file-entry manifest:full-path="Pictures/2000000700006E630000395DF3A1706C7EA5F10D.svm" manifest:media-type=""/>
  <manifest:file-entry manifest:full-path="Pictures/100000000000042E000000DE5027037B716C8123.jpg" manifest:media-type="image/jpeg"/>
  <manifest:file-entry manifest:full-path="Pictures/10000000000000C7000000162E0941AEBA8B7F10.jpg" manifest:media-type="image/jpeg"/>
  <manifest:file-entry manifest:full-path="Pictures/100000000000042A000000A6B094C763DBD45886.jpg" manifest:media-type="image/jpeg"/>
  <manifest:file-entry manifest:full-path="Pictures/100000000000002700000014C9462AD1CDD8C5B6.bmp" manifest:media-type="image/bmp"/>
  <manifest:file-entry manifest:full-path="Pictures/10000000000001DF00000309BF7C33CD5E15A2C2.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officeooo:paragraph-rsid="002f7d7b"/>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start" style:justify-single-word="false"/>
      <style:text-properties style:font-name="Courier New" fo:font-size="8pt" officeooo:paragraph-rsid="00399a17" style:font-size-asian="8pt" style:font-size-complex="8pt"/>
    </style:style>
    <style:style style:name="P37" style:family="paragraph" style:parent-style-name="Table_20_Contents">
      <style:paragraph-properties fo:text-align="start" style:justify-single-word="false"/>
      <style:text-properties style:font-name="Courier New" fo:font-size="8pt" fo:font-style="italic" officeooo:paragraph-rsid="00399a17" style:font-size-asian="8pt" style:font-style-asian="italic" style:font-size-complex="8pt" style:font-style-complex="italic"/>
    </style:style>
    <style:style style:name="P38" style:family="paragraph" style:parent-style-name="Table_20_Contents">
      <style:paragraph-properties fo:text-align="start" style:justify-single-word="false"/>
      <style:text-properties style:font-name="Courier New" fo:font-size="8pt" fo:font-style="italic" officeooo:rsid="00279780" officeooo:paragraph-rsid="00399a17" style:font-size-asian="8pt" style:font-style-asian="italic" style:font-size-complex="8pt" style:font-style-complex="italic"/>
    </style:style>
    <style:style style:name="P39" style:family="paragraph" style:parent-style-name="Table_20_Contents">
      <style:paragraph-properties fo:text-align="start" style:justify-single-word="false"/>
      <style:text-properties style:font-name="Courier New" fo:font-size="8pt" fo:font-style="normal" officeooo:paragraph-rsid="00399a17" style:font-size-asian="8pt" style:font-style-asian="normal" style:font-size-complex="8pt" style:font-style-complex="normal"/>
    </style:style>
    <style:style style:name="P40" style:family="paragraph" style:parent-style-name="Table_20_Contents">
      <style:paragraph-properties fo:text-align="start" style:justify-single-word="false"/>
      <style:text-properties officeooo:paragraph-rsid="00399a17"/>
    </style:style>
    <style:style style:name="P41" style:family="paragraph" style:parent-style-name="Table_20_Contents">
      <style:paragraph-properties fo:text-align="start" style:justify-single-word="false"/>
      <style:text-properties fo:color="#000000" style:font-name="Courier New" fo:font-size="8pt" officeooo:paragraph-rsid="00399a17" style:font-size-asian="8pt" style:font-size-complex="8pt"/>
    </style:style>
    <style:style style:name="P42" style:family="paragraph" style:parent-style-name="Table_20_Contents">
      <style:paragraph-properties fo:text-align="start" style:justify-single-word="false"/>
      <style:text-properties fo:color="#000000" style:font-name="Courier New" fo:font-size="8pt" fo:font-style="normal" officeooo:paragraph-rsid="00399a17" style:font-size-asian="8pt" style:font-style-asian="normal" style:font-size-complex="8pt" style:font-style-complex="normal"/>
    </style:style>
    <style:style style:name="P43" style:family="paragraph" style:parent-style-name="Table_20_Contents">
      <style:paragraph-properties fo:text-align="start" style:justify-single-word="false"/>
      <style:text-properties fo:color="#000000" style:font-name="Courier New" fo:font-size="8pt" fo:font-style="normal" officeooo:rsid="00279780" officeooo:paragraph-rsid="00399a17" style:font-size-asian="8pt" style:font-style-asian="normal" style:font-size-complex="8pt" style:font-style-complex="normal"/>
    </style:style>
    <style:style style:name="P44" style:family="paragraph" style:parent-style-name="Table_20_Contents">
      <style:paragraph-properties fo:text-align="start" style:justify-single-word="false"/>
      <style:text-properties fo:font-variant="normal" fo:text-transform="none" fo:color="#000000" style:font-name="Courier New" fo:font-size="8pt" fo:letter-spacing="normal" officeooo:paragraph-rsid="00399a17" style:font-size-asian="8pt" style:font-size-complex="8pt"/>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399a17" fo:background-color="transparent"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officeooo:paragraph-rsid="00399a17"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officeooo:rsid="0028244f" officeooo:paragraph-rsid="00399a17" fo:background-color="transparent" style:language-asian="zxx" style:country-asian="none" style:language-complex="zxx" style:country-complex="none"/>
    </style:style>
    <style:style style:name="P52" style:family="paragraph" style:parent-style-name="Text_20_body">
      <style:text-properties fo:language="ca" fo:country="ES" officeooo:paragraph-rsid="00399a17" fo:background-color="transparent" style:language-asian="zxx" style:country-asian="none" style:language-complex="zxx" style:country-complex="none"/>
    </style:style>
    <style:style style:name="P53"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4"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5" style:family="paragraph" style:parent-style-name="Text_20_body">
      <style:paragraph-properties fo:text-align="start" style:justify-single-word="false"/>
      <style:text-properties fo:language="ca" fo:country="ES" officeooo:paragraph-rsid="00399a17" fo:background-color="#ffff00"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officeooo:paragraph-rsid="00399a17" fo:background-color="#ffff66" style:language-asian="zxx" style:country-asian="none" style:language-complex="zxx" style:country-complex="none"/>
    </style:style>
    <style:style style:name="P57" style:family="paragraph" style:parent-style-name="Text_20_body">
      <style:text-properties fo:background-color="#ffff00"/>
    </style:style>
    <style:style style:name="P58" style:family="paragraph" style:parent-style-name="Text_20_body">
      <style:paragraph-properties fo:text-align="center" style:justify-single-word="false"/>
      <style:text-properties fo:background-color="#ffff00"/>
    </style:style>
    <style:style style:name="P59" style:family="paragraph" style:parent-style-name="Text_20_body">
      <style:paragraph-properties fo:text-align="center" style:justify-single-word="false"/>
    </style:style>
    <style:style style:name="P60" style:family="paragraph" style:parent-style-name="Text_20_body">
      <style:text-properties fo:background-color="transparent"/>
    </style:style>
    <style:style style:name="P61" style:family="paragraph" style:parent-style-name="Text_20_body">
      <style:paragraph-properties fo:text-align="justify" style:justify-single-word="false"/>
      <style:text-properties officeooo:paragraph-rsid="00399a17" fo:background-color="transparent"/>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fo:font-style="normal" fo:font-weight="bold" style:font-style-asian="normal" style:font-weight-asian="bold" style:font-style-complex="normal" style:font-weight-complex="bold"/>
    </style:style>
    <style:style style:name="P64" style:family="paragraph" style:parent-style-name="Text_20_body">
      <style:text-properties fo:font-style="normal" fo:background-color="#ffff00" style:font-style-asian="normal" style:font-style-complex="normal"/>
    </style:style>
    <style:style style:name="P65" style:family="paragraph" style:parent-style-name="Text_20_body">
      <style:paragraph-properties fo:text-align="justify" style:justify-single-word="false"/>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bold" fo:background-color="transparent" style:font-weight-asian="bold" style:font-weight-complex="bold"/>
    </style:style>
    <style:style style:name="P68" style:family="paragraph" style:parent-style-name="Text_20_body">
      <style:text-properties fo:font-size="7pt" style:font-size-asian="7pt" style:font-size-complex="7pt"/>
    </style:style>
    <style:style style:name="P69" style:family="paragraph" style:parent-style-name="Text_20_body">
      <style:text-properties fo:font-size="6pt" style:font-size-asian="6pt" style:font-size-complex="6pt"/>
    </style:style>
    <style:style style:name="P70" style:family="paragraph" style:parent-style-name="Text_20_body">
      <style:paragraph-properties fo:text-align="start" style:justify-single-word="false"/>
      <style:text-properties fo:font-size="6pt" style:font-size-asian="6pt" style:font-size-complex="6pt"/>
    </style:style>
    <style:style style:name="P71" style:family="paragraph" style:parent-style-name="Text_20_body">
      <style:paragraph-properties fo:text-align="center" style:justify-single-word="false"/>
      <style:text-properties fo:font-style="italic" fo:background-color="#ffff00" style:font-style-asian="italic" style:font-style-complex="italic"/>
    </style:style>
    <style:style style:name="P72"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3" style:family="paragraph" style:parent-style-name="Text_20_body">
      <style:paragraph-properties fo:text-align="center" style:justify-single-word="false"/>
      <style:text-properties fo:font-style="italic" style:font-style-asian="italic" style:font-style-complex="italic"/>
    </style:style>
    <style:style style:name="P74" style:family="paragraph" style:parent-style-name="Text_20_body">
      <style:text-properties style:use-window-font-color="true" fo:background-color="transparent"/>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start" style:justify-single-word="false"/>
      <style:text-properties officeooo:paragraph-rsid="0030b4c0"/>
    </style:style>
    <style:style style:name="P77" style:family="paragraph" style:parent-style-name="Text_20_body">
      <style:text-properties officeooo:paragraph-rsid="002f7d7b"/>
    </style:style>
    <style:style style:name="P78" style:family="paragraph" style:parent-style-name="Text_20_body">
      <style:paragraph-properties fo:text-align="justify" style:justify-single-word="false"/>
      <style:text-properties style:font-name="Courier New" fo:font-size="8pt" fo:font-style="normal" officeooo:paragraph-rsid="00399a17" style:font-size-asian="8pt" style:font-style-asian="normal" style:font-size-complex="8pt" style:font-style-complex="normal"/>
    </style:style>
    <style:style style:name="P79" style:family="paragraph" style:parent-style-name="Text_20_body">
      <style:text-properties officeooo:paragraph-rsid="00399a17"/>
    </style:style>
    <style:style style:name="P80" style:family="paragraph" style:parent-style-name="Subtitle">
      <style:paragraph-properties fo:text-align="center" style:justify-single-word="false"/>
    </style:style>
    <style:style style:name="P81" style:family="paragraph" style:parent-style-name="Title">
      <style:paragraph-properties fo:text-align="center" style:justify-single-word="false"/>
    </style:style>
    <style:style style:name="P82" style:family="paragraph" style:parent-style-name="Illustration">
      <style:paragraph-properties fo:text-align="center" style:justify-single-word="false"/>
    </style:style>
    <style:style style:name="P83" style:family="paragraph" style:parent-style-name="Illustration">
      <style:paragraph-properties fo:text-align="center" style:justify-single-word="false"/>
      <style:text-properties officeooo:paragraph-rsid="002f7d7b"/>
    </style:style>
    <style:style style:name="P84" style:family="paragraph" style:parent-style-name="Illustration">
      <style:paragraph-properties fo:text-align="center" style:justify-single-word="false"/>
      <style:text-properties fo:font-size="10pt" fo:background-color="transparent" style:font-size-asian="10pt" style:font-size-complex="10pt"/>
    </style:style>
    <style:style style:name="P85" style:family="paragraph" style:parent-style-name="Illustration">
      <style:paragraph-properties fo:text-align="center" style:justify-single-word="false"/>
      <style:text-properties fo:font-size="6pt" style:font-size-asian="6pt" style:font-size-complex="6pt"/>
    </style:style>
    <style:style style:name="P86"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87" style:family="paragraph" style:parent-style-name="Illustration">
      <style:paragraph-properties fo:text-align="justify" style:justify-single-word="false"/>
      <style:text-properties fo:font-style="normal" style:font-style-asian="normal" style:font-style-complex="normal"/>
    </style:style>
    <style:style style:name="P88" style:family="paragraph" style:parent-style-name="Illustration">
      <style:paragraph-properties fo:text-align="center" style:justify-single-word="false"/>
      <style:text-properties fo:font-size="2pt" style:font-size-asian="2pt" style:font-size-complex="2pt"/>
    </style:style>
    <style:style style:name="P89" style:family="paragraph" style:parent-style-name="Illustration">
      <style:paragraph-properties fo:text-align="center" style:justify-single-word="false"/>
      <style:text-properties fo:font-size="2pt" fo:background-color="transparent" style:font-size-asian="2pt" style:font-size-complex="2pt"/>
    </style:style>
    <style:style style:name="P90" style:family="paragraph" style:parent-style-name="Illustration">
      <style:paragraph-properties fo:text-align="center" style:justify-single-word="false"/>
      <style:text-properties fo:font-size="2pt" style:font-size-asian="1.75pt" style:font-size-complex="2pt"/>
    </style:style>
    <style:style style:name="P9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92"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9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99a17" fo:background-color="transparent" style:font-size-asian="10pt" style:language-asian="zxx" style:country-asian="none" style:font-size-complex="10pt" style:language-complex="zxx" style:country-complex="none"/>
    </style:style>
    <style:style style:name="P9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Heading_20_2">
      <style:text-properties fo:font-size="6pt" style:font-size-asian="6pt" style:font-size-complex="6pt"/>
    </style:style>
    <style:style style:name="P96" style:family="paragraph" style:parent-style-name="Heading_20_2">
      <style:paragraph-properties fo:margin-left="0.023cm" fo:margin-right="0cm" fo:text-indent="0cm" style:auto-text-indent="false"/>
    </style:style>
    <style:style style:name="P97"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98" style:family="paragraph" style:parent-style-name="Table_20_Contents">
      <style:text-properties style:font-name="Arial1" fo:font-size="11pt" fo:font-style="italic" fo:font-weight="bold" officeooo:paragraph-rsid="0039aa1a" style:font-style-asian="italic" style:font-weight-asian="bold" style:font-style-complex="italic" style:font-weight-complex="bold"/>
    </style:style>
    <style:style style:name="P99" style:family="paragraph" style:parent-style-name="Table_20_Contents">
      <style:paragraph-properties fo:text-align="start" style:justify-single-word="false"/>
      <style:text-properties fo:language="zxx" fo:country="none" officeooo:paragraph-rsid="0039aa1a" style:language-asian="zxx" style:country-asian="none" style:language-complex="zxx" style:country-complex="none"/>
    </style:style>
    <style:style style:name="P100" style:family="paragraph" style:parent-style-name="Table_20_Contents">
      <style:paragraph-properties fo:text-align="start" style:justify-single-word="false"/>
      <style:text-properties fo:language="zxx" fo:country="none" officeooo:rsid="000ad6ed" officeooo:paragraph-rsid="0039aa1a" style:language-asian="zxx" style:country-asian="none" style:language-complex="zxx" style:country-complex="none"/>
    </style:style>
    <style:style style:name="P101" style:family="paragraph" style:parent-style-name="Table_20_Contents">
      <style:paragraph-properties fo:text-align="start" style:justify-single-word="false"/>
      <style:text-properties fo:color="#000000" style:font-name="Arial1" fo:font-size="11pt" fo:language="zxx" fo:country="none" officeooo:paragraph-rsid="0039aa1a" style:language-asian="zxx" style:country-asian="none" style:language-complex="zxx" style:country-complex="none"/>
    </style:style>
    <style:style style:name="P102" style:family="paragraph" style:parent-style-name="Table_20_Contents">
      <style:paragraph-properties fo:text-align="start" style:justify-single-word="false"/>
      <style:text-properties fo:color="#000000" style:font-name="Arial1" fo:font-size="11pt" fo:language="zxx" fo:country="none" officeooo:rsid="000ad6ed" officeooo:paragraph-rsid="0039aa1a" style:language-asian="zxx" style:country-asian="none" style:language-complex="zxx" style:country-complex="none"/>
    </style:style>
    <style:style style:name="P10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paragraph-rsid="0039aa1a" style:language-asian="zxx" style:country-asian="none" style:language-complex="zxx" style:country-complex="non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Standard" style:master-page-name="First_20_Page">
      <style:paragraph-properties fo:text-align="end" style:justify-single-word="false" style:page-number="auto"/>
      <style:text-properties style:font-name="Arial"/>
    </style:style>
    <style:style style:name="P106" style:family="paragraph" style:parent-style-name="Standard" style:list-style-name="L3">
      <style:paragraph-properties fo:text-align="justify" style:justify-single-word="false"/>
    </style:style>
    <style:style style:name="P107" style:family="paragraph" style:parent-style-name="Standard" style:list-style-name="L5">
      <style:paragraph-properties fo:text-align="justify" style:justify-single-word="false"/>
    </style:style>
    <style:style style:name="P10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10"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11"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12"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13"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14" style:family="paragraph" style:parent-style-name="Heading_20_1">
      <style:paragraph-properties fo:break-before="page"/>
    </style:style>
    <style:style style:name="P115" style:family="paragraph" style:parent-style-name="Heading_20_1">
      <style:paragraph-properties fo:margin-left="0.132cm" fo:margin-right="0cm" fo:text-indent="0cm" style:auto-text-indent="false" fo:break-before="page"/>
    </style:style>
    <style:style style:name="P116" style:family="paragraph" style:parent-style-name="Heading_20_4">
      <style:text-properties officeooo:paragraph-rsid="00399a17"/>
    </style:style>
    <style:style style:name="P117" style:family="paragraph" style:parent-style-name="Heading_20_4">
      <style:paragraph-properties fo:margin-top="0.423cm" fo:margin-bottom="0.212cm" loext:contextual-spacing="false" fo:keep-with-next="always"/>
      <style:text-properties style:font-name="Arial" fo:language="ca" fo:country="ES" officeooo:paragraph-rsid="00399a17" fo:background-color="transparent" style:font-name-asian="MS Mincho" style:language-asian="zxx" style:country-asian="none" style:font-name-complex="Tahoma" style:language-complex="zxx" style:country-complex="none"/>
    </style:style>
    <style:style style:name="P118" style:family="paragraph" style:parent-style-name="Heading_20_3">
      <style:paragraph-properties fo:text-align="justify" style:justify-single-word="false"/>
    </style:style>
    <style:style style:name="P119" style:family="paragraph" style:parent-style-name="Heading_20_3">
      <style:paragraph-properties fo:text-align="start" style:justify-single-word="false"/>
      <style:text-properties fo:language="ca" fo:country="ES" officeooo:paragraph-rsid="00399a17" fo:background-color="transparent" style:language-asian="zxx" style:country-asian="none" style:language-complex="zxx" style:country-complex="none"/>
    </style:style>
    <style:style style:name="P120" style:family="paragraph" style:parent-style-name="Heading_20_3">
      <style:text-properties officeooo:paragraph-rsid="00399a17"/>
    </style:style>
    <style:style style:name="P121"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22" style:family="paragraph" style:parent-style-name="Heading_20_3">
      <style:paragraph-properties fo:margin-top="0.423cm" fo:margin-bottom="0.212cm" loext:contextual-spacing="false" fo:keep-with-next="always"/>
      <style:text-properties style:font-name="Arial" officeooo:paragraph-rsid="002f7d7b" style:font-name-asian="MS Mincho" style:font-name-complex="Tahoma"/>
    </style:style>
    <style:style style:name="P123" style:family="paragraph" style:parent-style-name="Heading_20_3">
      <style:paragraph-properties fo:margin-top="0.423cm" fo:margin-bottom="0.212cm" loext:contextual-spacing="false"/>
      <style:text-properties style:font-name="Arial" style:font-name-asian="MS Mincho" style:font-name-complex="Tahoma"/>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Illustration_20_Index_20_Heading">
      <style:paragraph-properties fo:break-before="page"/>
    </style:style>
    <style:style style:name="P127" style:family="paragraph" style:parent-style-name="Illustration_20_Index_20_1">
      <style:paragraph-properties>
        <style:tab-stops>
          <style:tab-stop style:position="17cm" style:type="right" style:leader-style="dotted" style:leader-text="."/>
        </style:tab-stops>
      </style:paragraph-properties>
    </style:style>
    <style:style style:name="P128" style:family="paragraph" style:parent-style-name="Text_20_body" style:list-style-name="L1"/>
    <style:style style:name="P129" style:family="paragraph" style:parent-style-name="Text_20_body" style:list-style-name="L2"/>
    <style:style style:name="P130" style:family="paragraph" style:parent-style-name="Text_20_body" style:list-style-name="L4"/>
    <style:style style:name="P13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32" style:family="paragraph" style:parent-style-name="Text_20_body" style:list-style-name="L10">
      <style:paragraph-properties fo:text-align="justify" style:justify-single-word="false"/>
      <style:text-properties fo:language="ca" fo:country="ES" officeooo:paragraph-rsid="00399a17" fo:background-color="transparent" style:language-asian="zxx" style:country-asian="none" style:language-complex="zxx" style:country-complex="none"/>
    </style:style>
    <style:style style:name="P133" style:family="paragraph" style:parent-style-name="Text_20_body">
      <style:paragraph-properties fo:text-align="start" style:justify-single-word="false"/>
      <style:text-properties fo:language="ca" fo:country="ES" officeooo:paragraph-rsid="0039aa1a" style:language-asian="zxx" style:country-asian="none" style:language-complex="zxx" style:country-complex="none"/>
    </style:style>
    <style:style style:name="P134" style:family="paragraph" style:parent-style-name="Text_20_body">
      <style:paragraph-properties fo:text-align="justify" style:justify-single-word="false"/>
      <style:text-properties fo:language="ca" fo:country="ES" officeooo:paragraph-rsid="0039aa1a" style:language-asian="zxx" style:country-asian="none" style:language-complex="zxx" style:country-complex="none"/>
    </style:style>
    <style:style style:name="P135" style:family="paragraph" style:parent-style-name="Text_20_body" style:list-style-name="L7"/>
    <style:style style:name="P136" style:family="paragraph" style:parent-style-name="Text_20_body" style:list-style-name="L7">
      <style:text-properties fo:font-style="normal" style:font-style-asian="normal" style:font-style-complex="normal"/>
    </style:style>
    <style:style style:name="P137" style:family="paragraph" style:parent-style-name="Text_20_body" style:list-style-name="L8">
      <style:text-properties fo:background-color="transparent"/>
    </style:style>
    <style:style style:name="P138" style:family="paragraph" style:parent-style-name="Text_20_body" style:list-style-name="L9"/>
    <style:style style:name="P139" style:family="paragraph" style:parent-style-name="Text_20_body" style:list-style-name="L9">
      <style:text-properties style:use-window-font-color="true" fo:background-color="transparent"/>
    </style:style>
    <style:style style:name="P140" style:family="paragraph" style:parent-style-name="Text_20_body" style:list-style-name="L10">
      <style:paragraph-properties fo:text-align="justify" style:justify-single-word="false"/>
      <style:text-properties officeooo:paragraph-rsid="00399a17"/>
    </style:style>
    <style:style style:name="P141" style:family="paragraph" style:parent-style-name="Text_20_body" style:list-style-name="L15">
      <style:paragraph-properties fo:text-align="justify" style:justify-single-word="false"/>
    </style:style>
    <style:style style:name="P142" style:family="paragraph" style:parent-style-name="Text_20_body" style:list-style-name="L11"/>
    <style:style style:name="P143" style:family="paragraph" style:parent-style-name="Text_20_body" style:list-style-name="L12"/>
    <style:style style:name="P144" style:family="paragraph" style:parent-style-name="Text_20_body" style:list-style-name="L13"/>
    <style:style style:name="P145" style:family="paragraph" style:parent-style-name="Text_20_body" style:list-style-name="L14"/>
    <style:style style:name="P146" style:family="paragraph" style:parent-style-name="Text_20_body" style:list-style-name="L15"/>
    <style:style style:name="P147" style:family="paragraph" style:parent-style-name="Text_20_body" style:list-style-name="L16"/>
    <style:style style:name="P148" style:family="paragraph" style:parent-style-name="Text_20_body" style:list-style-name="L17"/>
    <style:style style:name="P149" style:family="paragraph" style:parent-style-name="Text_20_body" style:list-style-name="L18"/>
    <style:style style:name="P150" style:family="paragraph" style:parent-style-name="Text_20_body" style:list-style-name="L19">
      <style:paragraph-properties fo:text-align="start" style:justify-single-word="false"/>
    </style:style>
    <style:style style:name="P151" style:family="paragraph" style:parent-style-name="Text_20_body" style:list-style-name="L19">
      <style:paragraph-properties fo:text-align="start" style:justify-single-word="false"/>
      <style:text-properties officeooo:paragraph-rsid="002f7d7b"/>
    </style:style>
    <style:style style:name="P1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0fa6f" style:font-weight-asian="bold" style:font-weight-complex="bold"/>
    </style:style>
    <style:style style:name="T3" style:family="text">
      <style:text-properties fo:font-weight="bold" officeooo:rsid="0021137a" style:font-weight-asian="bold" style:font-weight-complex="bold"/>
    </style:style>
    <style:style style:name="T4" style:family="text">
      <style:text-properties fo:font-weight="bold" officeooo:rsid="0028e17c" style:font-weight-asian="bold" style:font-weight-complex="bold"/>
    </style:style>
    <style:style style:name="T5" style:family="text">
      <style:text-properties fo:font-weight="bold" officeooo:rsid="002acff2"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ad6ed" style:font-style-asian="italic" style:font-style-complex="italic"/>
    </style:style>
    <style:style style:name="T8" style:family="text">
      <style:text-properties fo:language="ca" fo:country="ES" fo:background-color="transparent" loext:char-shading-value="0" style:language-asian="zxx" style:country-asian="none" style:language-complex="zxx" style:country-complex="none"/>
    </style:style>
    <style:style style:name="T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0"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1" style:family="text">
      <style:text-properties fo:language="ca" fo:country="ES" style:language-asian="zxx" style:country-asian="none" style:language-complex="zxx" style:country-complex="none"/>
    </style:style>
    <style:style style:name="T12" style:family="text">
      <style:text-properties fo:font-weight="normal" style:font-weight-asian="normal" style:font-weight-complex="normal"/>
    </style:style>
    <style:style style:name="T13" style:family="text">
      <style:text-properties officeooo:rsid="001e8cbb"/>
    </style:style>
    <style:style style:name="T14" style:family="text">
      <style:text-properties officeooo:rsid="0023d4a2"/>
    </style:style>
    <style:style style:name="T15" style:family="text">
      <style:text-properties officeooo:rsid="00261c24"/>
    </style:style>
    <style:style style:name="T16" style:family="text">
      <style:text-properties officeooo:rsid="002acff2"/>
    </style:style>
    <style:style style:name="T17" style:family="text">
      <style:text-properties officeooo:rsid="002b3fff"/>
    </style:style>
    <style:style style:name="T18" style:family="text">
      <style:text-properties officeooo:rsid="002d8c93"/>
    </style:style>
    <style:style style:name="T19" style:family="text">
      <style:text-properties officeooo:rsid="002e95be"/>
    </style:style>
    <style:style style:name="T20" style:family="text">
      <style:text-properties officeooo:rsid="002f7d7b"/>
    </style:style>
    <style:style style:name="T21" style:family="text">
      <style:text-properties officeooo:rsid="0032d251"/>
    </style:style>
    <style:style style:name="T22" style:family="text">
      <style:text-properties officeooo:rsid="0034c87d"/>
    </style:style>
    <style:style style:name="T23" style:family="text">
      <style:text-properties officeooo:rsid="00390b3c"/>
    </style:style>
    <style:style style:name="T24" style:family="text">
      <style:text-properties officeooo:rsid="00399a17"/>
    </style:style>
    <style:style style:name="T25" style:family="text">
      <style:text-properties style:font-name="Courier New" fo:font-size="8pt" style:font-size-asian="8pt" style:font-size-complex="8pt"/>
    </style:style>
    <style:style style:name="T26" style:family="text">
      <style:text-properties style:font-name="Courier New" fo:font-size="8pt" fo:font-weight="normal" style:font-size-asian="8pt" style:font-weight-asian="normal" style:font-size-complex="8pt" style:font-weight-complex="normal"/>
    </style:style>
    <style:style style:name="T27" style:family="text">
      <style:text-properties fo:color="#000000"/>
    </style:style>
    <style:style style:name="T28" style:family="text">
      <style:text-properties fo:color="#000000" style:font-name="Courier New" fo:font-size="8pt" style:font-size-asian="8pt" style:font-size-complex="8pt"/>
    </style:style>
    <style:style style:name="T29" style:family="text">
      <style:text-properties fo:color="#000000" style:font-name="Courier New" fo:font-size="8pt" fo:font-style="normal" officeooo:rsid="00279780" style:font-size-asian="8pt" style:font-style-asian="normal" style:font-size-complex="8pt" style:font-style-complex="normal"/>
    </style:style>
    <style:style style:name="T30" style:family="text">
      <style:text-properties fo:color="#000000" fo:font-style="italic" style:font-style-asian="italic" style:font-style-complex="italic"/>
    </style:style>
    <style:style style:name="T31" style:family="text">
      <style:text-properties fo:color="#000000" fo:font-style="italic" fo:font-weight="normal" style:font-style-asian="italic" style:font-weight-asian="normal" style:font-style-complex="italic" style:font-weight-complex="normal"/>
    </style:style>
    <style:style style:name="T32" style:family="text">
      <style:text-properties fo:font-variant="normal" fo:text-transform="none" fo:color="#000000" style:font-name="Courier New" fo:font-size="8pt" fo:letter-spacing="normal" fo:font-style="normal" fo:font-weight="normal" style:font-size-asian="8pt" style:font-size-complex="8pt"/>
    </style:style>
    <style:style style:name="T33" style:family="text">
      <style:text-properties fo:font-variant="normal" fo:text-transform="none" fo:color="#000000" style:font-name="Courier New" fo:font-size="8pt" fo:letter-spacing="normal" style:font-size-asian="8pt" style:font-size-complex="8pt"/>
    </style:style>
    <style:style style:name="T34" style:family="text">
      <style:text-properties fo:font-variant="normal" fo:text-transform="none" fo:color="#000000" fo:letter-spacing="normal"/>
    </style:style>
    <style:style style:name="T35" style:family="text">
      <style:text-properties fo:font-variant="normal" fo:text-transform="none" fo:color="#000000" fo:letter-spacing="normal" fo:font-style="normal" fo:font-weight="normal"/>
    </style:style>
    <style:style style:name="T36"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8"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9" style:family="text">
      <style:text-properties fo:font-variant="normal" fo:text-transform="none" fo:letter-spacing="normal" fo:font-weight="normal"/>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fo:letter-spacing="normal" fo:font-style="normal" fo:font-weight="normal" officeooo:rsid="0039aa1a"/>
    </style:style>
    <style:style style:name="T42" style:family="text">
      <style:text-properties fo:font-variant="normal" fo:text-transform="none" fo:color="#24292e" style:font-name="SFMono-Regular" fo:font-size="9pt" fo:letter-spacing="normal" fo:font-style="normal" fo:font-weight="normal"/>
    </style:style>
    <style:style style:name="T43" style:family="text">
      <style:text-properties fo:font-style="normal" style:font-style-asian="normal" style:font-style-complex="normal"/>
    </style:style>
    <style:style style:name="T44" style:family="text">
      <style:text-properties fo:font-style="normal" officeooo:rsid="00220074" style:font-style-asian="normal" style:font-style-complex="normal"/>
    </style:style>
    <style:style style:name="T45" style:family="text">
      <style:text-properties officeooo:rsid="00220074"/>
    </style:style>
    <style:style style:name="T46" style:family="text">
      <style:text-properties officeooo:rsid="0022eef4"/>
    </style:style>
    <style:style style:name="T47" style:family="text">
      <style:text-properties officeooo:rsid="0024b515"/>
    </style:style>
    <style:style style:name="T48" style:family="text">
      <style:text-properties officeooo:rsid="00279780"/>
    </style:style>
    <style:style style:name="T49" style:family="text">
      <style:text-properties officeooo:rsid="000ad6ed"/>
    </style:style>
    <style:style style:name="T50" style:family="text">
      <style:text-properties officeooo:rsid="0039aa1a"/>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4"/>
      <text:p text:style-name="P4"/>
      <text:p text:style-name="P4"/>
      <text:p text:style-name="P6"><draw:frame draw:style-name="fr4" draw:name="gráficos2" text:anchor-type="paragraph" svg:width="6.348cm" svg:height="1.693cm" draw:z-index="165"><draw:image xlink:href="Pictures/10000201000000B400000030D3B2775B2CC6FB74.png" xlink:type="simple" xlink:show="embed" xlink:actuate="onLoad"/></draw:frame></text:p>
      <text:p text:style-name="P4"/>
      <text:p text:style-name="P4"/>
      <text:p text:style-name="P4"/>
      <text:p text:style-name="P4"/>
      <text:p text:style-name="P81">Manual d'Usuari Administrador d'Entitat</text:p>
      <text:p text:style-name="P81">de</text:p>
      <text:p text:style-name="P81"><text:s/>RegWeb3</text:p>
      <text:p text:style-name="P80">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4" draw:name="gráficos3" text:anchor-type="paragraph" svg:width="4.84cm" svg:height="3.679cm" draw:z-index="202"><draw:image xlink:href="Pictures/10000201000002DD0000022D10A4445513A6DB15.pn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3" draw:name="gráficos4" text:anchor-type="as-char" svg:width="4.791cm" svg:height="3.679cm" draw:z-index="220"><draw:image xlink:href="Pictures/10000201000002D60000022D4DC18B2E9E2C724A.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7">Manual d'Usuari <text:s/>administrador d'entitat de RegWeb3</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7">Marilén González del Amo</text:p>
          </table:table-cell>
          <table:covered-table-cell/>
          <table:covered-table-cell/>
        </table:table-row>
        <table:table-row table:style-name="Tabla3.8">
          <table:table-cell table:style-name="Tabla3.A3" office:value-type="string" table:protected="true">
            <text:p text:style-name="P28">Creat:</text:p>
          </table:table-cell>
          <table:table-cell table:style-name="Tabla3.B8" table:number-columns-spanned="3" office:value-type="date" office:date-value="2015-01-13">
            <text:p text:style-name="P17">13/01/15</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4" table:number-columns-spanned="3" office:value-type="string">
            <text:p text:style-name="P17"/>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7"><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21">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1">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17">
          <table:table-cell table:style-name="Tabla3.B4" table:number-columns-spanned="2" office:value-type="string">
            <text:p text:style-name="P21">Actualitzats tots els apartats per canviar colors d'imatges i actualitzacions de versions.</text:p>
            <text:p text:style-name="P21">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18">
          <table:table-cell table:style-name="Tabla3.B4" table:number-columns-spanned="2" office:value-type="string">
            <text:p text:style-name="P22">Afegit Apartat: 3.2 – Plugins</text:p>
            <text:p text:style-name="P22">Actualitzats els apartats: 2.1.2 – Menús (Opcions); 3- Menú Administrador d'Entitat (Opcions); 3.1 – Configurar Entitat (Configuració -&gt; Scan); <text:span text:style-name="T17">3.10 – Consulta d’assentament LOPD</text:span></text:p>
          </table:table-cell>
          <table:covered-table-cell/>
          <table:table-cell table:style-name="Tabla3.B4" office:value-type="string">
            <text:p text:style-name="P19">J. Pernía</text:p>
          </table:table-cell>
          <table:table-cell table:style-name="Tabla3.B8" office:value-type="date" office:date-value="2017-08-02">
            <text:p text:style-name="P19"><text:span text:style-name="T13">02</text:span>/0<text:span text:style-name="T22">8</text:span>/17</text:p>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91"/>
      <text:p text:style-name="P1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4">1.- Introducció<text:tab/>6</text:p>
          <text:p text:style-name="P124">1.1.- Introducció General<text:tab/>6</text:p>
          <text:p text:style-name="P125">1.1.1.- Usuaris<text:tab/>6</text:p>
          <text:p text:style-name="P125">1.1.2.- Conceptes<text:tab/>6</text:p>
          <text:p text:style-name="P124">1.2.- Introducció Avançada<text:tab/>7</text:p>
          <text:p text:style-name="P125">1.2.1.- Usuaris-Aplicació<text:tab/>7</text:p>
          <text:p text:style-name="P104">2.- Aplicació Web<text:tab/>7</text:p>
          <text:p text:style-name="P124">2.1.- Distribució de la Pantalla<text:tab/>8</text:p>
          <text:p text:style-name="P125">2.1.1.- Capçalera<text:tab/>8</text:p>
          <text:p text:style-name="P125">2.1.2.- Menús<text:tab/>9</text:p>
          <text:p text:style-name="P125">2.1.3.- Contingut<text:tab/>10</text:p>
          <text:p text:style-name="P125">2.1.4.- Peu<text:tab/>11</text:p>
          <text:p text:style-name="P124">2.2.- Informació general sobre els Llistats<text:tab/>11</text:p>
          <text:p text:style-name="P104">3.- Menú Administrador d'Entitat (nom de l'entitat)<text:tab/>12</text:p>
          <text:p text:style-name="P124">3.1.- Configurar Entitat<text:tab/>12</text:p>
          <text:p text:style-name="P124">3.2.- Plugins<text:tab/>16</text:p>
          <text:p text:style-name="P125">3.2.1.- Plugin per generar Justificant<text:tab/>17</text:p>
          <text:p text:style-name="P125">3.2.2.- Plugin de PostProcés<text:tab/>19</text:p>
          <text:p text:style-name="P125">3.2.3.- Plugin de Distribució<text:tab/>20</text:p>
          <text:p text:style-name="P125">3.2.4.- Plugin de Firma en servidor<text:tab/>20</text:p>
          <text:p text:style-name="P125">3.2.5.- Plugin per definir l'Escàner<text:tab/>22</text:p>
          <text:p text:style-name="P124">3.3.- Propietats globals<text:tab/>25</text:p>
          <text:p text:style-name="P124">3.4.- Organismes<text:tab/>28</text:p>
          <text:p text:style-name="P125">3.4.1.- Llista d'organismes:<text:tab/>28</text:p>
          <text:p text:style-name="P125">3.4.2.- Organigrama:<text:tab/>32</text:p>
          <text:p text:style-name="P125">3.4.3.- Reubicació de llibres dins l'organigrama:<text:tab/>32</text:p>
          <text:p text:style-name="P125">3.4.4.- Històric de sincronitzacions:<text:tab/>33</text:p>
          <text:p text:style-name="P124">3.5.- Gestió Usuaris<text:tab/>33</text:p>
          <text:p text:style-name="P124">3.6.- Gestió de Persones<text:tab/>36</text:p>
          <text:p text:style-name="P124">3.7.- Cerca persones duplicades<text:tab/>38</text:p>
          <text:p text:style-name="P124">3.8.- Estadístiques i Informes<text:tab/>39</text:p>
          <text:p text:style-name="P125">3.8.1.- Informe d'indicadors<text:tab/>39</text:p>
          <text:p text:style-name="P125">3.8.2.- Informe d'Indicadors per Oficina<text:tab/>41</text:p>
          <text:p text:style-name="P125">3.8.3.- Llibre de registres<text:tab/>42</text:p>
          <text:p text:style-name="P124">3.9.- Consulta d'usuari LOPD<text:tab/>44</text:p>
          <text:p text:style-name="P124">3.10.- Consulta d'assentament LOPD<text:tab/>45</text:p>
          <text:p text:style-name="P124">3.11.- Consulta registre migrat LOPD<text:tab/>47</text:p>
          <text:p text:style-name="P124">3.12.- Catàleg de dades<text:tab/>49</text:p>
          <text:p text:style-name="P125">3.12.1.- Gestió Tipus Documental<text:tab/>50</text:p>
          <text:p text:style-name="P125">3.12.2.- Gestió Tipus assumpte<text:tab/>51</text:p>
          <text:p text:style-name="P125">3.12.3.- Gestió Models d'ofici remissió<text:tab/>55</text:p>
          <text:p text:style-name="P124">3.13.- Manual Administrador d'Entitat<text:tab/>57</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26">Índex d' il·lustracions</text:p>
          </text:index-title>
          <text:p text:style-name="P127">Il·lustració 1: Pàgina Principal<text:tab/>7</text:p>
          <text:p text:style-name="P127">Il·lustració 2: Submenú d'usuari<text:tab/>8</text:p>
          <text:p text:style-name="P127">Il·lustració 3: Submenú de rol d'usuari<text:tab/>8</text:p>
          <text:p text:style-name="P127">Il·lustració 4: Submenú d'entitats administrades<text:tab/>9</text:p>
          <text:p text:style-name="P127">Il·lustració 5: Menú Administrador Entitat<text:tab/>9</text:p>
          <text:p text:style-name="P127">Il·lustració 6: Submenú Estadístiques i Informes<text:tab/>9</text:p>
          <text:p text:style-name="P127">Il·lustració 7: Submenú Organismes<text:tab/>10</text:p>
          <text:p text:style-name="P127">Il·lustració 8: Submenú Catàleg de Dades<text:tab/>10</text:p>
          <text:p text:style-name="P127">Il·lustració 9: Contingut<text:tab/>10</text:p>
          <text:p text:style-name="P127">Il·lustració 10: Peu<text:tab/>11</text:p>
          <text:p text:style-name="P127">Il·lustració 11: Llistat<text:tab/>11</text:p>
          <text:p text:style-name="P127">Il·lustració 12: Menú Administrador Entitat<text:tab/>12</text:p>
          <text:p text:style-name="P127">Il·lustració 13: Formulari de Dades<text:tab/>13</text:p>
          <text:p text:style-name="P127">Il·lustració 14: Formulari de Formats<text:tab/>14</text:p>
          <text:p text:style-name="P127">Il·lustració 15: Ajuda Format Segell<text:tab/>14</text:p>
          <text:p text:style-name="P127">Il·lustració 16: Ajuda Format Núm. Registre<text:tab/>14</text:p>
          <text:p text:style-name="P127">Il·lustració 17: Formulari Configuració Entitat<text:tab/>15</text:p>
          <text:p text:style-name="P127">Il·lustració 18: Llista de Plugins<text:tab/>16</text:p>
          <text:p text:style-name="P127">Il·lustració 19: Tipus de Plugins<text:tab/>16</text:p>
          <text:p text:style-name="P127">Il·lustració 20: Formulari d'alta de Plugin<text:tab/>17</text:p>
          <text:p text:style-name="P127">Il·lustració 21: Llista de Propietats globals<text:tab/>25</text:p>
          <text:p text:style-name="P127">Il·lustració 22: Tipus de Propietats globals<text:tab/>25</text:p>
          <text:p text:style-name="P127">Il·lustració 23: Formulari d'alta de Propietat global<text:tab/>26</text:p>
          <text:p text:style-name="P127">Il·lustració 24: Llistat de Propietats globals<text:tab/>26</text:p>
          <text:p text:style-name="P127">Il·lustració 25: Edició de Propietat global<text:tab/>27</text:p>
          <text:p text:style-name="P127">Il·lustració 26: Eliminació de Propietat global<text:tab/>27</text:p>
          <text:p text:style-name="P127">Il·lustració 27: Submenú d'Oficines i Organismes<text:tab/>28</text:p>
          <text:p text:style-name="P127">Il·lustració 28: Pantalla inicial d'Organigrama<text:tab/>28</text:p>
          <text:p text:style-name="P127">Il·lustració 29: Sincronització d'Organismes<text:tab/>28</text:p>
          <text:p text:style-name="P127">Il·lustració 30: Resultat de la sincronització d'Organismes<text:tab/>29</text:p>
          <text:p text:style-name="P127">Il·lustració 31: Llistat de llibres d'un organisme<text:tab/>29</text:p>
          <text:p text:style-name="P127">Il·lustració 32: Formulari d'alta de llibre<text:tab/>30</text:p>
          <text:p text:style-name="P127">Il·lustració 33: Alta de llibre<text:tab/>30</text:p>
          <text:p text:style-name="P127">Il·lustració 34: Permisos d'un usuari sobre un llibre<text:tab/>31</text:p>
          <text:p text:style-name="P127">Il·lustració 35: Edició d'un llibre<text:tab/>31</text:p>
          <text:p text:style-name="P127">Il·lustració 36: Oficines que donen servei a un Organisme<text:tab/>31</text:p>
          <text:p text:style-name="P127">Il·lustració 37: Arbre d'Entitat<text:tab/>32</text:p>
          <text:p text:style-name="P127">Il·lustració 38: Formulari de reubicació de llibres<text:tab/>33</text:p>
          <text:p text:style-name="P127">Il·lustració 39: Llistat de sincronitzacions d'organismes<text:tab/>33</text:p>
          <text:p text:style-name="P127">Il·lustració 40: Formulari de cerca d'usuaris d'entitat<text:tab/>34</text:p>
          <text:p text:style-name="P127">Il·lustració 41: Formulari per Introduir Usuari<text:tab/>34</text:p>
          <text:p text:style-name="P127">Il·lustració 42: Error de rol introduint usuari<text:tab/>34</text:p>
          <text:p text:style-name="P127">Il·lustració 43: Error de rol introduint usuari<text:tab/>35</text:p>
          <text:p text:style-name="P127">Il·lustració 44: Confirmació de creació d'usuari a l'entitat<text:tab/>35</text:p>
          <text:p text:style-name="P127">Il·lustració 45: Llistat d'usuaris d'entitat<text:tab/>35</text:p>
          <text:p text:style-name="P127">Il·lustració 46: Formulari Permisos-Usuari<text:tab/>36</text:p>
          <text:p text:style-name="P127">Il·lustració 47: Cerca de Persones<text:tab/>36</text:p>
          <text:p text:style-name="P127">Il·lustració 48: Formulari de Persona<text:tab/>37</text:p>
          <text:p text:style-name="P127">Il·lustració 49: Tipus de document<text:tab/>37</text:p>
          <text:p text:style-name="P127"><text:soft-page-break/>Il·lustració 50: Resultat de cerca de persones d'una entitat<text:tab/>38</text:p>
          <text:p text:style-name="P127">Il·lustració 51: Resultat de cerca de persones d'una entitat<text:tab/>38</text:p>
          <text:p text:style-name="P127">Il·lustració 52: Submenú d'Estadístiques i Informes<text:tab/>39</text:p>
          <text:p text:style-name="P127">Il·lustració 53: Criteris de classificació per Informe d'Indicadors<text:tab/>39</text:p>
          <text:p text:style-name="P127">Il·lustració 54: Informe d'Indicadors<text:tab/>41</text:p>
          <text:p text:style-name="P127">Il·lustració 55: Cerca d'Informe d'Indicadors per Oficina<text:tab/>42</text:p>
          <text:p text:style-name="P127">Il·lustració 56: Informe d'Indicadors per Oficina<text:tab/>42</text:p>
          <text:p text:style-name="P127">Il·lustració 57: Criteris de l'informe Llibre de registres<text:tab/>43</text:p>
          <text:p text:style-name="P127">Il·lustració 58: Informe llibre de Registres<text:tab/>44</text:p>
          <text:p text:style-name="P127">Il·lustració 59: Consulta d'usuari LOPD<text:tab/>44</text:p>
          <text:p text:style-name="P127">Il·lustració 60: Detall Consulta d'usuari LOPD<text:tab/>45</text:p>
          <text:p text:style-name="P127">Il·lustració 61: Consulta d'assentament LOPD<text:tab/>46</text:p>
          <text:p text:style-name="P127">Il·lustració 62: Resultat de cerca d'assentament LOPD<text:tab/>46</text:p>
          <text:p text:style-name="P127">Il·lustració 63: Detall d'una consulta assentament LOPD<text:tab/>47</text:p>
          <text:p text:style-name="P127">Il·lustració 64: Cercador de registres migrats<text:tab/>48</text:p>
          <text:p text:style-name="P127">Il·lustració 65: Llistat de registres migrats<text:tab/>48</text:p>
          <text:p text:style-name="P127">Il·lustració 66: Detall de consulta LOPD sobre Registre Migrat<text:tab/>49</text:p>
          <text:p text:style-name="P127">Il·lustració 67: Submenú de Catàleg de Dades<text:tab/>50</text:p>
          <text:p text:style-name="P127">Il·lustració 68: Llistat de Tipus Documental<text:tab/>50</text:p>
          <text:p text:style-name="P127">Il·lustració 69: Formulari de tipus documental<text:tab/>51</text:p>
          <text:p text:style-name="P127">Il·lustració 70: Introducció de Tipus Documental<text:tab/>51</text:p>
          <text:p text:style-name="P127">Il·lustració 71: Llistat de tipus assumpte<text:tab/>52</text:p>
          <text:p text:style-name="P127">Il·lustració 72: Formulari de Tipus d'Assumpte<text:tab/>52</text:p>
          <text:p text:style-name="P127">Il·lustració 73: Edició de Tipus d'Assumpte<text:tab/>53</text:p>
          <text:p text:style-name="P127">Il·lustració 74: Formulari de Codi d'Assumpte<text:tab/>54</text:p>
          <text:p text:style-name="P127">Il·lustració 75: Tipus d'Assumpte i Codi d'Assumpte<text:tab/>55</text:p>
          <text:p text:style-name="P127">Il·lustració 76: Llistat de Models d’ofici de remissió de l'entitat<text:tab/>55</text:p>
          <text:p text:style-name="P127">Il·lustració 77: Formulari d'un Model de Rebut<text:tab/>56</text:p>
          <text:p text:style-name="P127">Il·lustració 78: Edició d'un Model d’ofici de remissió<text:tab/>56</text:p>
          <text:p text:style-name="P127">Il·lustració 79: Ajuda Model de Rebut<text:tab/>57</text:p>
        </text:index-body>
      </text:illustration-index>
      <text:p text:style-name="Text_20_body"/>
      <text:p text:style-name="Text_20_body"/>
      <text:h text:style-name="P114"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615488560" text:style-name="L1">
        <text:list-item>
          <text:p text:style-name="P128"><text:span text:style-name="T1">Administrador</text:span>: és l'usuari que administra l'aplicació i que bàsicament gestiona usuaris, entitats i el catàleg de Dir3. El rol d'aplicació que li correspon és RWE_SUPERADMIN</text:p>
        </text:list-item>
        <text:list-item>
          <text:p text:style-name="P128"><text:span text:style-name="T1">Administrador d'Entitat</text:span>: administra totes les dades associades a una entitat. El rol d'aplicació que li correspon és RWE_ADMIN</text:p>
        </text:list-item>
        <text:list-item>
          <text:p text:style-name="P128"><text:span text:style-name="T1">Operador</text:span>: Realitza les tasques habituals d'una oficina de registre. El rol d'aplicació que li correspon és RWE_USUARI.</text:p>
        </text:list-item>
        <text:list-item>
          <text:p text:style-name="P128"><text:span text:style-name="T1">Operador (administrador d'oficina)</text:span> : És un sub-rol que té un usuari Operador. Li permetrà certes opcions que no tendrà un operador normal, per exemple visat d'assentaments.</text:p>
        </text:list-item>
      </text:list>
      <text:p text:style-name="P4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6">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6">Directorio Común</text:span><text:note text:id="ftn1" text:note-class="endnote"><text:note-citation>i</text:note-citation><text:note-body><text:p text:style-name="Footnote"><text:span text:style-name="T6">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6">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text:soft-page-break/>organisme. Un organisme pot tenir n llibres associats.</text:p>
      <text:h text:style-name="Heading_20_4" text:outline-level="4">Registre entrada i sortida</text:h>
      <text:p text:style-name="P47">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45"/>
      <text:h text:style-name="Heading_20_2" text:outline-level="2">Introducció Avançada</text:h>
      <text:p text:style-name="P8"><text:tab/></text:p>
      <text:h text:style-name="P118"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Heading_20_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221"><draw:text-box fo:min-height="4.424cm"><text:p text:style-name="P82"><draw:frame draw:style-name="fr5" draw:name="gráficos5" text:anchor-type="paragraph" svg:width="17cm" svg:height="4.069cm" draw:z-index="222"><draw:image xlink:href="Pictures/10000000000004E50000012C3AF5A4D039756DBC.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text:soft-page-break/>Distribució de la Pantalla</text:h>
      <text:p text:style-name="P8"/>
      <text:h text:style-name="Heading_20_3" text:outline-level="3">Capçalera</text:h>
      <text:p text:style-name="Text_20_body">La capçalera de RegWeb3 varia segons el perfil d'usuari.</text:p>
      <text:list xml:id="list3052155683" text:style-name="L2">
        <text:list-header>
          <text:p text:style-name="P129"/>
        </text:list-header>
      </text:list>
      <text:list xml:id="list2354290102" text:style-name="L3">
        <text:list-item>
          <text:p text:style-name="P106">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3">Logo de l'entitat</text:p>
          </table:table-cell>
          <table:table-cell table:style-name="Tabla1.A1" office:value-type="string">
            <text:p text:style-name="P33">Logo de </text:p>
            <text:p text:style-name="P33">l'aplicació</text:p>
            <text:p text:style-name="P33">RegWeb3</text:p>
          </table:table-cell>
          <table:table-cell table:style-name="Tabla1.A1" office:value-type="string">
            <text:p text:style-name="P34"/>
          </table:table-cell>
          <table:table-cell table:style-name="Tabla1.A1" office:value-type="string">
            <text:p text:style-name="P33">Nom de l'usuari</text:p>
          </table:table-cell>
          <table:table-cell table:style-name="Tabla1.A1" office:value-type="string">
            <text:p text:style-name="P33">Entitats administrades</text:p>
          </table:table-cell>
          <table:table-cell table:style-name="Tabla1.A1" office:value-type="string">
            <text:p text:style-name="P33">Rol de l'usuari</text:p>
          </table:table-cell>
        </table:table-row>
        <table:table-row>
          <table:table-cell table:style-name="Tabla1.A3" table:number-columns-spanned="6" office:value-type="string">
            <text:p text:style-name="P31"><draw:frame draw:style-name="fr4" draw:name="gráficos7" text:anchor-type="paragraph" svg:width="16.806cm" svg:height="1.249cm" draw:z-index="166"><draw:image xlink:href="Pictures/10000000000004E30000005D2FDA661CF8864B0A.bmp" xlink:type="simple" xlink:show="embed" xlink:actuate="onLoad"/></draw:frame></text:p>
          </table:table-cell>
          <table:covered-table-cell/>
          <table:covered-table-cell/>
          <table:covered-table-cell/>
          <table:covered-table-cell/>
          <table:covered-table-cell/>
        </table:table-row>
        <table:table-row>
          <table:table-cell table:style-name="Tabla1.A3" table:number-columns-spanned="6" office:value-type="string">
            <text:p text:style-name="P33"><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82"><draw:frame draw:style-name="fr4" draw:name="gráficos8" text:anchor-type="paragraph" svg:width="6.826cm" svg:height="2.54cm" draw:z-index="167"><draw:image xlink:href="Pictures/1000000000000102000000602AF822AE0D546926.bmp" xlink:type="simple" xlink:show="embed" xlink:actuate="onLoad"/></draw:frame>Il·lustració <text:sequence text:ref-name="refIllustration1" text:name="Illustration" text:formula="ooow:Illustration+1" style:num-format="1">2</text:sequence>: Submenú d'usuari</text:p>
      <text:p text:style-name="P82"/>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82"><draw:frame draw:style-name="fr4" draw:name="gráficos10" text:anchor-type="paragraph" svg:width="7.618cm" svg:height="2.752cm" draw:z-index="168"><draw:image xlink:href="Pictures/1000000000000120000000687C3B70BEAF14E139.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82"><draw:frame draw:style-name="fr4" draw:name="gráficos65" text:anchor-type="paragraph" svg:width="13.73cm" svg:height="2.461cm" draw:z-index="169"><draw:image xlink:href="Pictures/10000000000002070000005DFD80BAADAE714D8C.bmp" xlink:type="simple" xlink:show="embed" xlink:actuate="onLoad"/></draw:frame><text:soft-page-break/>Il·lustració <text:sequence text:ref-name="refIllustration3" text:name="Illustration" text:formula="ooow:Illustration+1" style:num-format="1">4</text:sequence>: Submenú d'entitats administrades</text:p>
      <text:p text:style-name="P82"/>
      <text:h text:style-name="Heading_20_3" text:outline-level="3">Menús</text:h>
      <text:p text:style-name="P45">A continuació es mostren les opcions de menú pel rol “Administrador d'Entitat”. Les opcions de menú es descriuen <text:s/>amb més detall a cada un dels seus apartats.</text:p>
      <text:p text:style-name="P45"/>
      <text:list xml:id="list267589944" text:style-name="L4">
        <text:list-item>
          <text:p text:style-name="P130">Menú Administrador d'Entitat: </text:p>
        </text:list-item>
      </text:list>
      <table:table table:name="Tabla6" table:style-name="Tabla6">
        <table:table-column table:style-name="Tabla6.A"/>
        <table:table-column table:style-name="Tabla6.B"/>
        <table:table-row>
          <table:table-cell table:style-name="Tabla6.A1" office:value-type="string">
            <text:p text:style-name="P31">Com es pot veure la capçalera indica el nom de l'entitat que s'està gestionant i es mostren les opcions de menú.</text:p>
          </table:table-cell>
          <table:table-cell table:style-name="Tabla6.B1" office:value-type="string">
            <text:p text:style-name="P89"><draw:frame draw:style-name="fr5" draw:name="gráficos66" text:anchor-type="paragraph" svg:width="4.491cm" svg:height="8.8cm" draw:z-index="203"><draw:image xlink:href="Pictures/10000000000000EF000001D58DFF3E1A4B04C3FD.jpg" xlink:type="simple" xlink:show="embed" xlink:actuate="onLoad"/></draw:frame></text:p>
            <text:p text:style-name="P92">Il·lustració <text:sequence text:ref-name="refIllustration4" text:name="Illustration" text:formula="ooow:Illustration+1" style:num-format="1">5</text:sequence>: Menú Administrador Entitat</text:p>
          </table:table-cell>
        </table:table-row>
      </table:table>
      <text:p text:style-name="P46"><text:s/></text:p>
      <table:table table:name="Tabla7" table:style-name="Tabla7">
        <table:table-column table:style-name="Tabla7.A"/>
        <table:table-column table:style-name="Tabla7.B"/>
        <table:table-row>
          <table:table-cell table:style-name="Tabla7.A1" office:value-type="string">
            <text:p text:style-name="P31">En aquesta imatge mostram la resta d'opcions d'estadístiques i informes.</text:p>
          </table:table-cell>
          <table:table-cell table:style-name="Tabla7.B1" office:value-type="string">
            <text:p text:style-name="P89"><draw:frame draw:style-name="fr4" draw:name="gráficos89" text:anchor-type="paragraph" svg:width="8.37cm" svg:height="1.76cm" draw:z-index="204"><draw:image xlink:href="Pictures/2000000700002EB8000009D31FF88BC80C55B218.svm" xlink:type="simple" xlink:show="embed" xlink:actuate="onLoad"/></draw:frame></text:p>
            <text:p text:style-name="P92">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1"/>
          </table:table-cell>
          <table:table-cell table:style-name="Tabla7.A2" office:value-type="string">
            <text:p text:style-name="P84"/>
          </table:table-cell>
        </table:table-row>
        <text:soft-page-break/>
        <table:table-row>
          <table:table-cell table:style-name="Tabla7.A3" office:value-type="string">
            <text:p text:style-name="P31">En aquesta imatge mostram la resta d'opcions d'Organismes.</text:p>
          </table:table-cell>
          <table:table-cell table:style-name="Tabla7.B3" office:value-type="string">
            <text:p text:style-name="P89"><draw:frame draw:style-name="fr5" draw:name="gráficos90" text:anchor-type="paragraph" svg:width="7.819cm" svg:height="2.24cm" draw:z-index="205"><draw:image xlink:href="Pictures/2000000700002B9E00000C827E1D6682D681F2F1.svm" xlink:type="simple" xlink:show="embed" xlink:actuate="onLoad"/></draw:frame></text:p>
            <text:p text:style-name="P92">Il·lustració <text:sequence text:ref-name="refIllustration6" text:name="Illustration" text:formula="ooow:Illustration+1" style:num-format="1">7</text:sequence>: Submenú Organismes</text:p>
          </table:table-cell>
        </table:table-row>
      </table:table>
      <text:p text:style-name="P45"/>
      <table:table table:name="Tabla8" table:style-name="Tabla8">
        <table:table-column table:style-name="Tabla8.A"/>
        <table:table-column table:style-name="Tabla8.B"/>
        <table:table-row>
          <table:table-cell table:style-name="Tabla8.A1" office:value-type="string">
            <text:p text:style-name="P31">En aquesta imatge mostram la resta d'opcions del catàleg de dades.</text:p>
          </table:table-cell>
          <table:table-cell table:style-name="Tabla8.B1" office:value-type="string">
            <text:p text:style-name="P89"><draw:frame draw:style-name="fr5" draw:name="gráficos67" text:anchor-type="paragraph" svg:width="8.26cm" svg:height="1.829cm" draw:z-index="170"><draw:image xlink:href="Pictures/2000000900002E1900000A3C761C9319DD1E39F2.svm" xlink:type="simple" xlink:show="embed" xlink:actuate="onLoad"/></draw:frame></text:p>
            <text:p text:style-name="P92">Il·lustració <text:sequence text:ref-name="refIllustration7" text:name="Illustration" text:formula="ooow:Illustration+1" style:num-format="1">8</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82"><draw:frame draw:style-name="fr6" draw:name="gráficos17" text:anchor-type="paragraph" svg:width="17cm" svg:height="3.995cm" draw:z-index="171"><draw:image xlink:href="Pictures/10000000000004E700000127F48D18F1FE1E8B89.bmp" xlink:type="simple" xlink:show="embed" xlink:actuate="onLoad"/></draw:frame><text:span text:style-name="T8">Il·lustració </text:span><text:span text:style-name="T8"><text:sequence text:ref-name="refIllustration8" text:name="Illustration" text:formula="ooow:Illustration+1" style:num-format="1">9</text:sequence></text:span><text:span text:style-name="T8">: Contingut</text:span></text:p>
      <text:p text:style-name="P10"/>
      <text:h text:style-name="Heading_20_3" text:outline-level="3"><text:soft-page-break/>Peu</text:h>
      <text:p text:style-name="P12"><draw:frame draw:style-name="fr7" draw:name="gráficos18" text:anchor-type="paragraph" svg:width="17cm" svg:height="3.995cm" draw:z-index="172"><draw:image xlink:href="Pictures/10000000000004E7000001271E979B17A991C0D7.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2269402368" text:style-name="L5">
        <text:list-item>
          <text:p text:style-name="P108"><text:span text:style-name="T1">nom de l'aplicació i versió del producte</text:span>.</text:p>
        </text:list-item>
        <text:list-item>
          <text:p text:style-name="P107"><text:span text:style-name="T9">logo de l'entitat</text:span><text:span text:style-name="T8">: És un logo de l'entitat que ens indica en quina entitat ens trobam (és d'utilitat quan una persona es troba donada d'alta en més d'una entitat). </text:span></text:p>
        </text:list-item>
      </text:list>
      <text:p text:style-name="P10"/>
      <text:h text:style-name="P94" text:outline-level="2">Informació general sobre els Llistats</text:h>
      <text:list xml:id="list401839218" text:style-name="L6">
        <text:list-header>
          <text:p text:style-name="P111"><draw:frame draw:style-name="fr5" draw:name="gráficos23" text:anchor-type="paragraph" svg:width="17cm" svg:height="7.765cm" draw:z-index="141"><draw:image xlink:href="Pictures/100000000000044B000001F6DBA2745CDC0A30AA.png" xlink:type="simple" xlink:show="embed" xlink:actuate="onLoad"/></draw:frame>Il·lustració <text:sequence text:ref-name="refIllustration10" text:name="Illustration" text:formula="ooow:Illustration+1" style:num-format="1">11</text:sequence>: Llistat</text:p>
          <text:p text:style-name="P109"/>
        </text:list-header>
      </text:list>
      <text:p text:style-name="P11"/>
      <text:list xml:id="list113734896726678" text:continue-numbering="true" text:style-name="L6">
        <text:list-item>
          <text:p text:style-name="P131">Indica de que és el llistat.</text:p>
        </text:list-item>
        <text:list-item>
          <text:p text:style-name="P131">Botó que permet crear un nou objecte.</text:p>
        </text:list-item>
        <text:list-item>
          <text:p text:style-name="P131">Informació del número d'elements del llistat.</text:p>
        </text:list-item>
        <text:list-item>
          <text:p text:style-name="P131">Capçalera del llistat amb el conjunt de camps més significatius. Serà variable per a cada llistat. El camp “accions” indica les <text:s/>accions que es poden fer per cada element del llistat.</text:p>
        </text:list-item>
      </text:list>
      <text:h text:style-name="P115"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6"><draw:frame draw:style-name="fr5" draw:name="gráficos21" text:anchor-type="paragraph" svg:width="5.121cm" svg:height="10.051cm" draw:z-index="206"><draw:image xlink:href="Pictures/10000000000000EF000001D58DFF3E1A4B04C3FD.jpg" xlink:type="simple" xlink:show="embed" xlink:actuate="onLoad"/></draw:frame></text:p>
      <text:p text:style-name="P12">Il·lustració <text:sequence text:ref-name="refIllustration11" text:name="Illustration" text:formula="ooow:Illustration+1" style:num-format="1">12</text:sequence>: Menú Administrador Entitat</text:p>
      <text:p text:style-name="P57"/>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6">Dades:</text:p>
      <text:p text:style-name="P12"><draw:frame draw:style-name="fr6" draw:name="gráficos68" text:anchor-type="paragraph" svg:width="17cm" svg:height="6.519cm" draw:z-index="207"><draw:image xlink:href="Pictures/2000000700006E6300002A7B1DF6D9D96E2C2552.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2395375274" text:style-name="L7">
        <text:list-item>
          <text:p text:style-name="P135"><text:span text:style-name="T1">Nom</text:span>: nom de l'entitat.</text:p>
        </text:list-item>
        <text:list-item>
          <text:p text:style-name="P135"><text:span text:style-name="T1">Descripció</text:span>: breu descripció de l'entitat.</text:p>
        </text:list-item>
        <text:list-item>
          <text:p text:style-name="P135"><text:span text:style-name="T1">Codi Dir3</text:span>: codi únic alfanumèric que identifica a l'entitat al <text:span text:style-name="T6">Directorio Común </text:span>(ver nota <text:note-ref text:note-class="endnote" text:reference-format="text" text:ref-name="ftn1">i</text:note-ref>)<text:span text:style-name="T6">. </text:span></text:p>
        </text:list-item>
        <text:list-item>
          <text:p text:style-name="P136"><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36"><text:span text:style-name="T1">Ofici de remissió</text:span>: permet activar o desactivar els oficis de remissió.</text:p>
        </text:list-item>
        <text:list-item>
          <text:p text:style-name="P136"><text:span text:style-name="T1">SIR</text:span>: si l'entitat ha de poder fer intercanvis registrals amb altres administracions.</text:p>
        </text:list-item>
      </text:list>
      <text:p text:style-name="P62"><text:tab/><text:tab/></text:p>
      <text:p text:style-name="P62"/>
      <text:p text:style-name="P67">Formats: </text:p>
      <text:p text:style-name="P60">Són els diferents formats que se poden donar a algun dels paràmetres de l'entitat.</text:p>
      <text:p text:style-name="P12"><draw:frame draw:style-name="fr6" draw:name="gráficos69" text:anchor-type="paragraph" svg:width="17cm" svg:height="7.37cm" draw:z-index="174"><draw:image xlink:href="Pictures/2000000700006B1400002E69C08326B6DD60F9BE.svm" xlink:type="simple" xlink:show="embed" xlink:actuate="onLoad"/></draw:frame><text:soft-page-break/>Il·lustració <text:sequence text:ref-name="refIllustration13" text:name="Illustration" text:formula="ooow:Illustration+1" style:num-format="1">14</text:sequence>: Formulari de Formats</text:p>
      <text:p text:style-name="P60"/>
      <text:p text:style-name="P60">Descripció dels camps de formats: </text:p>
      <text:list xml:id="list3964182137" text:style-name="L8">
        <text:list-item>
          <text:p text:style-name="P137"><text:span text:style-name="T1">Format segell</text:span>: permet definir el format que tendrà el segell de l'entitat (hi ha un botó d'Ajuda per veure totes les possibilitats).</text:p>
          <text:p text:style-name="P110"><draw:frame draw:style-name="fr5" draw:name="gráficos29" text:anchor-type="paragraph" svg:width="10.194cm" svg:height="5.385cm" draw:z-index="173"><draw:image xlink:href="Pictures/10000000000001C50000010964D0FA8BFB54340F.png" xlink:type="simple" xlink:show="embed" xlink:actuate="onLoad"/></draw:frame>Il·lustració <text:sequence text:ref-name="refIllustration14" text:name="Illustration" text:formula="ooow:Illustration+1" style:num-format="1">15</text:sequence>: Ajuda Format Segell</text:p>
          <text:p text:style-name="P110"/>
        </text:list-item>
        <text:list-item>
          <text:p text:style-name="P137"><text:span text:style-name="T2">Posició</text:span><text:span text:style-name="T1"> segell: </text:span><text:span text:style-name="T12">permet definir les coordenades X i Y on s'imprimirà per defecte el segell, si després no se canvia. Si aquests dos camps estan buits, per defecte el segell apareixerà a la posició (19,19).</text:span></text:p>
        </text:list-item>
        <text:list-item>
          <text:p text:style-name="P137"><text:span text:style-name="T1">Format Núm. Registre</text:span>: permet definir el format del número de registre de l'entitat (hi ha un botó d'Ajuda per veure totes les possibilitats).</text:p>
          <text:p text:style-name="P110"><draw:frame draw:style-name="fr4" draw:name="gráficos28" text:anchor-type="paragraph" svg:width="10.278cm" svg:height="2.489cm" draw:z-index="175"><draw:image xlink:href="Pictures/10000000000001BE0000006C7B6FCFBC37258367.png" xlink:type="simple" xlink:show="embed" xlink:actuate="onLoad"/></draw:frame>Il·lustració <text:sequence text:ref-name="refIllustration15" text:name="Illustration" text:formula="ooow:Illustration+1" style:num-format="1">16</text:sequence>: Ajuda Format Núm. Registre</text:p>
          <text:p text:style-name="P110"/>
        </text:list-item>
        <text:list-item>
          <text:p text:style-name="P137"><text:span text:style-name="T1">Logo Segell</text:span>: permet incloure una imatge al segell, que se completarà amb el text inclòs al <text:soft-page-break/>“Format Segell”. Per fer això, està explicat a l'ajuda del Format segell la manera com combinar la imatge i el text.</text:p>
          <text:p text:style-name="P137"/>
        </text:list-item>
      </text:list>
      <text:p text:style-name="P62"/>
      <text:p text:style-name="P63">Configuració: </text:p>
      <text:list xml:id="list113735396672998" text:continue-numbering="true" text:style-name="L8">
        <text:list-header>
          <text:p text:style-name="P112"><draw:frame draw:style-name="fr6" draw:name="gráficos70" text:anchor-type="paragraph" svg:width="17cm" svg:height="8.38cm" draw:z-index="176"><draw:image xlink:href="Pictures/100000000000042C0000021219DB19D99C2412C5.jpg" xlink:type="simple" xlink:show="embed" xlink:actuate="onLoad"/></draw:frame>Il·lustració <text:sequence text:ref-name="refIllustration16" text:name="Illustration" text:formula="ooow:Illustration+1" style:num-format="1">17</text:sequence>: Formulari Configuració Entitat</text:p>
        </text:list-header>
      </text:list>
      <text:p text:style-name="P62"/>
      <text:p text:style-name="P62">Descripció dels camps de configuració: </text:p>
      <text:list xml:id="list879600841" text:style-name="L9">
        <text:list-item>
          <text:p text:style-name="P138"><text:span text:style-name="T1">Color del menú</text:span>: Permet definir el color del menú per a l'entitat. </text:p>
        </text:list-item>
        <text:list-item>
          <text:p text:style-name="P138"><text:span text:style-name="T1">Persones</text:span>: Permet indicar que fer amb els interessats que s'indiquen a un assentament.</text:p>
          <text:list>
            <text:list-item>
              <text:p text:style-name="P138">Sense guardar: les dades dels interessats no es guardaran.</text:p>
            </text:list-item>
            <text:list-item>
              <text:p text:style-name="P138">Guardar totes: es guardaran les dades dels interessats d'un assentament.</text:p>
            </text:list-item>
            <text:list-item>
              <text:p text:style-name="P138">Confirmar nova persona: el sistema demanarà per cada interessat si es vol guardar o no.</text:p>
            </text:list-item>
            <text:list-item>
              <text:p text:style-name="P138">Sistema extern: <text:s/>les dades dels interessats s'obtindran d'una base de dades externes. </text:p>
            </text:list-item>
          </text:list>
        </text:list-item>
        <text:list-item>
          <text:p text:style-name="P138"><text:span text:style-name="T1">Text del peu</text:span>: permet definir el text de l'entitat que sortirà al peu de pàgina.</text:p>
        </text:list-item>
        <text:list-item>
          <text:p text:style-name="P138"><text:span text:style-name="T1">Logo Menú</text:span>: Permet definir el logo que sortirà al menú.</text:p>
        </text:list-item>
        <text:list-item>
          <text:p text:style-name="P138"><text:span text:style-name="T1">Logo </text:span><text:span text:style-name="T3">P</text:span><text:span text:style-name="T1">eu</text:span>: permet definir el logo que sortirà al peu.</text:p>
        </text:list-item>
        <text:list-item>
          <text:p text:style-name="P139"><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74"><text:soft-page-break/></text:p>
      <text:p text:style-name="P64"/>
      <text:h text:style-name="Heading_20_2" text:outline-level="2">Plugins</text:h>
      <text:p text:style-name="Text_20_body">Regweb3 funciona mitjançant plugins per realitzar diferents accions dins l'aplicació<text:span text:style-name="T8">.</text:span></text:p>
      <text:p text:style-name="Text_20_body"/>
      <text:p text:style-name="Text_20_body"><draw:frame draw:style-name="fr1" draw:name="Marco24" text:anchor-type="as-char" svg:width="17cm" draw:z-index="223"><draw:text-box fo:min-height="4.57cm"><text:p text:style-name="P82"><draw:frame draw:style-name="fr5" draw:name="gráficos106" text:anchor-type="paragraph" svg:width="17cm" svg:height="3.63cm" draw:z-index="224"><draw:image xlink:href="Pictures/1000000000000425000000E1DF6F0631AF60161F.jpg" xlink:type="simple" xlink:show="embed" xlink:actuate="onLoad"/></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225"><draw:text-box fo:min-height="4.923cm"><text:p text:style-name="P82"><draw:frame draw:style-name="fr5" draw:name="gráficos107" text:anchor-type="paragraph" svg:width="6.638cm" svg:height="6.091cm" draw:z-index="226"><draw:image xlink:href="Pictures/100000000000015500000137EE683435FBB8B706.jpg" xlink:type="simple" xlink:show="embed" xlink:actuate="onLoad"/></draw:frame>Il·lustració <text:sequence text:ref-name="refIllustration18" text:name="Illustration" text:formula="ooow:Illustration+1" style:num-format="1">19</text:sequence>: Tipus de Plugins</text:p></draw:text-box></draw:frame></text:p>
      <text:p text:style-name="P47"/>
      <text:p text:style-name="Text_20_body">Si el que volem fer és introduir un nou plugin, pitjarem damunt el botó <draw:frame draw:style-name="fr8" draw:name="gráficos108" text:anchor-type="as-char" svg:y="-0.441cm" svg:width="2.469cm" svg:height="0.487cm" draw:z-index="227"><draw:image xlink:href="Pictures/100000000000006F0000001654DCB47D8674F05D.jpg" xlink:type="simple" xlink:show="embed" xlink:actuate="onLoad"/></draw:frame> i ens apareix el formulari:</text:p>
      <text:p text:style-name="Text_20_body"><text:soft-page-break/><draw:frame draw:style-name="fr1" draw:name="Marco26" text:anchor-type="as-char" svg:width="17cm" draw:z-index="228"><draw:text-box fo:min-height="4.923cm"><text:p text:style-name="P82"><draw:frame draw:style-name="fr5" draw:name="gráficos109" text:anchor-type="paragraph" svg:width="17cm" svg:height="8.209cm" draw:z-index="229"><draw:image xlink:href="Pictures/100000000000042A00000205189B4CEA23B21D3A.jpg" xlink:type="simple" xlink:show="embed" xlink:actuate="onLoad"/></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text:span text:style-name="T23">per a l’entitat</text:span>.</text:p>
      <text:p text:style-name="P47"/>
      <text:p text:style-name="P47">Els plugins actualment implementats <text:span text:style-name="T24">i disponibles per a cada Entitat</text:span> són:</text:p>
      <text:list xml:id="list2199485912" text:style-name="L10">
        <text:list-item>
          <text:p text:style-name="P140">Plugin per generar Justificant</text:p>
        </text:list-item>
        <text:list-item>
          <text:p text:style-name="P140">Plugin de PostProcés</text:p>
        </text:list-item>
        <text:list-item>
          <text:p text:style-name="P132">Plugin de Distribució</text:p>
        </text:list-item>
        <text:list-item>
          <text:p text:style-name="P132">Plugin de Firma en servidor</text:p>
        </text:list-item>
        <text:list-item>
          <text:p text:style-name="P132">Plugin per definir l'Escàner</text:p>
        </text:list-item>
      </text:list>
      <text:p text:style-name="P48"><text:tab/></text:p>
      <text:p text:style-name="P48">La configuració d'aquests plugins s'explica en els següents punts.</text:p>
      <text:p text:style-name="P48"/>
      <text:h text:style-name="P119" text:outline-level="3">Plugin per generar Justificant</text:h>
      <text:p text:style-name="P50">S'encarrega de la generació del justificant en pdf que s'adjunta a un registre automàticament quan s'envia a SIR o quan es genera manualment. Aquest plugin disposa d'una sèrie de propietats per poder modificar el contingut d'alguns textos del pdf.</text:p>
      <text:p text:style-name="P50">Es poden triar dues implementacions: </text:p>
      <text:p text:style-name="P49">• Bàsica: Veure punt 4.2.1.1.-Plugin per generar Justificant </text:p>
      <text:p text:style-name="P50">• CAIB: Veure punt 4.2.1.2.-Plugin per generar Justificant CAIB </text:p>
      <text:p text:style-name="P50"/>
      <text:h text:style-name="P116" text:outline-level="4"><text:soft-page-break/>Plugin <text:span text:style-name="T8">per generar Justificant </text:span></text:h>
      <text:p text:style-name="P50">És el plugin que es configura per defecte quan es crea una nova entitat.</text:p>
      <table:table table:name="Tabla41" table:style-name="Tabla41">
        <table:table-column table:style-name="Tabla41.A"/>
        <table:table-row>
          <table:table-cell table:style-name="Tabla41.A1" office:value-type="string">
            <text:p text:style-name="P93">Tipus:</text:p>
          </table:table-cell>
        </table:table-row>
        <table:table-row>
          <table:table-cell table:style-name="Tabla41.A2" office:value-type="string">
            <text:p text:style-name="P36">Justificant</text:p>
          </table:table-cell>
        </table:table-row>
      </table:table>
      <text:p text:style-name="P50"/>
      <table:table table:name="Tabla42" table:style-name="Tabla42">
        <table:table-column table:style-name="Tabla42.A"/>
        <table:table-row>
          <table:table-cell table:style-name="Tabla42.A1" office:value-type="string">
            <text:p text:style-name="P93">Nom:</text:p>
          </table:table-cell>
        </table:table-row>
        <table:table-row>
          <table:table-cell table:style-name="Tabla42.A2" office:value-type="string">
            <text:p text:style-name="P36">Justificant</text:p>
          </table:table-cell>
        </table:table-row>
      </table:table>
      <text:p text:style-name="P50"/>
      <table:table table:name="Tabla51" table:style-name="Tabla51">
        <table:table-column table:style-name="Tabla51.A"/>
        <table:table-row>
          <table:table-cell table:style-name="Tabla51.A1" office:value-type="string">
            <text:p text:style-name="P93">Descripció:</text:p>
          </table:table-cell>
        </table:table-row>
        <table:table-row>
          <table:table-cell table:style-name="Tabla51.A2" office:value-type="string">
            <text:p text:style-name="P36">Implementació bàsica per a generar el justificant SIR dels registres</text:p>
          </table:table-cell>
        </table:table-row>
      </table:table>
      <text:p text:style-name="P50"/>
      <table:table table:name="Tabla43" table:style-name="Tabla43">
        <table:table-column table:style-name="Tabla43.A"/>
        <table:table-row>
          <table:table-cell table:style-name="Tabla43.A1" office:value-type="string">
            <text:p text:style-name="P93">Classe Java:</text:p>
          </table:table-cell>
        </table:table-row>
        <table:table-row>
          <table:table-cell table:style-name="Tabla43.A2" office:value-type="string">
            <text:p text:style-name="P40"><text:span text:style-name="T25">org.fundaciobit.plugins.justificante.mock</text:span><text:span text:style-name="T28">.</text:span><text:span text:style-name="T32">JustificanteMockPlugin</text:span><text:span text:style-name="T33"> </text:span></text:p>
          </table:table-cell>
        </table:table-row>
      </table:table>
      <text:p text:style-name="P50"/>
      <table:table table:name="Tabla44" table:style-name="Tabla44">
        <table:table-column table:style-name="Tabla44.A"/>
        <table:table-column table:style-name="Tabla44.B"/>
        <table:table-row>
          <table:table-cell table:style-name="Tabla44.A1" table:number-columns-spanned="2" office:value-type="string">
            <text:p text:style-name="P93">Propietats:</text:p>
          </table:table-cell>
          <table:covered-table-cell/>
        </table:table-row>
        <table:table-row>
          <table:table-cell table:style-name="Tabla44.A2" office:value-type="string">
            <text:p text:style-name="P41">es.caib.regweb3.plugins.justificante.mock.declaracion.es</text:p>
          </table:table-cell>
          <table:table-cell table:style-name="Tabla44.A1" office:value-type="string">
            <text:p text:style-name="P36">Missatge en castellà per l'apartat de declaració. Exemple: <text:span text:style-name="T6">declara que las imágenes electrónicas adjuntas...</text:span></text:p>
          </table:table-cell>
        </table:table-row>
        <table:table-row>
          <table:table-cell table:style-name="Tabla44.A3" office:value-type="string">
            <text:p text:style-name="P41">es.caib.regweb3.plugins.justificante.mock.declaracion.ca</text:p>
          </table:table-cell>
          <table:table-cell table:style-name="Tabla44.B3" office:value-type="string">
            <text:p text:style-name="P36">Missatge en català per l'apartat de declaració. Exemple: <text:span text:style-name="T6">declara que les imatges electròniques adjuntes...</text:span></text:p>
          </table:table-cell>
        </table:table-row>
        <table:table-row>
          <table:table-cell table:style-name="Tabla44.A3" office:value-type="string">
            <text:p text:style-name="P41">es.caib.regweb3.plugins.justificante.mock.ley.es</text:p>
          </table:table-cell>
          <table:table-cell table:style-name="Tabla44.B3" office:value-type="string">
            <text:p text:style-name="P36">Missatge en castellà per l'apartat de llei. Exemple: <text:span text:style-name="T6">El registro realizado está amparado...</text:span></text:p>
          </table:table-cell>
        </table:table-row>
        <table:table-row>
          <table:table-cell table:style-name="Tabla44.A3" office:value-type="string">
            <text:p text:style-name="P41">es.caib.regweb3.plugins.justificante.mock.ley.ca</text:p>
          </table:table-cell>
          <table:table-cell table:style-name="Tabla44.B3" office:value-type="string">
            <text:p text:style-name="P36">Missatge en català per l'apartat de llei. Exemple: <text:span text:style-name="T6">El registre realitzat està amparat...</text:span></text:p>
          </table:table-cell>
        </table:table-row>
        <table:table-row>
          <table:table-cell table:style-name="Tabla44.A3" office:value-type="string">
            <text:p text:style-name="P41">es.caib.regweb3.plugins.justificante.mock.validez.es</text:p>
          </table:table-cell>
          <table:table-cell table:style-name="Tabla44.B3" office:value-type="string">
            <text:p text:style-name="P36">Missatge en castellà per l'apartat de validesa. Exemple: <text:span text:style-name="T6">El presente justificante tiene validez ...</text:span></text:p>
          </table:table-cell>
        </table:table-row>
        <table:table-row>
          <table:table-cell table:style-name="Tabla44.A3" office:value-type="string">
            <text:p text:style-name="P41">es.caib.regweb3.plugins.justificante.mock.validez.ca</text:p>
          </table:table-cell>
          <table:table-cell table:style-name="Tabla44.B3" office:value-type="string">
            <text:p text:style-name="P36">Missatge en català per l'apartat de validesa. Exemple: <text:span text:style-name="T6">El present justificant té validesa...</text:span></text:p>
          </table:table-cell>
        </table:table-row>
        <table:table-row>
          <table:table-cell table:style-name="Tabla44.A3" office:value-type="string">
            <text:p text:style-name="P36">es.caib.regweb3.plugins.justificante.mock.logoPath</text:p>
          </table:table-cell>
          <table:table-cell table:style-name="Tabla44.B3" office:value-type="string">
            <text:p text:style-name="P36">Ruta on està el logo de l'entitat. Exemple: <text:span text:style-name="T6">D:/xxxx/goib-05.png</text:span></text:p>
          </table:table-cell>
        </table:table-row>
      </table:table>
      <text:p text:style-name="P50"/>
      <text:h text:style-name="P116" text:outline-level="4">Plugin <text:span text:style-name="T8">per generar Justificant CAIB</text:span></text:h>
      <text:p text:style-name="P50">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93">Tipus:</text:p>
          </table:table-cell>
        </table:table-row>
        <text:soft-page-break/>
        <table:table-row>
          <table:table-cell table:style-name="Tabla45.A2" office:value-type="string">
            <text:p text:style-name="P36">Justificant</text:p>
          </table:table-cell>
        </table:table-row>
      </table:table>
      <text:p text:style-name="P50"/>
      <table:table table:name="Tabla47" table:style-name="Tabla47">
        <table:table-column table:style-name="Tabla47.A"/>
        <table:table-row>
          <table:table-cell table:style-name="Tabla47.A1" office:value-type="string">
            <text:p text:style-name="P93">Nom:</text:p>
          </table:table-cell>
        </table:table-row>
        <table:table-row>
          <table:table-cell table:style-name="Tabla47.A2" office:value-type="string">
            <text:p text:style-name="P36">Justificant</text:p>
          </table:table-cell>
        </table:table-row>
      </table:table>
      <text:p text:style-name="P50"/>
      <table:table table:name="Tabla52" table:style-name="Tabla52">
        <table:table-column table:style-name="Tabla52.A"/>
        <table:table-row>
          <table:table-cell table:style-name="Tabla52.A1" office:value-type="string">
            <text:p text:style-name="P93">Descripció:</text:p>
          </table:table-cell>
        </table:table-row>
        <table:table-row>
          <table:table-cell table:style-name="Tabla52.A2" office:value-type="string">
            <text:p text:style-name="P36">Genera el justificant SIR-CAIB dels registres</text:p>
          </table:table-cell>
        </table:table-row>
      </table:table>
      <text:p text:style-name="P50"/>
      <table:table table:name="Tabla49" table:style-name="Tabla49">
        <table:table-column table:style-name="Tabla49.A"/>
        <table:table-row>
          <table:table-cell table:style-name="Tabla49.A1" office:value-type="string">
            <text:p text:style-name="P93">Classe Java:</text:p>
          </table:table-cell>
        </table:table-row>
        <table:table-row>
          <table:table-cell table:style-name="Tabla49.A2" office:value-type="string">
            <text:p text:style-name="P36">org.fundaciobit.plugins.justificante.caib<text:span text:style-name="T27">.</text:span><text:span text:style-name="T35">JustificanteCaibPlugin</text:span><text:span text:style-name="T34"> </text:span></text:p>
          </table:table-cell>
        </table:table-row>
      </table:table>
      <text:p text:style-name="P50"/>
      <table:table table:name="Tabla50" table:style-name="Tabla50">
        <table:table-column table:style-name="Tabla50.A"/>
        <table:table-column table:style-name="Tabla50.B"/>
        <table:table-row>
          <table:table-cell table:style-name="Tabla50.A1" table:number-columns-spanned="2" office:value-type="string">
            <text:p text:style-name="P93">Propietats:</text:p>
          </table:table-cell>
          <table:covered-table-cell/>
        </table:table-row>
        <table:table-row>
          <table:table-cell table:style-name="Tabla50.A2" office:value-type="string">
            <text:p text:style-name="P36">es.caib.regweb3.plugins.justificante.caib.estampacion</text:p>
          </table:table-cell>
          <table:table-cell table:style-name="Tabla50.B2" office:value-type="string">
            <text:p text:style-name="P36">És el missatge d'estampació pel csv. Exemple: <text:span text:style-name="T6">Este es un mensaje de estampación url:{0} specialValue:{1} csv:{2} .</text:span></text:p>
            <text:p text:style-name="P37">(On {0}=url, {1}=specialValue, {2}=csv).</text:p>
          </table:table-cell>
        </table:table-row>
        <table:table-row>
          <table:table-cell table:style-name="Tabla50.A2" office:value-type="string">
            <text:p text:style-name="P41">es.caib.regweb3.plugins.justificante.caib.declaracion.es</text:p>
          </table:table-cell>
          <table:table-cell table:style-name="Tabla50.B2" office:value-type="string">
            <text:p text:style-name="P36">Missatge en castellà per l'apartat de declaració. Exemple: <text:span text:style-name="T6">declara que las imágenes electrónicas adjuntas...</text:span></text:p>
          </table:table-cell>
        </table:table-row>
        <table:table-row>
          <table:table-cell table:style-name="Tabla50.A2" office:value-type="string">
            <text:p text:style-name="P41">es.caib.regweb3.plugins.justificante.caib.declaracion.ca</text:p>
          </table:table-cell>
          <table:table-cell table:style-name="Tabla50.B2" office:value-type="string">
            <text:p text:style-name="P36">Missatge en català per l'apartat de declaració. Exemple: <text:span text:style-name="T6">declara que les imatges electròniques adjuntes...</text:span></text:p>
          </table:table-cell>
        </table:table-row>
        <table:table-row>
          <table:table-cell table:style-name="Tabla50.A2" office:value-type="string">
            <text:p text:style-name="P41">es.caib.regweb3.plugins.justificante.caib.ley.es</text:p>
          </table:table-cell>
          <table:table-cell table:style-name="Tabla50.B2" office:value-type="string">
            <text:p text:style-name="P36">Missatge en castellà per l'apartat de llei. Exemple: <text:span text:style-name="T6">El registro realizado está amparado...</text:span></text:p>
          </table:table-cell>
        </table:table-row>
        <table:table-row>
          <table:table-cell table:style-name="Tabla50.A2" office:value-type="string">
            <text:p text:style-name="P41">es.caib.regweb3.plugins.justificante.caib.ley.ca</text:p>
          </table:table-cell>
          <table:table-cell table:style-name="Tabla50.B2" office:value-type="string">
            <text:p text:style-name="P36">Missatge en català per l'apartat de llei. Exemple: <text:span text:style-name="T6">El registre realitzat està amparat...</text:span></text:p>
          </table:table-cell>
        </table:table-row>
        <table:table-row>
          <table:table-cell table:style-name="Tabla50.A2" office:value-type="string">
            <text:p text:style-name="P41">es.caib.regweb3.plugins.justificante.caib.validez.es</text:p>
          </table:table-cell>
          <table:table-cell table:style-name="Tabla50.B2" office:value-type="string">
            <text:p text:style-name="P36">Missatge en castellà per l'apartat de validesa. Exemple: <text:span text:style-name="T6">El presente justificante tiene validez ...</text:span></text:p>
          </table:table-cell>
        </table:table-row>
        <table:table-row>
          <table:table-cell table:style-name="Tabla50.A2" office:value-type="string">
            <text:p text:style-name="P41">es.caib.regweb3.plugins.justificante.caib.validez.ca</text:p>
          </table:table-cell>
          <table:table-cell table:style-name="Tabla50.B2" office:value-type="string">
            <text:p text:style-name="P36">Missatge en català per l'apartat de validesa. Exemple: <text:span text:style-name="T6">El present justificant té validesa...</text:span></text:p>
          </table:table-cell>
        </table:table-row>
        <table:table-row>
          <table:table-cell table:style-name="Tabla50.A2" office:value-type="string">
            <text:p text:style-name="P36">es.caib.regweb3.plugins.justificante.caib.logoPath</text:p>
          </table:table-cell>
          <table:table-cell table:style-name="Tabla50.B2" office:value-type="string">
            <text:p text:style-name="P36">Ruta on està el logo de l'entitat. Exemple: <text:span text:style-name="T6">D:/xxxx/goib-05.png</text:span></text:p>
          </table:table-cell>
        </table:table-row>
      </table:table>
      <text:p text:style-name="P55"/>
      <text:p text:style-name="P50"/>
      <text:h text:style-name="P119" text:outline-level="3">Plugin de PostProcés</text:h>
      <text:p text:style-name="P50">És l'encarregat d'enviar el registre amb tota la seva informació al lloc que se li configuri cada vegada que es crea, edita, afegeixen annexes i/o interessats.</text:p>
      <text:h text:style-name="P116" text:outline-level="4">Plugin de PostProcés</text:h>
      <text:p text:style-name="P50">És el plugin que es configura per defecte quan es crea una nova entitat.</text:p>
      <table:table table:name="Tabla58" table:style-name="Tabla58">
        <table:table-column table:style-name="Tabla58.A"/>
        <table:table-row>
          <table:table-cell table:style-name="Tabla58.A1" office:value-type="string">
            <text:p text:style-name="P93">Tipus:</text:p>
          </table:table-cell>
        </table:table-row>
        <text:soft-page-break/>
        <table:table-row>
          <table:table-cell table:style-name="Tabla58.A2" office:value-type="string">
            <text:p text:style-name="P36">PostProceso</text:p>
          </table:table-cell>
        </table:table-row>
      </table:table>
      <text:p text:style-name="P50"/>
      <table:table table:name="Tabla59" table:style-name="Tabla59">
        <table:table-column table:style-name="Tabla59.A"/>
        <table:table-row>
          <table:table-cell table:style-name="Tabla59.A1" office:value-type="string">
            <text:p text:style-name="P93">Nom:</text:p>
          </table:table-cell>
        </table:table-row>
        <table:table-row>
          <table:table-cell table:style-name="Tabla59.A2" office:value-type="string">
            <text:p text:style-name="P36">PostProcés</text:p>
          </table:table-cell>
        </table:table-row>
      </table:table>
      <text:p text:style-name="P50"/>
      <table:table table:name="Tabla60" table:style-name="Tabla60">
        <table:table-column table:style-name="Tabla60.A"/>
        <table:table-row>
          <table:table-cell table:style-name="Tabla60.A1" office:value-type="string">
            <text:p text:style-name="P93">Descripció:</text:p>
          </table:table-cell>
        </table:table-row>
        <table:table-row>
          <table:table-cell table:style-name="Tabla60.A2" office:value-type="string">
            <text:p text:style-name="P36">Implementació base del plugin, no fa cap acció.</text:p>
          </table:table-cell>
        </table:table-row>
      </table:table>
      <text:p text:style-name="P50"/>
      <table:table table:name="Tabla61" table:style-name="Tabla61">
        <table:table-column table:style-name="Tabla61.A"/>
        <table:table-row>
          <table:table-cell table:style-name="Tabla61.A1" office:value-type="string">
            <text:p text:style-name="P93">Classe Java:</text:p>
          </table:table-cell>
        </table:table-row>
        <table:table-row>
          <table:table-cell table:style-name="Tabla61.A2" office:value-type="string">
            <text:p text:style-name="P44">es.caib.regweb3.plugins.postproceso.mock.PostProcesoMockPlugin</text:p>
          </table:table-cell>
        </table:table-row>
      </table:table>
      <text:p text:style-name="P50"/>
      <table:table table:name="Tabla62" table:style-name="Tabla62">
        <table:table-column table:style-name="Tabla62.A"/>
        <table:table-row>
          <table:table-cell table:style-name="Tabla62.A1" office:value-type="string">
            <text:p text:style-name="P93">Propietats: <text:span text:style-name="T26">No té propietats definides</text:span></text:p>
          </table:table-cell>
        </table:table-row>
      </table:table>
      <text:p text:style-name="P50"/>
      <text:p text:style-name="P50"/>
      <text:h text:style-name="P120" text:outline-level="3">Plugin de Distribució</text:h>
      <text:p text:style-name="P79">El Plugin de Distribució és l'encarregat de distribuir la informació d'un assentament registral a un sistema extern per tal de poder continuar amb la seva tramitació.</text:p>
      <text:h text:style-name="P116" text:outline-level="4">Plugin de Distribució</text:h>
      <text:p text:style-name="P50">És el plugin que es configura per defecte quan es crea una nova entitat.</text:p>
      <table:table table:name="Tabla10" table:style-name="Tabla10">
        <table:table-column table:style-name="Tabla10.A"/>
        <table:table-row>
          <table:table-cell table:style-name="Tabla10.A1" office:value-type="string">
            <text:p text:style-name="P93">Tipus:</text:p>
          </table:table-cell>
        </table:table-row>
        <table:table-row>
          <table:table-cell table:style-name="Tabla10.A2" office:value-type="string">
            <text:p text:style-name="P36">Distribución</text:p>
          </table:table-cell>
        </table:table-row>
      </table:table>
      <text:p text:style-name="P50"/>
      <table:table table:name="Tabla12" table:style-name="Tabla12">
        <table:table-column table:style-name="Tabla12.A"/>
        <table:table-row>
          <table:table-cell table:style-name="Tabla12.A1" office:value-type="string">
            <text:p text:style-name="P93">Nom:</text:p>
          </table:table-cell>
        </table:table-row>
        <table:table-row>
          <table:table-cell table:style-name="Tabla12.A2" office:value-type="string">
            <text:p text:style-name="P36">Distribució</text:p>
          </table:table-cell>
        </table:table-row>
      </table:table>
      <text:p text:style-name="P50"/>
      <table:table table:name="Tabla64" table:style-name="Tabla64">
        <table:table-column table:style-name="Tabla64.A"/>
        <table:table-row>
          <table:table-cell table:style-name="Tabla64.A1" office:value-type="string">
            <text:p text:style-name="P93">Descripció:</text:p>
          </table:table-cell>
        </table:table-row>
        <table:table-row>
          <table:table-cell table:style-name="Tabla64.A2" office:value-type="string">
            <text:p text:style-name="P36">Implementació base del plugin, canvia l'estat d'un registre a Distribuït</text:p>
          </table:table-cell>
        </table:table-row>
      </table:table>
      <text:p text:style-name="P50"/>
      <table:table table:name="Tabla65" table:style-name="Tabla65">
        <table:table-column table:style-name="Tabla65.A"/>
        <table:table-row>
          <table:table-cell table:style-name="Tabla65.A1" office:value-type="string">
            <text:p text:style-name="P93">Classe Java:</text:p>
          </table:table-cell>
        </table:table-row>
        <table:table-row>
          <table:table-cell table:style-name="Tabla65.A2" office:value-type="string">
            <text:p text:style-name="P44">es.caib.regweb3.plugins.distribucion.mock.DistribucionMockPlugin</text:p>
          </table:table-cell>
        </table:table-row>
      </table:table>
      <text:p text:style-name="P50"/>
      <table:table table:name="Tabla66" table:style-name="Tabla66">
        <table:table-column table:style-name="Tabla66.A"/>
        <table:table-row>
          <table:table-cell table:style-name="Tabla66.A1" office:value-type="string">
            <text:p text:style-name="P93">Propietats: <text:span text:style-name="T26">No té propietats definides</text:span></text:p>
          </table:table-cell>
        </table:table-row>
      </table:table>
      <text:p text:style-name="P50"/>
      <text:p text:style-name="P50"/>
      <text:h text:style-name="P120" text:outline-level="3">Plugin de Firma en servidor</text:h>
      <text:p text:style-name="P79">La Firma en servidor s'empra en les entitats que puguin fer registres cap a SIR, ja que ha de firmar <text:soft-page-break/>tots els annexes que s'enviïn. Només farà falta definir-lo a les entitats marcades com a SIR.</text:p>
      <text:p text:style-name="P50">Es poden triar dues implementacions: </text:p>
      <text:p text:style-name="P49">• Afirma: Veure punt 4.2.4.1.-Plugin de Firma en servidor Afirma</text:p>
      <text:p text:style-name="P50">• MiniApplet: Veure punt 4.2.4.2.-Plugin de Firma en servidor MiniApplet</text:p>
      <text:h text:style-name="P116" text:outline-level="4">Plugin de <text:span text:style-name="T8">Firma en servidor Afirma</text:span></text:h>
      <text:p text:style-name="P50">És el plugin que es configura per defecte quan es crea una nova entitat.</text:p>
      <table:table table:name="Tabla67" table:style-name="Tabla67">
        <table:table-column table:style-name="Tabla67.A"/>
        <table:table-row>
          <table:table-cell table:style-name="Tabla67.A1" office:value-type="string">
            <text:p text:style-name="P93">Tipus:</text:p>
          </table:table-cell>
        </table:table-row>
        <table:table-row>
          <table:table-cell table:style-name="Tabla67.A2" office:value-type="string">
            <text:p text:style-name="P36">Firma Servidor</text:p>
          </table:table-cell>
        </table:table-row>
      </table:table>
      <text:p text:style-name="P50"/>
      <table:table table:name="Tabla68" table:style-name="Tabla68">
        <table:table-column table:style-name="Tabla68.A"/>
        <table:table-row>
          <table:table-cell table:style-name="Tabla68.A1" office:value-type="string">
            <text:p text:style-name="P93">Nom:</text:p>
          </table:table-cell>
        </table:table-row>
        <table:table-row>
          <table:table-cell table:style-name="Tabla68.A2" office:value-type="string">
            <text:p text:style-name="P36">Firma en servidor</text:p>
          </table:table-cell>
        </table:table-row>
      </table:table>
      <text:p text:style-name="P50"/>
      <table:table table:name="Tabla69" table:style-name="Tabla69">
        <table:table-column table:style-name="Tabla69.A"/>
        <table:table-row>
          <table:table-cell table:style-name="Tabla69.A1" office:value-type="string">
            <text:p text:style-name="P93">Descripció:</text:p>
          </table:table-cell>
        </table:table-row>
        <table:table-row>
          <table:table-cell table:style-name="Tabla69.A2" office:value-type="string">
            <text:p text:style-name="P36">Firma en servidor amb @firma</text:p>
          </table:table-cell>
        </table:table-row>
      </table:table>
      <text:p text:style-name="P50"/>
      <table:table table:name="Tabla70" table:style-name="Tabla70">
        <table:table-column table:style-name="Tabla70.A"/>
        <table:table-row>
          <table:table-cell table:style-name="Tabla70.A1" office:value-type="string">
            <text:p text:style-name="P93">Classe Java:</text:p>
          </table:table-cell>
        </table:table-row>
        <table:table-row>
          <table:table-cell table:style-name="Tabla70.A2" office:value-type="string">
            <text:p text:style-name="P44">org.fundaciobit.plugins.signatureserver.afirmaserver.AfirmaServerSignatureServerPlugin</text:p>
          </table:table-cell>
        </table:table-row>
      </table:table>
      <text:p text:style-name="P50"/>
      <table:table table:name="Tabla71" table:style-name="Tabla71">
        <table:table-column table:style-name="Tabla71.A"/>
        <table:table-column table:style-name="Tabla71.B"/>
        <table:table-row>
          <table:table-cell table:style-name="Tabla71.A1" table:number-columns-spanned="2" office:value-type="string">
            <text:p text:style-name="P93">Propietats:</text:p>
          </table:table-cell>
          <table:covered-table-cell/>
        </table:table-row>
        <table:table-row>
          <table:table-cell table:style-name="Tabla71.A2" office:value-type="string">
            <text:p text:style-name="P36">es.caib.regweb3.plugins.signatureserver.afirmaserver.applicationID</text:p>
          </table:table-cell>
          <table:table-cell table:style-name="Tabla71.B2" office:value-type="string">
            <text:p text:style-name="P39">Identificador de l'aplicació.</text:p>
          </table:table-cell>
        </table:table-row>
        <table:table-row>
          <table:table-cell table:style-name="Tabla71.A2" office:value-type="string">
            <text:p text:style-name="P41">es.caib.regweb3.plugins.signatureserver.afirmaserver.applicationID_TimeStamp</text:p>
          </table:table-cell>
          <table:table-cell table:style-name="Tabla71.B2" office:value-type="string">
            <text:p text:style-name="P36"><text:span text:style-name="T43">Propietat opcional. Serveix per fer firmes amb segell de temps. Exemple:</text:span><text:span text:style-name="T6"> Con TimeStamp</text:span></text:p>
          </table:table-cell>
        </table:table-row>
        <table:table-row>
          <table:table-cell table:style-name="Tabla71.A2" office:value-type="string">
            <text:p text:style-name="P41">es.caib.regweb3.plugins.signatureserver.afirmaserver.defaultAliasCertificate</text:p>
          </table:table-cell>
          <table:table-cell table:style-name="Tabla71.B2" office:value-type="string">
            <text:p text:style-name="P39">Sistema de selecció del certificat amb el que firmar. S'utilitza si signaturesSet.getCommonInfoSignature().getUsername() es null</text:p>
          </table:table-cell>
        </table:table-row>
        <table:table-row>
          <table:table-cell table:style-name="Tabla71.A2" office:value-type="string">
            <text:p text:style-name="P41">es.caib.regweb3.plugins.signatureserver.afirmaserver.TransformersTemplatesPath</text:p>
          </table:table-cell>
          <table:table-cell table:style-name="Tabla71.B2" office:value-type="string">
            <text:p text:style-name="P39">Ruta pels templates.</text:p>
          </table:table-cell>
        </table:table-row>
        <table:table-row>
          <table:table-cell table:style-name="Tabla71.A2" office:value-type="string">
            <text:p text:style-name="P41">es.caib.regweb3.plugins.signatureserver.afirmaserver.endpoint</text:p>
          </table:table-cell>
          <table:table-cell table:style-name="Tabla71.B2" office:value-type="string">
            <text:p text:style-name="P39">Propietats de comunicació amb el repositori de serveis. </text:p>
          </table:table-cell>
        </table:table-row>
        <table:table-row>
          <table:table-cell table:style-name="Tabla71.A2" office:value-type="string">
            <text:p text:style-name="P41">es.caib.regweb3.plugins.signatureserver.afirmaserver.authorization.username</text:p>
          </table:table-cell>
          <table:table-cell table:style-name="Tabla71.B2" office:value-type="string">
            <text:p text:style-name="P39">Nom d'usuari del token.</text:p>
          </table:table-cell>
        </table:table-row>
        <table:table-row>
          <table:table-cell table:style-name="Tabla71.A2" office:value-type="string">
            <text:p text:style-name="P41">es.caib.regweb3.plugins.signatureserver.afirmaserver.authorization.password</text:p>
          </table:table-cell>
          <table:table-cell table:style-name="Tabla71.B2" office:value-type="string">
            <text:p text:style-name="P39">Password del token.</text:p>
          </table:table-cell>
        </table:table-row>
        <table:table-row>
          <table:table-cell table:style-name="Tabla71.A2" office:value-type="string">
            <text:p text:style-name="P36">es.caib.regweb3.plugins.signatureserver.afirmaserver.authorization.ks.path</text:p>
          </table:table-cell>
          <table:table-cell table:style-name="Tabla71.B2" office:value-type="string">
            <text:p text:style-name="P39">Ruta del keystore de certificat. Exemple: <text:span text:style-name="T6">/xxx/keystore.jks</text:span></text:p>
          </table:table-cell>
        </table:table-row>
        <table:table-row>
          <table:table-cell table:style-name="Tabla71.A2" office:value-type="string">
            <text:p text:style-name="P36">es.caib.regweb3.plugins.signatureserver.afirmaserver.authorization.ks.type</text:p>
          </table:table-cell>
          <table:table-cell table:style-name="Tabla71.B2" office:value-type="string">
            <text:p text:style-name="P39">Tipus de keystore. Exemple: <text:span text:style-name="T6">jks</text:span></text:p>
          </table:table-cell>
        </table:table-row>
        <table:table-row>
          <table:table-cell table:style-name="Tabla71.A2" office:value-type="string">
            <text:p text:style-name="P36">es.caib.regweb3.plugins.signatureserver.afirmaserver.authorization.ks.password</text:p>
          </table:table-cell>
          <table:table-cell table:style-name="Tabla71.B2" office:value-type="string">
            <text:p text:style-name="P39">Password del keystore.</text:p>
          </table:table-cell>
        </table:table-row>
        <table:table-row>
          <table:table-cell table:style-name="Tabla71.A2" office:value-type="string">
            <text:p text:style-name="P36">es.caib.regweb3.plugins.signatureserver.afirmaserver.authorization.ks.cert.alias</text:p>
          </table:table-cell>
          <table:table-cell table:style-name="Tabla71.B2" office:value-type="string">
            <text:p text:style-name="P39">Alias del certificat del keystore.</text:p>
          </table:table-cell>
        </table:table-row>
        <table:table-row>
          <table:table-cell table:style-name="Tabla71.A2" office:value-type="string">
            <text:p text:style-name="P36">es.caib.regweb3.plugins.signatureserver.afirmaserver.authorization.ks.cert.password</text:p>
          </table:table-cell>
          <table:table-cell table:style-name="Tabla71.B2" office:value-type="string">
            <text:p text:style-name="P39">Password del certificat del keystore.</text:p>
          </table:table-cell>
        </table:table-row>
      </table:table>
      <text:p text:style-name="P50"><text:soft-page-break/></text:p>
      <text:h text:style-name="P116" text:outline-level="4">Plugin de <text:span text:style-name="T8">Firma en servidor MiniApplet</text:span></text:h>
      <text:p text:style-name="P52"/>
      <table:table table:name="Tabla72" table:style-name="Tabla72">
        <table:table-column table:style-name="Tabla72.A"/>
        <table:table-row>
          <table:table-cell table:style-name="Tabla72.A1" office:value-type="string">
            <text:p text:style-name="P93">Tipus:</text:p>
          </table:table-cell>
        </table:table-row>
        <table:table-row>
          <table:table-cell table:style-name="Tabla72.A2" office:value-type="string">
            <text:p text:style-name="P36">Firma Servidor</text:p>
          </table:table-cell>
        </table:table-row>
      </table:table>
      <text:p text:style-name="P50"/>
      <table:table table:name="Tabla73" table:style-name="Tabla73">
        <table:table-column table:style-name="Tabla73.A"/>
        <table:table-row>
          <table:table-cell table:style-name="Tabla73.A1" office:value-type="string">
            <text:p text:style-name="P93">Nom:</text:p>
          </table:table-cell>
        </table:table-row>
        <table:table-row>
          <table:table-cell table:style-name="Tabla73.A2" office:value-type="string">
            <text:p text:style-name="P36">Firma en servidor</text:p>
          </table:table-cell>
        </table:table-row>
      </table:table>
      <text:p text:style-name="P50"/>
      <table:table table:name="Tabla74" table:style-name="Tabla74">
        <table:table-column table:style-name="Tabla74.A"/>
        <table:table-row>
          <table:table-cell table:style-name="Tabla74.A1" office:value-type="string">
            <text:p text:style-name="P93">Descripció:</text:p>
          </table:table-cell>
        </table:table-row>
        <table:table-row>
          <table:table-cell table:style-name="Tabla74.A2" office:value-type="string">
            <text:p text:style-name="P36">Firma en servidor mitjançant el MiniApplet</text:p>
          </table:table-cell>
        </table:table-row>
      </table:table>
      <text:p text:style-name="P50"/>
      <table:table table:name="Tabla75" table:style-name="Tabla75">
        <table:table-column table:style-name="Tabla75.A"/>
        <table:table-row>
          <table:table-cell table:style-name="Tabla75.A1" office:value-type="string">
            <text:p text:style-name="P93">Classe Java:</text:p>
          </table:table-cell>
        </table:table-row>
        <table:table-row>
          <table:table-cell table:style-name="Tabla75.A2" office:value-type="string">
            <text:p text:style-name="P44">org.fundaciobit.plugins.signatureserver.miniappletinserver.MiniAppletInServerSignatureServerPlugin</text:p>
          </table:table-cell>
        </table:table-row>
      </table:table>
      <text:p text:style-name="P50"/>
      <table:table table:name="Tabla76" table:style-name="Tabla76">
        <table:table-column table:style-name="Tabla76.A"/>
        <table:table-column table:style-name="Tabla76.B"/>
        <table:table-row>
          <table:table-cell table:style-name="Tabla76.A1" table:number-columns-spanned="2" office:value-type="string">
            <text:p text:style-name="P93">Propietats:</text:p>
          </table:table-cell>
          <table:covered-table-cell/>
        </table:table-row>
        <table:table-row>
          <table:table-cell table:style-name="Tabla76.A2" office:value-type="string">
            <text:p text:style-name="P36">es.caib.regweb3.plugins.signatureserver.miniappletinserver.base_dir</text:p>
          </table:table-cell>
          <table:table-cell table:style-name="Tabla76.B2" office:value-type="string">
            <text:p text:style-name="P39">Directori base on després montarem l'estructura de carpetes <text:span text:style-name="T6">base_dir</text:span>/SERVER_MINIAPPLETINSERVER/<text:span text:style-name="T6">defaultAliasCertificate</text:span>/ .</text:p>
          </table:table-cell>
        </table:table-row>
        <table:table-row>
          <table:table-cell table:style-name="Tabla76.A2" office:value-type="string">
            <text:p text:style-name="P41">es.caib.regweb3.plugins.signatureserver.miniappletinserver.defaultAliasCertificate</text:p>
          </table:table-cell>
          <table:table-cell table:style-name="Tabla76.B2" office:value-type="string">
            <text:p text:style-name="P39">Nom de la carpeta que s'ha de crear just després de /SERVER_MINIAPPLETINSERVER/ i on hi tendrem els arxius fitxer_certificat<text:span text:style-name="T6">.p12</text:span> i el <text:span text:style-name="T6">cert.properties</text:span> .</text:p>
          </table:table-cell>
        </table:table-row>
      </table:table>
      <text:p text:style-name="P50"/>
      <text:p text:style-name="P50"/>
      <text:h text:style-name="P120" text:outline-level="3">Plugin per definir l'Escàner</text:h>
      <text:p text:style-name="P61">Aquest plugins serveixen per poder escanejar documents en l'apartat d'Annexes. El sistema permet donar d'alta tots els plugins de d'ScanWeb però cada entitat només en pot utilitzar un de sol.</text:p>
      <text:p text:style-name="P50">Es poden triar tres implementacions: </text:p>
      <text:p text:style-name="P49">• IECISA: Veure punt 4.2.5.1.-Plugin d'escàner IECISA</text:p>
      <text:p text:style-name="P50">• DynamicWebTwain: Veure punt 4.2.5.2.-Plugin d'escàner DynamicWebTwain</text:p>
      <text:p text:style-name="P50">• CAIB: Veure punt 4.2.5.3.-Plugin d'escàner Caib</text:p>
      <text:p text:style-name="P56"/>
      <text:p text:style-name="P50">Aquest plugin no es crea per defecte i es pot crear una vegada es necessiti. La creació d'aquest plugin es troba a dins els scripts de base de dades de l'aplicació.</text:p>
      <text:p text:style-name="P79"/>
      <text:h text:style-name="P116" text:outline-level="4"><text:soft-page-break/>Plugin <text:span text:style-name="T8">d'escàner IECISA</text:span></text:h>
      <text:p text:style-name="P49">Aquest plugin utilitza el producte DynamicWebTwain per a la realització de l'escaneig. <text:span text:style-name="T45">El plugin s’executa com a applet o com a jnlp segons si el navegador suporta java o no.</text:span></text:p>
      <text:p text:style-name="P49"/>
      <table:table table:name="Tabla77" table:style-name="Tabla77">
        <table:table-column table:style-name="Tabla77.A"/>
        <table:table-row>
          <table:table-cell table:style-name="Tabla77.A1" office:value-type="string">
            <text:p text:style-name="P93">Tipus:</text:p>
          </table:table-cell>
        </table:table-row>
        <table:table-row>
          <table:table-cell table:style-name="Tabla77.A2" office:value-type="string">
            <text:p text:style-name="P36">Scan</text:p>
          </table:table-cell>
        </table:table-row>
      </table:table>
      <text:p text:style-name="P50"/>
      <table:table table:name="Tabla78" table:style-name="Tabla78">
        <table:table-column table:style-name="Tabla78.A"/>
        <table:table-row>
          <table:table-cell table:style-name="Tabla78.A1" office:value-type="string">
            <text:p text:style-name="P93">Nom:</text:p>
          </table:table-cell>
        </table:table-row>
        <table:table-row>
          <table:table-cell table:style-name="Tabla78.A2" office:value-type="string">
            <text:p text:style-name="P36">Applet/JNLP Scan</text:p>
          </table:table-cell>
        </table:table-row>
      </table:table>
      <text:p text:style-name="P50"/>
      <table:table table:name="Tabla79" table:style-name="Tabla79">
        <table:table-column table:style-name="Tabla79.A"/>
        <table:table-row>
          <table:table-cell table:style-name="Tabla79.A1" office:value-type="string">
            <text:p text:style-name="P93">Descripció:</text:p>
          </table:table-cell>
        </table:table-row>
        <table:table-row>
          <table:table-cell table:style-name="Tabla79.A2" office:value-type="string">
            <text:p text:style-name="P36">Scan emprant Applet/JNLP</text:p>
          </table:table-cell>
        </table:table-row>
      </table:table>
      <text:p text:style-name="P50"/>
      <table:table table:name="Tabla80" table:style-name="Tabla80">
        <table:table-column table:style-name="Tabla80.A"/>
        <table:table-row>
          <table:table-cell table:style-name="Tabla80.A1" office:value-type="string">
            <text:p text:style-name="P93">Classe Java:</text:p>
          </table:table-cell>
        </table:table-row>
        <table:table-row>
          <table:table-cell table:style-name="Tabla80.A2" office:value-type="string">
            <text:p text:style-name="P44">org.fundaciobit.plugins.scanweb.iecisa.IECISAScanWebPlugin</text:p>
          </table:table-cell>
        </table:table-row>
      </table:table>
      <text:p text:style-name="P50"/>
      <table:table table:name="Tabla81" table:style-name="Tabla81">
        <table:table-column table:style-name="Tabla81.A"/>
        <table:table-column table:style-name="Tabla81.B"/>
        <table:table-row>
          <table:table-cell table:style-name="Tabla81.A1" table:number-columns-spanned="2" office:value-type="string">
            <text:p text:style-name="P93">Propietats:</text:p>
          </table:table-cell>
          <table:covered-table-cell/>
        </table:table-row>
        <table:table-row>
          <table:table-cell table:style-name="Tabla81.A2" office:value-type="string">
            <text:p text:style-name="P36">es.caib.regweb3.plugins.scanweb.iecisa.debug</text:p>
          </table:table-cell>
          <table:table-cell table:style-name="Tabla81.B2" office:value-type="string">
            <text:p text:style-name="P78">Valors disponibles són <text:span text:style-name="T6">true</text:span> o <text:span text:style-name="T6">false</text:span>. Serveix per depurar la funcionalitat d'aquest plugin en desenvolupament.</text:p>
          </table:table-cell>
        </table:table-row>
        <table:table-row>
          <table:table-cell table:style-name="Tabla81.A2" office:value-type="string">
            <text:p text:style-name="P41">es.caib.regweb3.plugins.scanweb.iecisa.forcejnlp</text:p>
          </table:table-cell>
          <table:table-cell table:style-name="Tabla81.B2" office:value-type="string">
            <text:p text:style-name="P36"><text:span text:style-name="T44">Indica si volem que el plugin sempre s’executi com a jnlp</text:span><text:span text:style-name="T43">. Exemple:</text:span><text:span text:style-name="T6"> false</text:span></text:p>
          </table:table-cell>
        </table:table-row>
        <table:table-row>
          <table:table-cell table:style-name="Tabla81.A2" office:value-type="string">
            <text:p text:style-name="P41">es.caib.regweb3.plugins.scanweb.iecisa.forcesign</text:p>
          </table:table-cell>
          <table:table-cell table:style-name="Tabla81.B2" office:value-type="string">
            <text:p text:style-name="P42">Indica a l'escàner si ha de firmar el document escanejat o no. Exemple: <text:span text:style-name="T6">false</text:span></text:p>
          </table:table-cell>
        </table:table-row>
        <table:table-row>
          <table:table-cell table:style-name="Tabla81.A2" office:value-type="string">
            <text:p text:style-name="P41">es.caib.regweb3.plugins.scanweb.iecisa.closewindowwhenfinish</text:p>
          </table:table-cell>
          <table:table-cell table:style-name="Tabla81.B2" office:value-type="string">
            <text:p text:style-name="P42">Tanca les finestres una vegada acaba el procés d'escaneig. Exemple: <text:span text:style-name="T6">true</text:span></text:p>
          </table:table-cell>
        </table:table-row>
        <table:table-row>
          <table:table-cell table:style-name="Tabla81.A2" office:value-type="string">
            <text:p text:style-name="P41">es.caib.regweb3.plugins.scanweb.iecisa.sign.asunto</text:p>
          </table:table-cell>
          <table:table-cell table:style-name="Tabla81.B2" office:value-type="string">
            <text:p text:style-name="P39">Opcional. S'utilitza si <text:span text:style-name="T6">forcesign=true</text:span>. Afegeix assumpte a la firma del document. Exemple: <text:span text:style-name="T30">ASUNTO</text:span></text:p>
          </table:table-cell>
        </table:table-row>
        <table:table-row>
          <table:table-cell table:style-name="Tabla81.A2" office:value-type="string">
            <text:p text:style-name="P41">es.caib.regweb3.plugins.scanweb.iecisa.sign.keystore</text:p>
          </table:table-cell>
          <table:table-cell table:style-name="Tabla81.B2" office:value-type="string">
            <text:p text:style-name="P39">Opcional. Ruta on es troba el keystore per firmar. <text:span text:style-name="T46">S’utilitza si forcesign=true.</text:span> Exemple: <text:span text:style-name="T30">D:/xxx/REGWEB/</text:span></text:p>
          </table:table-cell>
        </table:table-row>
        <table:table-row>
          <table:table-cell table:style-name="Tabla81.A2" office:value-type="string">
            <text:p text:style-name="P41">es.caib.regweb3.plugins.scanweb.iecisa.sign.password</text:p>
          </table:table-cell>
          <table:table-cell table:style-name="Tabla81.B2" office:value-type="string">
            <text:p text:style-name="P39">Opcional. <text:span text:style-name="T46">S’utilitza si forcesign=true. </text:span>Password. Exemple: <text:span text:style-name="T31">x7E7f9v</text:span></text:p>
          </table:table-cell>
        </table:table-row>
        <table:table-row>
          <table:table-cell table:style-name="Tabla81.A2" office:value-type="string">
            <text:p text:style-name="P41">es.caib.regweb3.plugins.scanweb.iecisa.sign.certpassword</text:p>
          </table:table-cell>
          <table:table-cell table:style-name="Tabla81.B2" office:value-type="string">
            <text:p text:style-name="P39">Opcional<text:span text:style-name="T6">. </text:span>Password del certificat. <text:span text:style-name="T46">S’utilitza si forcesign=true.</text:span> Exemple: <text:span text:style-name="T30">x7EU8QH8</text:span></text:p>
          </table:table-cell>
        </table:table-row>
        <table:table-row>
          <table:table-cell table:style-name="Tabla81.A2" office:value-type="string">
            <text:p text:style-name="P41">es.caib.regweb3.plugins.scanweb.iecisa.sign.alias</text:p>
          </table:table-cell>
          <table:table-cell table:style-name="Tabla81.B2" office:value-type="string">
            <text:p text:style-name="P39">Opcional<text:span text:style-name="T6">. </text:span>Alias de la firma. <text:span text:style-name="T46">S’utilitza si forcesign=true.</text:span> Exemple:<text:span text:style-name="T6"> 1</text:span></text:p>
          </table:table-cell>
        </table:table-row>
        <table:table-row>
          <table:table-cell table:style-name="Tabla81.A2" office:value-type="string">
            <text:p text:style-name="P41">es.caib.regweb3.plugins.scanweb.iecisa.showInModal</text:p>
          </table:table-cell>
          <table:table-cell table:style-name="Tabla81.B2" office:value-type="string">
            <text:p text:style-name="P78">Opcional. <text:span text:style-name="T6">true</text:span> indica que el plugin es mostra dins d'un diàleg modal i <text:span text:style-name="T6">false</text:span> que es mostra dins d'una pàgina normal.</text:p>
          </table:table-cell>
        </table:table-row>
      </table:table>
      <text:p text:style-name="P50"/>
      <text:p text:style-name="P50"/>
      <text:h text:style-name="P117" text:outline-level="4"><text:soft-page-break/>Plugin d'escàner DynamicWeb Twain</text:h>
      <text:p text:style-name="P49">Aquest plugin es connecta al servidor de Digitalització-Compulsa per a que aquest inicii el proc<text:span text:style-name="T47">é</text:span>s d'escaneig. <text:span text:style-name="T47">Aquest plugin és de pagament (http://http://www.dynamsoft.com/).</text:span></text:p>
      <table:table table:name="Tabla82" table:style-name="Tabla82">
        <table:table-column table:style-name="Tabla82.A"/>
        <table:table-row>
          <table:table-cell table:style-name="Tabla82.A1" office:value-type="string">
            <text:p text:style-name="P93">Tipus:</text:p>
          </table:table-cell>
        </table:table-row>
        <table:table-row>
          <table:table-cell table:style-name="Tabla82.A2" office:value-type="string">
            <text:p text:style-name="P36">Scan</text:p>
          </table:table-cell>
        </table:table-row>
      </table:table>
      <text:p text:style-name="P50"/>
      <table:table table:name="Tabla83" table:style-name="Tabla83">
        <table:table-column table:style-name="Tabla83.A"/>
        <table:table-row>
          <table:table-cell table:style-name="Tabla83.A1" office:value-type="string">
            <text:p text:style-name="P93">Nom:</text:p>
          </table:table-cell>
        </table:table-row>
        <table:table-row>
          <table:table-cell table:style-name="Tabla83.A2" office:value-type="string">
            <text:p text:style-name="P36">DynamicWebTwain Scan</text:p>
          </table:table-cell>
        </table:table-row>
      </table:table>
      <text:p text:style-name="P50"/>
      <table:table table:name="Tabla84" table:style-name="Tabla84">
        <table:table-column table:style-name="Tabla84.A"/>
        <table:table-row>
          <table:table-cell table:style-name="Tabla84.A1" office:value-type="string">
            <text:p text:style-name="P93">Descripció:</text:p>
          </table:table-cell>
        </table:table-row>
        <table:table-row>
          <table:table-cell table:style-name="Tabla84.A2" office:value-type="string">
            <text:p text:style-name="P36">Scan emprant DynamicWebTwain</text:p>
          </table:table-cell>
        </table:table-row>
      </table:table>
      <text:p text:style-name="P50"/>
      <table:table table:name="Tabla85" table:style-name="Tabla85">
        <table:table-column table:style-name="Tabla85.A"/>
        <table:table-row>
          <table:table-cell table:style-name="Tabla85.A1" office:value-type="string">
            <text:p text:style-name="P93">Classe Java:</text:p>
          </table:table-cell>
        </table:table-row>
        <table:table-row>
          <table:table-cell table:style-name="Tabla85.A2" office:value-type="string">
            <text:p text:style-name="P40"><text:span text:style-name="Strong_20_Emphasis"><text:span text:style-name="T36">org.fundaciobit.plugins.scanweb.dynamicwebtwain.DynamicWebTwainScanWebPlugin </text:span></text:span></text:p>
          </table:table-cell>
        </table:table-row>
      </table:table>
      <text:p text:style-name="P50"/>
      <table:table table:name="Tabla86" table:style-name="Tabla86">
        <table:table-column table:style-name="Tabla86.A"/>
        <table:table-column table:style-name="Tabla86.B"/>
        <table:table-row>
          <table:table-cell table:style-name="Tabla86.A1" table:number-columns-spanned="2" office:value-type="string">
            <text:p text:style-name="P93">Propietats:</text:p>
          </table:table-cell>
          <table:covered-table-cell/>
        </table:table-row>
        <table:table-row>
          <table:table-cell table:style-name="Tabla86.A2" office:value-type="string">
            <text:p text:style-name="P36">es.caib.regweb3.plugins.scanweb.<text:span text:style-name="Strong_20_Emphasis"><text:span text:style-name="T37">dynamicwebtwain</text:span></text:span>.debug</text:p>
          </table:table-cell>
          <table:table-cell table:style-name="Tabla86.B2" office:value-type="string">
            <text:p text:style-name="P39">Mostra els logs de debug. Exemple: <text:span text:style-name="T6">false</text:span></text:p>
          </table:table-cell>
        </table:table-row>
        <table:table-row>
          <table:table-cell table:style-name="Tabla86.A2" office:value-type="string">
            <text:p text:style-name="P40"><text:span text:style-name="T28">es.caib.regweb3.plugins.scanweb.</text:span><text:span text:style-name="Strong_20_Emphasis"><text:span text:style-name="T36">dynamicwebtwain.trial</text:span></text:span></text:p>
          </table:table-cell>
          <table:table-cell table:style-name="Tabla86.B2" office:value-type="string">
            <text:p text:style-name="P38"><text:span text:style-name="T43">Indica si és trial o no. Example: </text:span>true</text:p>
          </table:table-cell>
        </table:table-row>
        <table:table-row>
          <table:table-cell table:style-name="Tabla86.A2" office:value-type="string">
            <text:p text:style-name="P41">es.caib.regweb3.plugins.scanweb.<text:span text:style-name="Strong_20_Emphasis"><text:span text:style-name="T38">dynamicwebtwain</text:span></text:span>.version</text:p>
          </table:table-cell>
          <table:table-cell table:style-name="Tabla86.B2" office:value-type="string">
            <text:p text:style-name="P42"><text:span text:style-name="T48">Opcional. </text:span><text:span text:style-name="T39">Versió: Per defecte 12.2. Possibles valors 12.2 o 10.2</text:span> </text:p>
          </table:table-cell>
        </table:table-row>
        <table:table-row>
          <table:table-cell table:style-name="Tabla86.A2" office:value-type="string">
            <text:p text:style-name="P41">es.caib.regweb3.plugins.scanweb.<text:span text:style-name="Strong_20_Emphasis"><text:span text:style-name="T38">dynamicwebtwain</text:span></text:span>.productkey</text:p>
          </table:table-cell>
          <table:table-cell table:style-name="Tabla86.B2" office:value-type="string">
            <text:p text:style-name="P40"><text:span text:style-name="T29">Clau del producte. Exemple: </text:span><text:span text:style-name="T42">8839E2</text:span></text:p>
          </table:table-cell>
        </table:table-row>
        <table:table-row>
          <table:table-cell table:style-name="Tabla86.A2" office:value-type="string">
            <text:p text:style-name="P41">es.caib.regweb3.plugins.scanweb.<text:span text:style-name="Strong_20_Emphasis"><text:span text:style-name="T38">dynamicwebtwain</text:span></text:span>.resourcespath</text:p>
          </table:table-cell>
          <table:table-cell table:style-name="Tabla86.B2" office:value-type="string">
            <text:p text:style-name="P43">Ruta on hi ha els recursos de l’escàner. Exemple: <text:span text:style-name="T6">D:/dynamicwebtwain2/scanner_resources</text:span></text:p>
          </table:table-cell>
        </table:table-row>
        <table:table-row>
          <table:table-cell table:style-name="Tabla86.A2" office:value-type="string">
            <text:p text:style-name="P41">es.caib.regweb3.plugins.scanweb.<text:span text:style-name="Strong_20_Emphasis"><text:span text:style-name="T38">dynamicwebtwain</text:span></text:span>.forcesign</text:p>
          </table:table-cell>
          <table:table-cell table:style-name="Tabla86.B2" office:value-type="string">
            <text:p text:style-name="P42">Indica a l'escàner si ha de firmar el document escanejat o no. Exemple: <text:span text:style-name="T6">false</text:span></text:p>
          </table:table-cell>
        </table:table-row>
        <table:table-row>
          <table:table-cell table:style-name="Tabla86.A2" office:value-type="string">
            <text:p text:style-name="P41">es.caib.regweb3.plugins.scanweb.<text:span text:style-name="Strong_20_Emphasis"><text:span text:style-name="T38">dynamicwebtwain</text:span></text:span>.sign.asunto</text:p>
          </table:table-cell>
          <table:table-cell table:style-name="Tabla86.B2" office:value-type="string">
            <text:p text:style-name="P39">Opcional. S'utilitza si <text:span text:style-name="T6">forcesign=true</text:span>. Afegeix assumpte a la firma del document. Exemple: <text:span text:style-name="T30">ASUNTO</text:span></text:p>
          </table:table-cell>
        </table:table-row>
        <table:table-row>
          <table:table-cell table:style-name="Tabla86.A2" office:value-type="string">
            <text:p text:style-name="P41">es.caib.regweb3.plugins.scanweb.<text:span text:style-name="Strong_20_Emphasis"><text:span text:style-name="T38">dynamicwebtwain</text:span></text:span>.sign.keystore</text:p>
          </table:table-cell>
          <table:table-cell table:style-name="Tabla86.B2" office:value-type="string">
            <text:p text:style-name="P39">Opcional. Ruta on es troba el keystore per firmar. <text:span text:style-name="T46">S’utilitza si forcesign=true. </text:span>Exemple: <text:span text:style-name="T30">D:/xxx/REGWEB/</text:span></text:p>
          </table:table-cell>
        </table:table-row>
        <table:table-row>
          <table:table-cell table:style-name="Tabla86.A2" office:value-type="string">
            <text:p text:style-name="P41">es.caib.regweb3.plugins.scanweb.<text:span text:style-name="Strong_20_Emphasis"><text:span text:style-name="T38">dynamicwebtwain</text:span></text:span>.sign.password</text:p>
          </table:table-cell>
          <table:table-cell table:style-name="Tabla86.B2" office:value-type="string">
            <text:p text:style-name="P39">Opcional. Password. <text:span text:style-name="T46">S’utilitza si forcesign=true. </text:span>Exemple: <text:span text:style-name="T31">x7E7f9v</text:span></text:p>
          </table:table-cell>
        </table:table-row>
        <table:table-row>
          <table:table-cell table:style-name="Tabla86.A2" office:value-type="string">
            <text:p text:style-name="P41">es.caib.regweb3.plugins.scanweb.<text:span text:style-name="Strong_20_Emphasis"><text:span text:style-name="T38">dynamicwebtwain</text:span></text:span>.sign.certpassword</text:p>
          </table:table-cell>
          <table:table-cell table:style-name="Tabla86.B2" office:value-type="string">
            <text:p text:style-name="P39"><text:span text:style-name="T6">Opcional. </text:span>Password del certificat. <text:span text:style-name="T46">S’utilitza si forcesign=true.</text:span> Exemple: <text:span text:style-name="T30">x7EU8QH8</text:span></text:p>
          </table:table-cell>
        </table:table-row>
        <table:table-row>
          <table:table-cell table:style-name="Tabla86.A2" office:value-type="string">
            <text:p text:style-name="P41">es.caib.regweb3.plugins.scanweb.<text:span text:style-name="Strong_20_Emphasis"><text:span text:style-name="T38">dynamicwebtwain</text:span></text:span>.sign.alias</text:p>
          </table:table-cell>
          <table:table-cell table:style-name="Tabla86.B2" office:value-type="string">
            <text:p text:style-name="P39"><text:span text:style-name="T6">Opcional. </text:span>Alias de la firma. <text:span text:style-name="T46">S’utilitza si forcesign=true. </text:span>Exemple:<text:span text:style-name="T6"> 1</text:span></text:p>
          </table:table-cell>
        </table:table-row>
      </table:table>
      <text:p text:style-name="P50"/>
      <text:p text:style-name="P50"/>
      <text:p text:style-name="P51">Es recomana que no es firmi dins els plugins d’escaneig ja que el propi Regweb ja s’encarrega de les firmes dels annexes en cas que sigui necessari.</text:p>
      <text:p text:style-name="P64"/>
      <text:h text:style-name="P96" text:outline-level="2"><text:soft-page-break/>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230"><draw:text-box fo:min-height="4.637cm"><text:p text:style-name="P82"><draw:frame draw:style-name="fr5" draw:name="gráficos91" text:anchor-type="paragraph" svg:width="17cm" svg:height="3.933cm" draw:z-index="231"><draw:image xlink:href="Pictures/2000000700006F36000019BD831C15ED5CE036A6.svm" xlink:type="simple" xlink:show="embed" xlink:actuate="onLoad"/></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232"><draw:text-box fo:min-height="4.923cm"><text:p text:style-name="P88"><draw:frame draw:style-name="fr5" draw:name="gráficos92" text:anchor-type="paragraph" svg:width="6.638cm" svg:height="5.876cm" draw:z-index="233"><draw:image xlink:href="Pictures/200000070000230A00001C0389FDE5ADF0BEEE5C.svm" xlink:type="simple" xlink:show="embed" xlink:actuate="onLoad"/></draw:frame></text:p><text:p text:style-name="P82">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234"><draw:image xlink:href="Pictures/200000070000108A0000027C58FF82EF65EE53B0.svm" xlink:type="simple" xlink:show="embed" xlink:actuate="onLoad"/></draw:frame> i ens apareix el formulari:</text:p>
      <text:p text:style-name="Text_20_body"><text:soft-page-break/><draw:frame draw:style-name="fr1" draw:name="Marco20" text:anchor-type="as-char" svg:width="17cm" draw:z-index="235"><draw:text-box fo:min-height="4.923cm"><text:p text:style-name="P82"><draw:frame draw:style-name="fr5" draw:name="gráficos94" text:anchor-type="paragraph" svg:width="17cm" svg:height="6.399cm" draw:z-index="236"><draw:image xlink:href="Pictures/2000000700006EE7000029C2A45749A410F46FDB.svm" xlink:type="simple" xlink:show="embed" xlink:actuate="onLoad"/></draw:frame>Il·lustració <text:sequence text:ref-name="refIllustration22" text:name="Illustration" text:formula="ooow:Illustration+1" style:num-format="1">23</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237"><draw:text-box fo:min-height="4.923cm"><text:p text:style-name="P82"><draw:frame draw:style-name="fr5" draw:name="gráficos95" text:anchor-type="paragraph" svg:width="17cm" svg:height="6.304cm" draw:z-index="238"><draw:image xlink:href="Pictures/2000000700006EE7000029235B75A7E9114C9419.svm" xlink:type="simple" xlink:show="embed" xlink:actuate="onLoad"/></draw:frame>Il·lustració <text:sequence text:ref-name="refIllustration23" text:name="Illustration" text:formula="ooow:Illustration+1" style:num-format="1">24</text:sequence>: Llistat de Propietats globals</text:p></draw:text-box></draw:frame></text:p>
      <text:p text:style-name="Text_20_body">Se tria l'edició de la propietat a canviar:</text:p>
      <text:p text:style-name="Text_20_body"><text:soft-page-break/><draw:frame draw:style-name="fr1" draw:name="Marco22" text:anchor-type="as-char" svg:width="17cm" draw:z-index="240"><draw:text-box fo:min-height="4.923cm"><text:p text:style-name="P82"><draw:frame draw:style-name="fr5" draw:name="gráficos96" text:anchor-type="paragraph" svg:width="17cm" svg:height="5.47cm" draw:z-index="241"><draw:image xlink:href="Pictures/2000000700006ECC000023A911AB4AA643D72DA4.svm" xlink:type="simple" xlink:show="embed" xlink:actuate="onLoad"/></draw:frame>Il·lustració <text:sequence text:ref-name="refIllustration24" text:name="Illustration" text:formula="ooow:Illustration+1" style:num-format="1">25</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255"><draw:text-box fo:min-height="4.286cm"><text:p text:style-name="P82"><draw:frame draw:style-name="fr5" draw:name="gráficos97" text:anchor-type="paragraph" svg:width="9.479cm" svg:height="3.401cm" draw:z-index="256"><draw:image xlink:href="Pictures/2000000700003DB50000161FE759252C21249726.svm" xlink:type="simple" xlink:show="embed" xlink:actuate="onLoad"/></draw:frame>Il·lustració <text:sequence text:ref-name="refIllustration25" text:name="Illustration" text:formula="ooow:Illustration+1" style:num-format="1">26</text:sequence>: Eliminació de Propietat global</text:p></draw:text-box></draw:frame></text:p>
      <text:p text:style-name="Text_20_body"/>
      <text:p text:style-name="P134">A continuació es detallen les que han d'estar definides per a cada Entitat creada a dins REGWEB3. <text:s/></text:p>
      <text:p text:style-name="P133"/>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98">Tipus</text:p>
          </table:table-cell>
          <table:table-cell table:style-name="Tabla16.A1" office:value-type="string">
            <text:p text:style-name="P98">Clau</text:p>
          </table:table-cell>
          <table:table-cell table:style-name="Tabla16.A1" office:value-type="string">
            <text:p text:style-name="P98">Valor</text:p>
          </table:table-cell>
          <table:table-cell table:style-name="Tabla16.D1" office:value-type="string">
            <text:p text:style-name="P98">Descripció</text:p>
          </table:table-cell>
        </table:table-row>
        <table:table-row table:style-name="Tabla16.2">
          <table:table-cell table:style-name="Tabla16.A6" office:value-type="string">
            <text:p text:style-name="P99">General</text:p>
          </table:table-cell>
          <table:table-cell table:style-name="Tabla16.B6" office:value-type="string">
            <text:p text:style-name="P101"><text:span text:style-name="T40">es.caib.regweb3.resultsperpage.oficios</text:span> </text:p>
          </table:table-cell>
          <table:table-cell table:style-name="Tabla16.C2" office:value-type="float" office:value="20">
            <text:p text:style-name="P101">20</text:p>
          </table:table-cell>
          <table:table-cell table:style-name="Tabla16.D6" office:value-type="string">
            <text:p text:style-name="P101"><text:span text:style-name="T40">Resulta</text:span><text:span text:style-name="T41">t</text:span><text:span text:style-name="T40">s p</text:span><text:span text:style-name="T41">e</text:span><text:span text:style-name="T40">r p</text:span><text:span text:style-name="T41">à</text:span><text:span text:style-name="T40">gina </text:span><text:span text:style-name="T41">a</text:span><text:span text:style-name="T40">ls Oficis pendents de remis</text:span><text:span text:style-name="T41">s</text:span><text:span text:style-name="T40">ió</text:span> </text:p>
          </table:table-cell>
        </table:table-row>
        <table:table-row table:style-name="Tabla16.3">
          <table:table-cell table:style-name="Tabla16.A6" office:value-type="string">
            <text:p text:style-name="P99">General</text:p>
          </table:table-cell>
          <table:table-cell table:style-name="Tabla16.B6" office:value-type="string">
            <text:p text:style-name="P101"><text:span text:style-name="T40">es.caib.regweb3.resultsperpage.lopd</text:span> </text:p>
          </table:table-cell>
          <table:table-cell table:style-name="Tabla16.C3" office:value-type="float" office:value="20">
            <text:p text:style-name="P101">20</text:p>
          </table:table-cell>
          <table:table-cell table:style-name="Tabla16.D6" office:value-type="string">
            <text:p text:style-name="P101"><text:span text:style-name="T40">Resulta</text:span><text:span text:style-name="T41">t</text:span><text:span text:style-name="T40">s p</text:span><text:span text:style-name="T41">e</text:span><text:span text:style-name="T40">r p</text:span><text:span text:style-name="T41">à</text:span><text:span text:style-name="T40">gina </text:span><text:span text:style-name="T41">a</text:span><text:span text:style-name="T40">ls informes LOPD</text:span> </text:p>
          </table:table-cell>
        </table:table-row>
        <table:table-row table:style-name="Tabla16.4">
          <table:table-cell table:style-name="Tabla16.A6" office:value-type="string">
            <text:p text:style-name="P99">General</text:p>
          </table:table-cell>
          <table:table-cell table:style-name="Tabla16.B6" office:value-type="string">
            <text:p text:style-name="P101"><text:span text:style-name="T40">es.caib.regweb3.showannexes</text:span> </text:p>
          </table:table-cell>
          <table:table-cell table:style-name="Tabla16.C4" office:value-type="string">
            <text:p text:style-name="P101">true</text:p>
          </table:table-cell>
          <table:table-cell table:style-name="Tabla16.D6" office:value-type="string">
            <text:p text:style-name="P101"><text:span text:style-name="T40">Mostrar o no </text:span><text:span text:style-name="T41">el</text:span><text:span text:style-name="T40">s an</text:span><text:span text:style-name="T41">n</text:span><text:span text:style-name="T40">ex</text:span><text:span text:style-name="T41">e</text:span><text:span text:style-name="T40">s</text:span> </text:p>
          </table:table-cell>
        </table:table-row>
        <table:table-row table:style-name="Tabla16.5">
          <table:table-cell table:style-name="Tabla16.A5" office:value-type="string">
            <text:p text:style-name="P99">SIR</text:p>
          </table:table-cell>
          <table:table-cell table:style-name="Tabla16.B5" office:value-type="string">
            <text:p text:style-name="P101"><text:span text:style-name="T40">es.caib.regweb3.maxuploadsizeinbytes</text:span> </text:p>
          </table:table-cell>
          <table:table-cell table:style-name="Tabla16.C5" office:value-type="float" office:value="10485760">
            <text:p text:style-name="P101">10485760</text:p>
          </table:table-cell>
          <table:table-cell table:style-name="Tabla16.D5" office:value-type="string">
            <text:p text:style-name="P103">Tama<text:span text:style-name="T50">ny</text:span> m<text:span text:style-name="T50">à</text:span>xim perm<text:span text:style-name="T50">è</text:span> p<text:span text:style-name="T50">e</text:span>r an<text:span text:style-name="T50">n</text:span>ex<text:span text:style-name="T50">e</text:span> en bytes</text:p>
          </table:table-cell>
        </table:table-row>
        <table:table-row table:style-name="Tabla16.6">
          <table:table-cell table:style-name="Tabla16.A6" office:value-type="string">
            <text:p text:style-name="P100">General</text:p>
          </table:table-cell>
          <table:table-cell table:style-name="Tabla16.B6" office:value-type="string">
            <text:p text:style-name="P101">es.caib.regweb3.anexos.permitirfirmadetached </text:p>
          </table:table-cell>
          <table:table-cell table:style-name="Tabla16.C6" office:value-type="string">
            <text:p text:style-name="P102">true</text:p>
          </table:table-cell>
          <table:table-cell table:style-name="Tabla16.D6" office:value-type="string">
            <text:p text:style-name="P103"><text:span text:style-name="T49">P</text:span>ermet establir si l'entitat pot adjuntar annexes amb firma separada (detached) . <text:span text:style-name="T49">Si no es declara la propietat o té valor </text:span><text:span text:style-name="T7">false</text:span><text:span text:style-name="T49">, no es permet adjuntar annexes amb firma detached.</text:span></text:p>
          </table:table-cell>
        </table:table-row>
      </table:table>
      <text:p text:style-name="P133"/>
      <text:p text:style-name="Text_20_body"/>
      <text:h text:style-name="P97" text:outline-level="2"><text:soft-page-break/>Organismes</text:h>
      <text:p text:style-name="Text_20_body">Aquesta opció de menú disposa d'un submenú on trobam les següents opcions:</text:p>
      <text:list xml:id="list113735036468726" text:continue-list="list113735396672998" text:style-name="L8">
        <text:list-header>
          <text:p text:style-name="P112"><draw:frame draw:style-name="fr9" draw:name="gráficos71" text:anchor-type="paragraph" svg:x="4.588cm" svg:y="0cm" svg:width="8.931cm" svg:height="2.559cm" draw:z-index="208"><draw:image xlink:href="Pictures/2000000700002B9E00000C827E1D6682D681F2F1.svm" xlink:type="simple" xlink:show="embed" xlink:actuate="onLoad"/></draw:frame></text:p>
          <text:p text:style-name="P112">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21"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211"><draw:image xlink:href="Pictures/2000000700006E7D000017C6DD2A7465EC1E2406.svm" xlink:type="simple" xlink:show="embed" xlink:actuate="onLoad"/></draw:frame><draw:frame draw:style-name="fr10" draw:name="gráficos72" text:anchor-type="paragraph" svg:x="0cm" svg:y="3.33cm" svg:width="17cm" svg:height="0.873cm" draw:z-index="210"><draw:image xlink:href="Pictures/10000000000003C30000012E39A5BD872E370ECD.bmp" xlink:type="simple" xlink:show="embed" xlink:actuate="onLoad"/></draw:frame></text:p>
      <text:list xml:id="list113735416989167" text:continue-numbering="true" text:style-name="L8">
        <text:list-header>
          <text:p text:style-name="P112">Il·lustració <text:sequence text:ref-name="refIllustration27" text:name="Illustration" text:formula="ooow:Illustration+1" style:num-format="1">28</text:sequence>: Pantalla inicial d'Organigrama</text:p>
          <text:p text:style-name="P113"/>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13735415104168" text:continue-numbering="true" text:style-name="L8">
        <text:list-header>
          <text:p text:style-name="P112"><draw:frame draw:style-name="fr5" draw:name="gráficos41" text:anchor-type="paragraph" svg:width="10.56cm" svg:height="4.438cm" draw:z-index="145"><draw:image xlink:href="Pictures/20000007000036FD0000170D0248FC5F6BEC80BC.svm" xlink:type="simple" xlink:show="embed" xlink:actuate="onLoad"/></draw:frame>Il·lustració <text:sequence text:ref-name="refIllustration28" text:name="Illustration" text:formula="ooow:Illustration+1" style:num-format="1">29</text:sequence>: Sincronització d'Organismes</text:p>
        </text:list-header>
      </text:list>
      <text:p text:style-name="Text_20_body"/>
      <text:p text:style-name="Text_20_body"><text:soft-page-break/>Una vegada ha acabat la sincronització el resultat és el següent:</text:p>
      <text:list xml:id="list113736267755297" text:continue-numbering="true" text:style-name="L8">
        <text:list-header>
          <text:p text:style-name="P112"><draw:frame draw:style-name="fr6" draw:name="gráficos45" text:anchor-type="paragraph" svg:width="17cm" svg:height="12cm" draw:z-index="177"><draw:image xlink:href="Pictures/2000000700006E6300004E24C2D331209C7E844E.svm" xlink:type="simple" xlink:show="embed" xlink:actuate="onLoad"/></draw:frame>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59"><draw:frame draw:style-name="fr11" draw:name="gráficos46" text:anchor-type="as-char" svg:width="17cm" svg:height="3.81cm" draw:z-index="258"><draw:image xlink:href="Pictures/2000000700006E48000018CF4746CDC64CB5D5BF.svm" xlink:type="simple" xlink:show="embed" xlink:actuate="onLoad"/></draw:frame><text:span text:style-name="T10">Il·lustració </text:span><text:span text:style-name="T10"><text:sequence text:ref-name="refIllustration30" text:name="Illustration" text:formula="ooow:Illustration+1" style:num-format="1">31</text:sequence></text:span><text:span text:style-name="T10">: Llistat de llibres d'un organisme</text:span></text:p>
      <text:p text:style-name="P53"/>
      <text:p text:style-name="Text_20_body">Per donar d'alta el llibre anam a <draw:frame draw:style-name="fr12" draw:name="gráficos47" text:anchor-type="as-char" svg:width="2.17cm" svg:height="0.582cm" draw:z-index="259"><draw:image xlink:href="Pictures/20000007000008460000024759AF2DB970A9B0FB.svm" xlink:type="simple" xlink:show="embed" xlink:actuate="onLoad"/></draw:frame> i mostrarà la següent pantalla:</text:p>
      <text:p text:style-name="P73"><draw:frame draw:style-name="fr6" draw:name="gráficos48" text:anchor-type="paragraph" svg:width="17cm" svg:height="3.491cm" draw:z-index="146"><draw:image xlink:href="Pictures/2000000700006E7D000016BE196850DCE0B6F533.svm" xlink:type="simple" xlink:show="embed" xlink:actuate="onLoad"/></draw:frame><text:soft-page-break/><text:span text:style-name="T8">Il·lustració </text:span><text:span text:style-name="T8"><text:sequence text:ref-name="refIllustration31" text:name="Illustration" text:formula="ooow:Illustration+1" style:num-format="1">32</text:sequence></text:span><text:span text:style-name="T8">: Formulari d'alta de llibre</text:span></text:p>
      <text:p text:style-name="Text_20_body"/>
      <text:p text:style-name="Text_20_body">Descripció dels camps de dades:</text:p>
      <text:list xml:id="list3148758414" text:style-name="L11">
        <text:list-item>
          <text:p text:style-name="P142"><text:span text:style-name="T1">Nom</text:span>: nom del llibre</text:p>
        </text:list-item>
        <text:list-item>
          <text:p text:style-name="P142"><text:span text:style-name="T1">Codi:</text:span> codi identificatiu del llibre. Màxim 4 caràcters alfanumèrics </text:p>
        </text:list-item>
        <text:list-item>
          <text:p text:style-name="P142"><text:span text:style-name="T1">Actiu</text:span>: si el llibre està actiu o no.</text:p>
        </text:list-item>
      </text:list>
      <text:p text:style-name="Text_20_body"/>
      <text:p text:style-name="Text_20_body">El resultat es veu a la següent pantalla:</text:p>
      <text:p text:style-name="P73"><draw:frame draw:style-name="fr6" draw:name="gráficos52" text:anchor-type="paragraph" svg:width="17cm" svg:height="4.83cm" draw:z-index="178"><draw:image xlink:href="Pictures/2000000700006E6300001F6C942B371E6DDB633A.svm" xlink:type="simple" xlink:show="embed" xlink:actuate="onLoad"/></draw:frame><text:span text:style-name="T8">Il·lustració </text:span><text:span text:style-name="T8"><text:sequence text:ref-name="refIllustration32" text:name="Illustration" text:formula="ooow:Illustration+1" style:num-format="1">33</text:sequence></text:span><text:span text:style-name="T8">: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5">Acció</text:p>
          </table:table-cell>
          <table:table-cell table:style-name="Tabla9.A1" office:value-type="string">
            <text:p text:style-name="P31">Nom</text:p>
          </table:table-cell>
          <table:table-cell table:style-name="Tabla9.C1" office:value-type="string">
            <text:p text:style-name="P31">Descripció</text:p>
          </table:table-cell>
        </table:table-row>
        <table:table-row>
          <table:table-cell table:style-name="Tabla9.B5" office:value-type="string">
            <text:p text:style-name="P31"><draw:frame draw:style-name="fr5" draw:name="gráficos51" text:anchor-type="paragraph" svg:width="0.926cm" svg:height="0.794cm" draw:z-index="143"><draw:image xlink:href="Pictures/10000000000000230000001E0719365C5739A968.png" xlink:type="simple" xlink:show="embed" xlink:actuate="onLoad"/></draw:frame></text:p>
          </table:table-cell>
          <table:table-cell table:style-name="Tabla9.B5" office:value-type="string">
            <text:p text:style-name="P35">Usuaris</text:p>
          </table:table-cell>
          <table:table-cell table:style-name="Tabla9.C5" office:value-type="string">
            <text:p text:style-name="P31">Aquesta opció ens permet assignar permisos entre els usuaris i el llibre.</text:p>
          </table:table-cell>
        </table:table-row>
        <table:table-row>
          <table:table-cell table:style-name="Tabla9.B5" office:value-type="string">
            <text:p text:style-name="P31"><draw:frame draw:style-name="fr5" draw:name="gráficos49" text:anchor-type="paragraph" svg:width="0.847cm" svg:height="0.82cm" draw:z-index="142"><draw:image xlink:href="Pictures/10000000000000200000001F58BC1CDE96B746A9.png" xlink:type="simple" xlink:show="embed" xlink:actuate="onLoad"/></draw:frame></text:p>
          </table:table-cell>
          <table:table-cell table:style-name="Tabla9.B5" office:value-type="string">
            <text:p text:style-name="P35"><text:s/>Inicialitzar Comptadors</text:p>
          </table:table-cell>
          <table:table-cell table:style-name="Tabla9.C5" office:value-type="string">
            <text:p text:style-name="P31">Aquesta opció permet inicialitzar comptadors.</text:p>
          </table:table-cell>
        </table:table-row>
        <table:table-row>
          <table:table-cell table:style-name="Tabla9.B5" office:value-type="string">
            <text:p text:style-name="P31"><draw:frame draw:style-name="fr5" draw:name="gráficos50" text:anchor-type="paragraph" svg:width="0.873cm" svg:height="0.82cm" draw:z-index="179"><draw:image xlink:href="Pictures/10000000000000210000001F1608DD56CC89435E.png" xlink:type="simple" xlink:show="embed" xlink:actuate="onLoad"/></draw:frame></text:p>
          </table:table-cell>
          <table:table-cell table:style-name="Tabla9.B5" office:value-type="string">
            <text:p text:style-name="P35">Editar</text:p>
          </table:table-cell>
          <table:table-cell table:style-name="Tabla9.C5" office:value-type="string">
            <text:p text:style-name="P31">Aquesta opció permet editar les dades del llibre.</text:p>
          </table:table-cell>
        </table:table-row>
        <table:table-row>
          <table:table-cell table:style-name="Tabla9.B5" office:value-type="string">
            <text:p text:style-name="P31"><draw:frame draw:style-name="fr5" draw:name="gráficos73" text:anchor-type="paragraph" svg:width="0.926cm" svg:height="0.834cm" draw:z-index="180"><draw:image xlink:href="Pictures/10000000000000230000001F7B66750EC42DF37A.bmp" xlink:type="simple" xlink:show="embed" xlink:actuate="onLoad"/></draw:frame></text:p>
          </table:table-cell>
          <table:table-cell table:style-name="Tabla9.B5" office:value-type="string">
            <text:p text:style-name="P35">Eliminar</text:p>
          </table:table-cell>
          <table:table-cell table:style-name="Tabla9.C5" office:value-type="string">
            <text:p text:style-name="P31">Permet eliminar el llibre de l'organisme.</text:p>
          </table:table-cell>
        </table:table-row>
      </table:table>
      <text:p text:style-name="Text_20_body"/>
      <text:p text:style-name="Text_20_body"><text:span text:style-name="T1">Usuaris</text:span>: Mostra els permisos que té un usuari damunt un llibre.</text:p>
      <text:p text:style-name="P73"><draw:frame draw:style-name="fr6" draw:name="gráficos116" text:anchor-type="paragraph" svg:width="17cm" svg:height="2.521cm" draw:z-index="148"><draw:image xlink:href="Pictures/200000070000690300000F9C0790D5105841544C.svm" xlink:type="simple" xlink:show="embed" xlink:actuate="onLoad"/></draw:frame><text:soft-page-break/><text:span text:style-name="T8">Il·lustració </text:span><text:span text:style-name="T8"><text:sequence text:ref-name="refIllustration33" text:name="Illustration" text:formula="ooow:Illustration+1" style:num-format="1">34</text:sequence></text:span><text:span text:style-name="T8">: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60"><text:span text:style-name="T1">Editar</text:span>:</text:p>
      <text:p text:style-name="P71"><draw:frame draw:style-name="fr5" draw:name="gráficos115" text:anchor-type="paragraph" svg:width="17cm" svg:height="4.72cm" draw:z-index="147"><draw:image xlink:href="Pictures/100000000000044E00000132993EFC82F6B5394C.png" xlink:type="simple" xlink:show="embed" xlink:actuate="onLoad"/></draw:frame><text:span text:style-name="T8">Il·lustració </text:span><text:span text:style-name="T8"><text:sequence text:ref-name="refIllustration34" text:name="Illustration" text:formula="ooow:Illustration+1" style:num-format="1">35</text:sequence></text:span><text:span text:style-name="T8">: Edició d'un llibre</text:span></text:p>
      <text:p text:style-name="P57"/>
      <text:p text:style-name="P60"><text:span text:style-name="T1">Eliminar</text:span>: Elimina un llibre si no té registres d'entrada o de sortida relacionats. És a dir, només deixa eliminar un llibre prèvia confirmació i si no s'ha creat cap registre sobre ell.</text:p>
      <text:p text:style-name="P60"/>
      <text:p text:style-name="P60">L'altra opció que apareix al llistat d'Organismes, és la del botó <draw:frame draw:style-name="fr13" draw:name="gráficos99" text:anchor-type="as-char" svg:y="-0.702cm" svg:width="0.848cm" svg:height="0.767cm" draw:z-index="257"><draw:image xlink:href="Pictures/200000070000035000000300EED55F404EE4BB36.svm" xlink:type="simple" xlink:show="embed" xlink:actuate="onLoad"/></draw:frame> d' “Oficines que donen servei”. Quan anam a aquesta opció, ens apareix el llistat de les oficines que donen servei a l'Organisme que s'ha seleccionat:</text:p>
      <text:p text:style-name="P71"><draw:frame draw:style-name="fr5" draw:name="gráficos100" text:anchor-type="paragraph" svg:width="17cm" svg:height="4.72cm" draw:z-index="212"><draw:image xlink:href="Pictures/2000000700006ADF00001DFAD1182D0474C7BBB2.svm" xlink:type="simple" xlink:show="embed" xlink:actuate="onLoad"/></draw:frame><text:span text:style-name="T8">Il·lustració </text:span><text:span text:style-name="T8"><text:sequence text:ref-name="refIllustration35" text:name="Illustration" text:formula="ooow:Illustration+1" style:num-format="1">36</text:sequence></text:span><text:span text:style-name="T8">: Oficines que donen servei a un Organisme</text:span></text:p>
      <text:p text:style-name="P60"><text:s/></text:p>
      <text:h text:style-name="P121" text:outline-level="3"><text:soft-page-break/>Organigrama:</text:h>
      <text:p text:style-name="P60">Aquesta opció del submenú també és accessible des del llistat d'organismes, amb el botó</text:p>
      <text:p text:style-name="P60"><draw:frame draw:style-name="fr14" draw:name="gráficos74" text:anchor-type="paragraph" svg:x="0.118cm" svg:y="-0.062cm" svg:width="2.191cm" svg:height="0.48cm" draw:z-index="181"><draw:image xlink:href="Pictures/20000007000009ED0000022DF3C68AE9BAB792CB.svm" xlink:type="simple" xlink:show="embed" xlink:actuate="onLoad"/></draw:frame> <text:s text:c="22"/>que hi aparei<text:span text:style-name="T14">x</text:span> a la part superior. </text:p>
      <text:p text:style-name="P60">El que ens mostra aquesta opció és un arbre dels organismes de l'Entitat, les seves Oficines <text:s/>, llibres i les seves relacions. La llegenda que hi apareix indica el que significa cada un dels colors que hi apareix.</text:p>
      <text:p text:style-name="P72"><draw:frame draw:style-name="fr6" draw:name="gráficos75" text:anchor-type="paragraph" svg:width="17cm" svg:height="9.051cm" draw:z-index="182"><draw:image xlink:href="Pictures/2000000700006E6300003AEADAB2222FA1AEB493.svm" xlink:type="simple" xlink:show="embed" xlink:actuate="onLoad"/></draw:frame><text:span text:style-name="T11">Il·lustració </text:span><text:span text:style-name="T11"><text:sequence text:ref-name="refIllustration36" text:name="Illustration" text:formula="ooow:Illustration+1" style:num-format="1">37</text:sequence></text:span><text:span text:style-name="T11">: Arbre d'Entitat</text:span></text:p>
      <text:h text:style-name="P121" text:outline-level="3" text:is-list-header="true"/>
      <text:h text:style-name="P123" text:outline-level="3">Reubicació de llibres dins l'organigrama:</text:h>
      <text:p text:style-name="P60"><draw:frame draw:style-name="fr14" draw:name="gráficos76" text:anchor-type="paragraph" svg:x="5.787cm" svg:y="0.462cm" svg:width="5.556cm" svg:height="0.503cm" draw:z-index="183"><draw:image xlink:href="Pictures/20000007000019390000024743C39ACE9B02F74B.svm" xlink:type="simple" xlink:show="embed" xlink:actuate="onLoad"/></draw:frame>Aquesta opció també es pot accedir des de l'opció del submenú, com també des del botó que surt al llistat d'organismes de l'entitat <text:s text:c="53"/>.</text:p>
      <text:p text:style-name="P60">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60">En aquest cas ens mostra el següent formulari:</text:p>
      <text:p text:style-name="P72"><draw:frame draw:style-name="fr6" draw:name="gráficos77" text:anchor-type="paragraph" svg:width="17cm" svg:height="8.32cm" draw:z-index="184"><draw:image xlink:href="Pictures/2000000700006E6300003629599E5E74A3E1627B.svm" xlink:type="simple" xlink:show="embed" xlink:actuate="onLoad"/></draw:frame><text:soft-page-break/><text:span text:style-name="T11">Il·lustració </text:span><text:span text:style-name="T11"><text:sequence text:ref-name="refIllustration37" text:name="Illustration" text:formula="ooow:Illustration+1" style:num-format="1">38</text:sequence></text:span><text:span text:style-name="T11">: Formulari de reubicació de llibres</text:span></text:p>
      <text:p text:style-name="P60"/>
      <text:h text:style-name="P121" text:outline-level="3">Històric de sincronitzacions:</text:h>
      <text:p text:style-name="P60">Aquí ens mostra un llistat de totes les sincronitzacions d'organismes i oficines que s'han fet a l'Entitat. Mostra la data en la que s'ha fet.</text:p>
      <text:p text:style-name="P72"><draw:frame draw:style-name="fr6" draw:name="gráficos78" text:anchor-type="paragraph" svg:width="17cm" svg:height="7.211cm" draw:z-index="186"><draw:image xlink:href="Pictures/2000000700006E4800002EED6AD857657970DFED.svm" xlink:type="simple" xlink:show="embed" xlink:actuate="onLoad"/></draw:frame><text:span text:style-name="T11">Il·lustració </text:span><text:span text:style-name="T11"><text:sequence text:ref-name="refIllustration38" text:name="Illustration" text:formula="ooow:Illustration+1" style:num-format="1">39</text:sequence></text:span><text:span text:style-name="T11">: Llistat de sincronitzacions d'organismes</text:span></text:p>
      <text:p text:style-name="P60"/>
      <text:p text:style-name="P60"/>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59"><draw:frame draw:style-name="fr11" draw:name="gráficos6" text:anchor-type="as-char" svg:width="17cm" svg:height="3.889cm" draw:z-index="242"><draw:image xlink:href="Pictures/2000000700006E480000191E9AC978E8BC6FF20C.svm" xlink:type="simple" xlink:show="embed" xlink:actuate="onLoad"/></draw:frame><text:span text:style-name="T10">Il·lustració </text:span><text:span text:style-name="T10"><text:sequence text:ref-name="refIllustration39" text:name="Illustration" text:formula="ooow:Illustration+1" style:num-format="1">40</text:sequence></text:span><text:span text:style-name="T10">: Formulari de cerca d'usuaris d'entitat</text:span></text:p>
      <text:p text:style-name="P54"/>
      <text:p text:style-name="Text_20_body">Quan introduïm un usuari el que es fa realment és associar-ho amb l'entitat. Per això, primer haurem de pitjar el botó per “Introduir usuari” i després haurem d'indicar l'identificador de l'usuari que volem associar.</text:p>
      <text:p text:style-name="P59"><draw:frame draw:style-name="fr12" draw:name="gráficos32" text:anchor-type="as-char" svg:width="16.94cm" svg:height="2.709cm" draw:z-index="243"><draw:image xlink:href="Pictures/2000000700006E48000011AD0245EFBA1F08312F.svm" xlink:type="simple" xlink:show="embed" xlink:actuate="onLoad"/></draw:frame><text:span text:style-name="T10">Il·lustració </text:span><text:span text:style-name="T10"><text:sequence text:ref-name="refIllustration40" text:name="Illustration" text:formula="ooow:Illustration+1" style:num-format="1">41</text:sequence></text:span><text:span text:style-name="T10">: Formulari per Introduir Usuari</text:span></text:p>
      <text:p text:style-name="P59"/>
      <text:p text:style-name="Text_20_body">Existeixen 3 possibles casos:</text:p>
      <text:p text:style-name="Text_20_body"/>
      <text:list xml:id="list2559127196" text:style-name="L12">
        <text:list-item>
          <text:p text:style-name="P143">Usuari que existeix però no té el rol adequat:</text:p>
        </text:list-item>
      </text:list>
      <text:p text:style-name="P59"><draw:frame draw:style-name="fr11" draw:name="gráficos30" text:anchor-type="as-char" svg:width="17cm" svg:height="4.521cm" draw:z-index="248"><draw:image xlink:href="Pictures/2000000700006E7D00001D7663C9EDBB8D76E2D5.svm" xlink:type="simple" xlink:show="embed" xlink:actuate="onLoad"/></draw:frame><text:span text:style-name="T10">Il·lustració </text:span><text:span text:style-name="T10"><text:sequence text:ref-name="refIllustration41" text:name="Illustration" text:formula="ooow:Illustration+1" style:num-format="1">42</text:sequence></text:span><text:span text:style-name="T10">: Error de rol introduint usuari</text:span></text:p>
      <text:p text:style-name="Text_20_body"/>
      <text:list xml:id="list113737186663589" text:continue-numbering="true" text:style-name="L12">
        <text:list-item>
          <text:p text:style-name="P143">Usuari que no existeix o no te cap rol assignat:</text:p>
        </text:list-item>
      </text:list>
      <text:p text:style-name="Text_20_body"/>
      <text:p text:style-name="P59"><text:soft-page-break/><draw:frame draw:style-name="fr3" draw:name="gráficos31" text:anchor-type="as-char" svg:width="17cm" svg:height="4.521cm" draw:z-index="244"><draw:image xlink:href="Pictures/2000000700006E7D00001D7663C9EDBB8D76E2D5.svm" xlink:type="simple" xlink:show="embed" xlink:actuate="onLoad"/></draw:frame><text:span text:style-name="T10">Il·lustració </text:span><text:span text:style-name="T10"><text:sequence text:ref-name="refIllustration42" text:name="Illustration" text:formula="ooow:Illustration+1" style:num-format="1">43</text:sequence></text:span><text:span text:style-name="T10">: Error de rol introduint usuari</text:span></text:p>
      <text:p text:style-name="P54"/>
      <text:list xml:id="list113735834637634" text:continue-numbering="true" text:style-name="L12">
        <text:list-item>
          <text:p text:style-name="P143">Usuari que existeix i té els rols adequats:</text:p>
        </text:list-item>
      </text:list>
      <text:p text:style-name="P58"><draw:frame draw:style-name="fr11" draw:name="gráficos26" text:anchor-type="as-char" svg:width="17cm" svg:height="5.031cm" draw:z-index="247"><draw:image xlink:href="Pictures/2000000700006E97000020C46100D64075A90273.svm" xlink:type="simple" xlink:show="embed" xlink:actuate="onLoad"/></draw:frame><text:span text:style-name="T10">Il·lustració </text:span><text:span text:style-name="T10"><text:sequence text:ref-name="refIllustration43" text:name="Illustration" text:formula="ooow:Illustration+1" style:num-format="1">44</text:sequence></text:span><text:span text:style-name="T10">: Confirmació de creació d'usuari a l'entitat</text:span></text:p>
      <text:p text:style-name="P57"/>
      <text:p text:style-name="Text_20_body">Una vegada s'ha associat l'usuari a l'entitat és necessari assignar permisos a aquest usuari. Per fer ho li donam al botó “Cercar” i ens sortirà abaix el llistat dels usuaris.</text:p>
      <text:p text:style-name="P71"><draw:frame draw:style-name="fr6" draw:name="gráficos12" text:anchor-type="paragraph" svg:width="17cm" svg:height="6.02cm" draw:z-index="187"><draw:image xlink:href="Pictures/2000000700006E480000272D12F4545878E1A6E1.svm" xlink:type="simple" xlink:show="embed" xlink:actuate="onLoad"/></draw:frame><text:span text:style-name="T8">Il·lustració </text:span><text:span text:style-name="T8"><text:sequence text:ref-name="refIllustration44" text:name="Illustration" text:formula="ooow:Illustration+1" style:num-format="1">45</text:sequence></text:span><text:span text:style-name="T8">: Llistat d'usuaris d'entitat</text:span></text:p>
      <text:p text:style-name="P54"/>
      <text:p text:style-name="Text_20_body">Si prenem el botó <text:s/><draw:frame draw:style-name="fr12" draw:name="gráficos13" text:anchor-type="as-char" svg:width="0.79cm" svg:height="0.66cm" draw:z-index="254"><draw:image xlink:href="Pictures/100000000000001E000000195C85F3AEE7AE832A.bmp" xlink:type="simple" xlink:show="embed" xlink:actuate="onLoad"/></draw:frame> hi anirem a la pàgina que permet assignar els permisos que te un usuari sobre els llibres de l'entitat.</text:p>
      <text:p text:style-name="Text_20_body"/>
      <text:p text:style-name="P71"><draw:frame draw:style-name="fr5" draw:name="gráficos25" text:anchor-type="paragraph" svg:width="17cm" svg:height="8.571cm" draw:z-index="144"><draw:image xlink:href="Pictures/20000007000067900000344DB2B012A979E649B8.svm" xlink:type="simple" xlink:show="embed" xlink:actuate="onLoad"/></draw:frame><text:soft-page-break/><text:span text:style-name="T8">Il·lustració </text:span><text:span text:style-name="T8"><text:sequence text:ref-name="refIllustration45" text:name="Illustration" text:formula="ooow:Illustration+1" style:num-format="1">46</text:sequence></text:span><text:span text:style-name="T8">: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252"><draw:image xlink:href="Pictures/100000000000001F0000001AF2130DB9F8F45381.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55"><draw:text-box fo:min-height="4.785cm"><text:p text:style-name="P82"><draw:frame draw:style-name="fr15" draw:name="gráficos9" text:anchor-type="paragraph" svg:x="0.004cm" svg:y="0.002cm" svg:width="17cm" svg:height="3.87cm" draw:z-index="156"><draw:image xlink:href="Pictures/2000000700006E630000193952FAE0A6D59BCC33.svm" xlink:type="simple" xlink:show="embed" xlink:actuate="onLoad"/></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253"><draw:image xlink:href="Pictures/2000000700000C1900000247F17FFFA5089E8A91.svm" xlink:type="simple" xlink:show="embed" xlink:actuate="onLoad"/></draw:frame> sortirà el següent formulari:</text:p>
      <text:p text:style-name="P68"><text:soft-page-break/></text:p>
      <text:p text:style-name="Text_20_body"><draw:frame draw:style-name="fr2" draw:name="Marco3" text:anchor-type="paragraph" svg:width="17cm" draw:z-index="153"><draw:text-box fo:min-height="10.571cm"><text:p text:style-name="P82"><draw:frame draw:style-name="fr7" draw:name="gráficos11" text:anchor-type="paragraph" svg:width="17cm" svg:height="9.059cm" draw:z-index="188"><draw:image xlink:href="Pictures/2000000700006E6300003B05E2F56848F6E87D41.svm" xlink:type="simple" xlink:show="embed" xlink:actuate="onLoad"/></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82"><draw:frame draw:style-name="fr5" draw:name="gráficos43" text:anchor-type="paragraph" svg:width="5.38cm" svg:height="4.863cm" draw:z-index="149"><draw:image xlink:href="Pictures/10000000000000EC000000EC7D2DF8532C947DF5.png" xlink:type="simple" xlink:show="embed" xlink:actuate="onLoad"/></draw:frame>Il·lustració <text:sequence text:ref-name="refIllustration48" text:name="Illustration" text:formula="ooow:Illustration+1" style:num-format="1">49</text:sequence>: Tipus de document</text:p>
      <text:p text:style-name="P82"/>
      <text:p text:style-name="Text_20_body"><text:span text:style-name="T1">País, Província i Localitat: </text:span>els valors venen donats de <text:span text:style-name="T6">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50"><draw:text-box fo:min-height="6.57cm"><text:p text:style-name="P82"><draw:frame draw:style-name="fr15" draw:name="gráficos15" text:anchor-type="paragraph" svg:x="0.004cm" svg:y="0.002cm" svg:width="17cm" svg:height="5.459cm" draw:z-index="152"><draw:image xlink:href="Pictures/2000000700006E7D0000238F625EC88A9DD4A800.svm" xlink:type="simple" xlink:show="embed" xlink:actuate="onLoad"/></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249"><draw:image xlink:href="Pictures/100000000000001F0000001C4E26EBEC05D2D85D.png" xlink:type="simple" xlink:show="embed" xlink:actuate="onLoad"/></draw:frame>o eliminar <draw:frame draw:style-name="fr12" draw:name="gráficos19" text:anchor-type="as-char" svg:width="0.953cm" svg:height="0.767cm" draw:z-index="250"><draw:image xlink:href="Pictures/10000000000000240000001D00D3D25C139C5482.png" xlink:type="simple" xlink:show="embed" xlink:actuate="onLoad"/></draw:frame> la persona.</text:p>
      <text:p text:style-name="Text_20_body">A més, hi ha una opció d'exportar la cerca de les persones a un excel, pitjant damunt el botó <draw:frame draw:style-name="fr13" draw:name="gráficos101" text:anchor-type="as-char" svg:y="-0.381cm" svg:width="3.18cm" svg:height="0.55cm" draw:z-index="251"><draw:image xlink:href="Pictures/2000000700000F82000002B118CF4673EDF1242F.svm" xlink:type="simple" xlink:show="embed" xlink:actuate="onLoad"/></draw:frame>. <text:span text:style-name="T15">Les persones s’exportaran dins un arxiu excel i repartits entre tantes fulles com faci falta, segons el número de persones exportades.</text:span></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82"><draw:frame draw:style-name="fr6" draw:name="gráficos102" text:anchor-type="paragraph" svg:width="17cm" svg:height="6.747cm" draw:z-index="213"><draw:image xlink:href="Pictures/2000000700006AC400002A6173BC3A6CF55BD07D.svm" xlink:type="simple" xlink:show="embed" xlink:actuate="onLoad"/></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88"><draw:frame draw:style-name="fr4" draw:name="gráficos80" text:anchor-type="paragraph" svg:width="8.678cm" svg:height="1.829cm" draw:z-index="189"><draw:image xlink:href="Pictures/2000000700002E69000009D3EF7F24168CCD8A50.svm" xlink:type="simple" xlink:show="embed" xlink:actuate="onLoad"/></draw:frame></text:p>
      <text:p text:style-name="P82">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57"><draw:text-box fo:min-height="5.711cm"><text:p text:style-name="P82"><draw:frame draw:style-name="fr7" draw:name="gráficos20" text:anchor-type="paragraph" svg:width="17cm" svg:height="4.05cm" draw:z-index="190"><draw:image xlink:href="Pictures/2000000700006E7D00001A5CE850D5BEBA889A81.svm" xlink:type="simple" xlink:show="embed" xlink:actuate="onLoad"/></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3328418021" text:style-name="L13">
        <text:list-item>
          <text:p text:style-name="P144"><text:span text:style-name="T1">Tipus de Llibre</text:span>: s'ha d'indicar si es volen els llibres d'entrada, de sortida o ambdós.</text:p>
        </text:list-item>
        <text:list-item>
          <text:p text:style-name="P144"><text:span text:style-name="T1">Format</text:span>: s'ha d'indicar el format en el que es vol l'informe. Hi ha disponibles pdf i excel.</text:p>
        </text:list-item>
        <text:list-item>
          <text:p text:style-name="P144"><text:span text:style-name="T1">Data </text:span><text:span text:style-name="T4">I</text:span><text:span text:style-name="T1">nici, </text:span><text:span text:style-name="T4">D</text:span><text:span text:style-name="T1">ata </text:span><text:span text:style-name="T4">F</text:span><text:span text:style-name="T1">i</text:span>: <text:s/>S'ha d'especificar el període de dates de l 'informe.</text:p>
        </text:list-item>
        <text:list-item>
          <text:p text:style-name="P144"><text:span text:style-name="T1">Mostrar</text:span>: S'ha d'indicar si es vol l'informe per anys i mesos, anys o mesos.</text:p>
          <text:p text:style-name="P144"/>
        </text:list-item>
      </text:list>
      <text:p text:style-name="Text_20_body">Una vegada triats els criteris part de l'informe que es genera és el següent:</text:p>
      <text:p text:style-name="P59"><text:soft-page-break/><draw:frame draw:style-name="fr12" draw:name="gráficos22" text:anchor-type="as-char" svg:width="10.141cm" svg:height="14.319cm" draw:z-index="239"><draw:image xlink:href="Pictures/100000000000027F0000038698A6ED6E2FD7E63A.png" xlink:type="simple" xlink:show="embed" xlink:actuate="onLoad"/></draw:frame></text:p>
      <text:p text:style-name="Text_20_body"><text:soft-page-break/><draw:frame draw:style-name="fr1" draw:name="Marco7" text:anchor-type="as-char" svg:width="15.898cm" draw:z-index="245"><draw:text-box fo:min-height="15.494cm"><text:p text:style-name="P82"><draw:frame draw:style-name="fr16" draw:name="gráficos24" text:anchor-type="paragraph" svg:x="2.759cm" svg:y="0.213cm" svg:width="10.111cm" svg:height="14.37cm" draw:z-index="246"><draw:image xlink:href="Pictures/100000000000027D000003895D4C0823A6786695.png" xlink:type="simple" xlink:show="embed" xlink:actuate="onLoad"/></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82"><draw:frame draw:style-name="fr7" draw:name="gráficos103" text:anchor-type="paragraph" svg:width="17cm" svg:height="3.403cm" draw:z-index="214"><draw:image xlink:href="Pictures/2000000700006E7D0000161FC147871AFEA3C135.svm" xlink:type="simple" xlink:show="embed" xlink:actuate="onLoad"/></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82"><draw:frame draw:style-name="fr5" draw:name="gráficos104" text:anchor-type="paragraph" svg:width="11.21cm" svg:height="12.111cm" draw:z-index="215"><draw:image xlink:href="Pictures/20000007000048F900004EDDA3E73ACF9E4369AB.svm" xlink:type="simple" xlink:show="embed" xlink:actuate="onLoad"/></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137"><draw:text-box fo:min-height="7.781cm"><text:p text:style-name="P82"><draw:frame draw:style-name="fr15" draw:name="gráficos27" text:anchor-type="paragraph" svg:x="0.004cm" svg:y="0.002cm" svg:width="17cm" svg:height="6.69cm" draw:z-index="185"><draw:image xlink:href="Pictures/200000070000696D00002973712403F21297D1EB.svm" xlink:type="simple" xlink:show="embed" xlink:actuate="onLoad"/></draw:frame>Il·lustració <text:sequence text:ref-name="refIllustration56" text:name="Illustration" text:formula="ooow:Illustration+1" style:num-format="1">57</text:sequence>: Criteris de l'informe Llibre de registres</text:p></draw:text-box></draw:frame></text:p>
      <text:list xml:id="list1657594802" text:style-name="L14">
        <text:list-item>
          <text:p text:style-name="P145"><text:span text:style-name="T1">Tipus de llibre</text:span>: s'ha d'indicar si d'entrada o de sortida.</text:p>
        </text:list-item>
        <text:list-item>
          <text:p text:style-name="P145"><text:span text:style-name="T1">Llibre de registre</text:span>: s'ha de triar almanco un. <text:span text:style-name="T16">Es poden triar varis.</text:span></text:p>
        </text:list-item>
        <text:list-item>
          <text:p text:style-name="P145"><text:span text:style-name="T1">Format</text:span>: s'ha d'indicar el format de l'informe. Està disponible en pdf o excel.</text:p>
        </text:list-item>
        <text:list-item>
          <text:p text:style-name="P145"><text:span text:style-name="T1">Camps de llista</text:span>: s'han d'indicar tots els camps dels registres que es volen que surtin a l'informe</text:p>
        </text:list-item>
        <text:list-item>
          <text:p text:style-name="P145"><text:span text:style-name="T1">Data </text:span><text:span text:style-name="T5">I</text:span><text:span text:style-name="T1">nici, </text:span><text:span text:style-name="T5">D</text:span><text:span text:style-name="T1">ata </text:span><text:span text:style-name="T5">F</text:span><text:span text:style-name="T1">i</text:span>: s'ha d'indicar el període de dates <text:span text:style-name="T16">de</text:span> l'informe.</text:p>
        </text:list-item>
      </text:list>
      <text:p text:style-name="Text_20_body"/>
      <text:p text:style-name="Text_20_body">L'informe que es genera és:</text:p>
      <text:p text:style-name="Text_20_body"><text:soft-page-break/><draw:frame draw:style-name="fr1" draw:name="Marco8" text:anchor-type="as-char" svg:width="17cm" draw:z-index="115"><draw:text-box fo:min-height="11.982cm"><text:p text:style-name="P82"><draw:frame draw:style-name="fr17" draw:name="gráficos33" text:anchor-type="paragraph" svg:x="0.004cm" svg:y="0.002cm" svg:width="17cm" svg:height="11.31cm" draw:z-index="154"><draw:image xlink:href="Pictures/10000000000003F5000002CAFFDC1AC15173512E.png" xlink:type="simple" xlink:show="embed" xlink:actuate="onLoad"/></draw:frame>Il·lustració <text:sequence text:ref-name="refIllustration57" text:name="Illustration" text:formula="ooow:Illustration+1" style:num-format="1">58</text:sequence>: Informe llibre de Registres</text:p></draw:text-box></draw:frame></text:p>
      <text:h text:style-name="P95"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116"><draw:text-box fo:min-height="5.017cm"><text:p text:style-name="P82"><draw:frame draw:style-name="fr15" draw:name="gráficos128" text:anchor-type="paragraph" svg:x="0.004cm" svg:y="0.002cm" svg:width="17cm" svg:height="3.701cm" draw:z-index="117"><draw:image xlink:href="Pictures/2000000700006E4800001816E17EDA864390B832.svm" xlink:type="simple" xlink:show="embed" xlink:actuate="onLoad"/></draw:frame>Il·lustració <text:sequence text:ref-name="refIllustration58" text:name="Illustration" text:formula="ooow:Illustration+1" style:num-format="1">59</text:sequence>: Consulta d'usuari LOPD</text:p></draw:text-box></draw:frame></text:p>
      <text:p text:style-name="Text_20_body">Els criteris de cerca són:</text:p>
      <text:list xml:id="list2603230221" text:style-name="L15">
        <text:list-item>
          <text:p text:style-name="P146"><text:span text:style-name="T1">Data inici</text:span>: Data d'inici des de la qual fer la cerca.</text:p>
        </text:list-item>
        <text:list-item>
          <text:p text:style-name="P146"><text:span text:style-name="T1">Data fi</text:span>: Data fi des de la qual fer la cerca.</text:p>
        </text:list-item>
        <text:list-item>
          <text:p text:style-name="P146"><text:span text:style-name="T1">Llibre:</text:span> Llibre del qual fer la cerca.</text:p>
        </text:list-item>
        <text:list-item>
          <text:p text:style-name="P146"><text:soft-page-break/><text:span text:style-name="T1">Usuari</text:span>: Usuari del qual fer la cerca.</text:p>
        </text:list-item>
        <text:list-item>
          <text:p text:style-name="P146"><text:span text:style-name="T1">Tipus Llibre</text:span>: Si es vol consultar registres d'entrada, de sortida o migrats.</text:p>
        </text:list-item>
        <text:list-item>
          <text:p text:style-name="P146"><text:span text:style-name="T1">Acció</text:span>: Si es vol veure els registres Creats, Modificats, Consultats, Llistats <text:span text:style-name="T17">o Descàrregues de Justificant</text:span>.</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108"><draw:text-box fo:min-height="11.947cm"><text:p text:style-name="P82"><draw:frame draw:style-name="fr15" draw:name="gráficos126" text:anchor-type="paragraph" svg:x="0.004cm" svg:y="0.002cm" svg:width="17cm" svg:height="10.021cm" draw:z-index="109"><draw:image xlink:href="Pictures/2000000700006E4800004138DC00EBDBB9A7318D.svm" xlink:type="simple" xlink:show="embed" xlink:actuate="onLoad"/></draw:frame></text:p><text:p text:style-name="P82">Il·lustració <text:sequence text:ref-name="refIllustration59" text:name="Illustration" text:formula="ooow:Illustration+1" style:num-format="1">60</text:sequence>: Detall <text:span text:style-name="T6">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98"><draw:text-box fo:min-height="5.401cm"><text:p text:style-name="P82"><draw:frame draw:style-name="fr5" draw:name="gráficos81" text:anchor-type="paragraph" svg:width="17cm" svg:height="3.679cm" draw:z-index="102"><draw:image xlink:href="Pictures/2000000700006E7D000017FBADAD7372EE083AB6.svm" xlink:type="simple" xlink:show="embed" xlink:actuate="onLoad"/></draw:frame>Il·lustració <text:sequence text:ref-name="refIllustration60" text:name="Illustration" text:formula="ooow:Illustration+1" style:num-format="1">61</text:sequence>: Consulta d'assentament LOPD</text:p></draw:text-box></draw:frame><text:span text:style-name="T12">Els criteris de cerca són:</text:span></text:p>
      <text:list xml:id="list113737222630341" text:continue-numbering="true" text:style-name="L15">
        <text:list-item>
          <text:p text:style-name="P146"><text:span text:style-name="T1">Data inici</text:span>: Data d'inici des de la qual fer la cerca.</text:p>
        </text:list-item>
        <text:list-item>
          <text:p text:style-name="P146"><text:span text:style-name="T1">Data fi</text:span>: Data fi des de la qual fer la cerca.</text:p>
        </text:list-item>
        <text:list-item>
          <text:p text:style-name="P146"><text:span text:style-name="T1">Llibre:</text:span> Llibre del qual fer la cerca</text:p>
        </text:list-item>
        <text:list-item>
          <text:p text:style-name="P146"><text:span text:style-name="T1">Tipus Registre</text:span>: si és d'entrada o sortida</text:p>
        </text:list-item>
        <text:list-item>
          <text:p text:style-name="P146"><text:span text:style-name="T1">Número</text:span>: es pot indicar el número de registre en concret. </text:p>
          <text:p text:style-name="P146"/>
        </text:list-item>
      </text:list>
      <text:p text:style-name="Text_20_body">El resultat de la cerca és:</text:p>
      <text:p text:style-name="Text_20_body"><draw:frame draw:style-name="fr1" draw:name="Marco52" text:anchor-type="as-char" svg:width="17cm" draw:z-index="105"><draw:text-box fo:min-height="7.639cm"><text:p text:style-name="P82"><draw:frame draw:style-name="fr15" draw:name="gráficos131" text:anchor-type="paragraph" svg:x="0.004cm" svg:y="0.002cm" svg:width="17cm" svg:height="10.41cm" draw:z-index="106"><draw:image xlink:href="Pictures/2000000700006E2E000043CEB1BAD3BCB36326F7.svm" xlink:type="simple" xlink:show="embed" xlink:actuate="onLoad"/></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93"><draw:image xlink:href="Pictures/10000000000000210000001A7BB0AA8630EA80D0.png" xlink:type="simple" xlink:show="embed" xlink:actuate="onLoad"/></draw:frame> <text:s/>pels registres de sortida, i el botó <draw:frame draw:style-name="fr12" draw:name="gráficos105" text:anchor-type="as-char" svg:width="0.7cm" svg:height="0.589cm" draw:z-index="151"><draw:image xlink:href="Pictures/200000070000036A000002E6FB41C696F2E72AAE.svm" xlink:type="simple" xlink:show="embed" xlink:actuate="onLoad"/></draw:frame>, pels d'entrada, veurem el detall:</text:p>
      <text:p text:style-name="Text_20_body"><draw:frame draw:style-name="fr2" draw:name="Marco53" text:anchor-type="paragraph" svg:width="17cm" draw:z-index="158"><draw:text-box fo:min-height="11.894cm"><text:p text:style-name="P82"><draw:frame draw:style-name="fr15" draw:name="gráficos132" text:anchor-type="paragraph" svg:x="0.004cm" svg:y="0.002cm" svg:width="17cm" svg:height="13.36cm" draw:z-index="159"><draw:image xlink:href="Pictures/200000090000645C00004F125C7AFDBA791703D1.svm" xlink:type="simple" xlink:show="embed" xlink:actuate="onLoad"/></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text:span text:style-name="T18">Només apareixerà si hi ha registres migrats. </text:span>Per fer això tenim un cercador de registres migrats amb el següent aspecte:</text:p>
      <text:p text:style-name="P82"><draw:frame draw:style-name="fr7" draw:name="gráficos82" text:anchor-type="paragraph" svg:width="17cm" svg:height="4.03cm" draw:z-index="191"><draw:image xlink:href="Pictures/2000000700006E6300001A413BBC45AB72728894.svm" xlink:type="simple" xlink:show="embed" xlink:actuate="onLoad"/></draw:frame><text:soft-page-break/>Il·lustració <text:sequence text:ref-name="refIllustration63" text:name="Illustration" text:formula="ooow:Illustration+1" style:num-format="1">64</text:sequence>: Cercador de registres migrats</text:p>
      <text:p text:style-name="P82"/>
      <text:p text:style-name="P15">Els criteris de cerca són:</text:p>
      <text:list xml:id="list113737930128846" text:continue-numbering="true" text:style-name="L15">
        <text:list-item>
          <text:p text:style-name="P146"><text:span text:style-name="T1">Tipus: </text:span><text:span text:style-name="T12">si és un registre d'entrada o sortida.</text:span></text:p>
        </text:list-item>
        <text:list-item>
          <text:p text:style-name="P146"><text:span text:style-name="T1">Oficina</text:span>: Oficina a la que pertany el registre migrat.</text:p>
        </text:list-item>
        <text:list-item>
          <text:p text:style-name="P146"><text:span text:style-name="T1">Any</text:span>: Any del registre migrat.</text:p>
        </text:list-item>
        <text:list-item>
          <text:p text:style-name="P141"><text:span text:style-name="T1">Número</text:span>: es pot indicar el número de registre en concret. </text:p>
        </text:list-item>
        <text:list-item>
          <text:p text:style-name="P141"><text:span text:style-name="T1">Data inici</text:span>: Data inici des de la qual fer la cerca.</text:p>
        </text:list-item>
        <text:list-item>
          <text:p text:style-name="P146"><text:span text:style-name="T1">Data fi</text:span>: Data fi des de la qual fer la cerca.</text:p>
        </text:list-item>
        <text:list-item>
          <text:p text:style-name="P146"><text:span text:style-name="T1">Extracte:</text:span> Extracte del registre migrat.</text:p>
        </text:list-item>
        <text:list-item>
          <text:p text:style-name="P146"><text:span text:style-name="T1">Remitent/Destinatari:</text:span> Depenent de si és registre d'entrada o de sortida, el remitent o destinatari del mateix.</text:p>
        </text:list-item>
      </text:list>
      <text:p text:style-name="P65"/>
      <text:p text:style-name="P65">El resultat de la cerca és el següent:</text:p>
      <text:p text:style-name="P65"/>
      <text:p text:style-name="P88"><draw:frame draw:style-name="fr6" draw:name="gráficos83" text:anchor-type="paragraph" svg:width="17cm" svg:height="7.25cm" draw:z-index="192"><draw:image xlink:href="Pictures/2000000700006E4800002F3C8BD119E9696F16B2.svm" xlink:type="simple" xlink:show="embed" xlink:actuate="onLoad"/></draw:frame></text:p>
      <text:p text:style-name="P82">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90"><draw:image xlink:href="Pictures/20000007000002E6000002B1F0459CE315A1A1F4.svm" xlink:type="simple" xlink:show="embed" xlink:actuate="onLoad"/></draw:frame> veurem el detall:</text:p>
      <text:p text:style-name="P82"><draw:frame draw:style-name="fr5" draw:name="gráficos85" text:anchor-type="paragraph" svg:width="17cm" svg:height="14.711cm" draw:z-index="193"><draw:image xlink:href="Pictures/200000070000585F00004C97F3B0772F81FF975D.svm" xlink:type="simple" xlink:show="embed" xlink:actuate="onLoad"/></draw:frame><text:soft-page-break/>Il·lustració <text:sequence text:ref-name="refIllustration65" text:name="Illustration" text:formula="ooow:Illustration+1" style:num-format="1">66</text:sequence>: Detall de consulta LOPD sobre Registre Migrat</text:p>
      <text:p text:style-name="P86"/>
      <text:p text:style-name="P87">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5"/>
      <text:h text:style-name="Heading_20_2" text:outline-level="2">Catàleg de dades</text:h>
      <text:p text:style-name="Text_20_body">Aquest menú permet definir el catàleg de dades per <text:span text:style-name="T19">a</text:span> una entitat. Tot el que es defineix en aquest menú és per l'entitat en concret que s'està administrant. Aquest catàleg s'haurà de crear per cada entitat del sistema. Trobam un submenú amb quatre opcions:</text:p>
      <text:p text:style-name="P82"><draw:frame draw:style-name="fr4" draw:name="gráficos86" text:anchor-type="paragraph" svg:width="6.17cm" svg:height="2.469cm" draw:z-index="194"><draw:image xlink:href="Pictures/20000009000015EA000008CA8146E412B0648A42.svm" xlink:type="simple" xlink:show="embed" xlink:actuate="onLoad"/></draw:frame><text:soft-page-break/>Il·lustració <text:sequence text:ref-name="refIllustration66" text:name="Illustration" text:formula="ooow:Illustration+1" style:num-format="1">67</text:sequence>: Submenú de Catàleg de Dades</text:p>
      <text:p text:style-name="P82"/>
      <text:h text:style-name="Heading_20_3" text:outline-level="3">Gestió Tipus Documental</text:h>
      <text:p text:style-name="Text_20_body">El tipus documental fa refer<text:span text:style-name="T20">è</text:span>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83"><draw:text-box fo:min-height="6.165cm"><text:p text:style-name="P82"><draw:frame draw:style-name="fr18" draw:name="gráficos34" text:anchor-type="as-char" svg:width="17cm" svg:height="4.57cm" draw:z-index="86"><draw:image xlink:href="Pictures/2000000700006E6300001DC5CDAAC08E0184C304.svm" xlink:type="simple" xlink:show="embed" xlink:actuate="onLoad"/></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5">Acció</text:p>
          </table:table-cell>
          <table:table-cell table:style-name="Tabla11.A1" office:value-type="string">
            <text:p text:style-name="P31">Nom</text:p>
          </table:table-cell>
          <table:table-cell table:style-name="Tabla11.C1" office:value-type="string">
            <text:p text:style-name="P31">Descripció</text:p>
          </table:table-cell>
        </table:table-row>
        <table:table-row>
          <table:table-cell table:style-name="Tabla11.A4" office:value-type="string">
            <text:p text:style-name="P31"><draw:frame draw:style-name="fr5" draw:name="gráficos111" text:anchor-type="paragraph" svg:width="0.794cm" svg:height="0.741cm" draw:z-index="160"><draw:image xlink:href="Pictures/100000000000001E0000001C04B5A756A4940B10.png" xlink:type="simple" xlink:show="embed" xlink:actuate="onLoad"/></draw:frame></text:p>
          </table:table-cell>
          <table:table-cell table:style-name="Tabla11.B4" office:value-type="string">
            <text:p text:style-name="P35">Editar</text:p>
          </table:table-cell>
          <table:table-cell table:style-name="Tabla11.C4" office:value-type="string">
            <text:p text:style-name="P31">Permet editar un tipus documental.</text:p>
          </table:table-cell>
        </table:table-row>
        <table:table-row>
          <table:table-cell table:style-name="Tabla11.A4" office:value-type="string">
            <text:p text:style-name="P31"><draw:frame draw:style-name="fr5" draw:name="gráficos112" text:anchor-type="paragraph" svg:width="0.979cm" svg:height="0.847cm" draw:z-index="161"><draw:image xlink:href="Pictures/100000000000002500000020C61511BB530C585E.png" xlink:type="simple" xlink:show="embed" xlink:actuate="onLoad"/></draw:frame></text:p>
          </table:table-cell>
          <table:table-cell table:style-name="Tabla11.B4" office:value-type="string">
            <text:p text:style-name="P35">Esborrar</text:p>
          </table:table-cell>
          <table:table-cell table:style-name="Tabla11.C4" office:value-type="string">
            <text:p text:style-name="P31">Permet eliminar un tipus documental.</text:p>
          </table:table-cell>
        </table:table-row>
        <table:table-row>
          <table:table-cell table:style-name="Tabla11.A4" office:value-type="string">
            <text:p text:style-name="P35"><draw:frame draw:style-name="fr12" draw:name="gráficos36" text:anchor-type="as-char" svg:width="4.74cm" svg:height="0.529cm" draw:z-index="81"><draw:image xlink:href="Pictures/20000007000012810000021238A1180D2A2A6981.svm" xlink:type="simple" xlink:show="embed" xlink:actuate="onLoad"/></draw:frame></text:p>
          </table:table-cell>
          <table:table-cell table:style-name="Tabla11.B4" office:value-type="string">
            <text:p text:style-name="P35">Introduir tipus documental</text:p>
          </table:table-cell>
          <table:table-cell table:style-name="Tabla11.C4" office:value-type="string">
            <text:p text:style-name="P3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99"><draw:text-box fo:min-height="6.375cm"><text:p text:style-name="P82"><draw:frame draw:style-name="fr15" draw:name="gráficos35" text:anchor-type="paragraph" svg:x="0.004cm" svg:y="0.002cm" svg:width="17cm" svg:height="5.38cm" draw:z-index="100"><draw:image xlink:href="Pictures/2000000700006E130000230AF75F3D315640B153.svm" xlink:type="simple" xlink:show="embed" xlink:actuate="onLoad"/></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1266884710" text:style-name="L16">
        <text:list-item>
          <text:p text:style-name="P147"><text:span text:style-name="T1">Codi NTI:</text:span> és un codi únic que identifica al tipus documental. Definit a la norma NTI</text:p>
        </text:list-item>
        <text:list-item>
          <text:p text:style-name="P147"><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69"/>
      <text:p text:style-name="P59"><draw:frame draw:style-name="fr19" draw:name="gráficos37" text:anchor-type="as-char" svg:width="17cm" svg:height="5.38cm" draw:z-index="101"><draw:image xlink:href="Pictures/2000000700006E63000025EF84894C102EEE3EC3.svm" xlink:type="simple" xlink:show="embed" xlink:actuate="onLoad"/></draw:frame></text:p>
      <text:p text:style-name="P73">Il·lustració <text:sequence text:ref-name="refIllustration69" text:name="Illustration" text:formula="ooow:Illustration+1" style:num-format="1">70</text:sequence>: Introducció de Tipus Documental</text:p>
      <text:p text:style-name="P59"/>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73"><draw:text-box fo:min-height="5.02cm"><text:p text:style-name="P82"><draw:frame draw:style-name="fr15" draw:name="gráficos38" text:anchor-type="paragraph" svg:x="0.004cm" svg:y="0.002cm" svg:width="17cm" svg:height="4.57cm" draw:z-index="74"><draw:image xlink:href="Pictures/2000000700006E4800001DC523324D5C22A93703.svm" xlink:type="simple" xlink:show="embed" xlink:actuate="onLoad"/></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5">Acció</text:p>
          </table:table-cell>
          <table:table-cell table:style-name="Tabla4.A1" office:value-type="string">
            <text:p text:style-name="P31">Nom</text:p>
          </table:table-cell>
          <table:table-cell table:style-name="Tabla4.C1" office:value-type="string">
            <text:p text:style-name="P31">Descripció</text:p>
          </table:table-cell>
        </table:table-row>
        <table:table-row>
          <table:table-cell table:style-name="Tabla4.A4" office:value-type="string">
            <text:p text:style-name="P31"><draw:frame draw:style-name="fr5" draw:name="gráficos40" text:anchor-type="paragraph" svg:width="0.794cm" svg:height="0.741cm" draw:z-index="162"><draw:image xlink:href="Pictures/100000000000001E0000001C04B5A756A4940B10.png" xlink:type="simple" xlink:show="embed" xlink:actuate="onLoad"/></draw:frame></text:p>
          </table:table-cell>
          <table:table-cell table:style-name="Tabla4.B4" office:value-type="string">
            <text:p text:style-name="P35">Editar</text:p>
          </table:table-cell>
          <table:table-cell table:style-name="Tabla4.C4" office:value-type="string">
            <text:p text:style-name="P31">Permet editar un tipus assumpte.</text:p>
          </table:table-cell>
        </table:table-row>
        <table:table-row>
          <table:table-cell table:style-name="Tabla4.A4" office:value-type="string">
            <text:p text:style-name="P31"><draw:frame draw:style-name="fr5" draw:name="gráficos42" text:anchor-type="paragraph" svg:width="0.979cm" svg:height="0.847cm" draw:z-index="163"><draw:image xlink:href="Pictures/100000000000002500000020C61511BB530C585E.png" xlink:type="simple" xlink:show="embed" xlink:actuate="onLoad"/></draw:frame></text:p>
          </table:table-cell>
          <table:table-cell table:style-name="Tabla4.B4" office:value-type="string">
            <text:p text:style-name="P35">Esborrar</text:p>
          </table:table-cell>
          <table:table-cell table:style-name="Tabla4.C4" office:value-type="string">
            <text:p text:style-name="P31">Permet eliminar un tipus assumpte.</text:p>
          </table:table-cell>
        </table:table-row>
        <table:table-row>
          <table:table-cell table:style-name="Tabla4.A4" office:value-type="string">
            <text:p text:style-name="P35"><draw:frame draw:style-name="fr5" draw:name="gráficos39" text:anchor-type="paragraph" svg:width="4.08cm" svg:height="0.499cm" draw:z-index="164"><draw:image xlink:href="Pictures/2000000700000FEC000001F8F7638C4597692264.svm" xlink:type="simple" xlink:show="embed" xlink:actuate="onLoad"/></draw:frame></text:p>
          </table:table-cell>
          <table:table-cell table:style-name="Tabla4.B4" office:value-type="string">
            <text:p text:style-name="P35">Introduir tipus documental</text:p>
          </table:table-cell>
          <table:table-cell table:style-name="Tabla4.C4" office:value-type="string">
            <text:p text:style-name="P3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66"><draw:text-box fo:min-height="10.61cm"><text:p text:style-name="P82"><draw:frame draw:style-name="fr20" draw:name="gráficos44" text:anchor-type="paragraph" svg:y="0.213cm" svg:width="16.91cm" svg:height="5.211cm" draw:z-index="69"><draw:image xlink:href="Pictures/2000000700006E13000021E7D58BB6CF62341662.svm" xlink:type="simple" xlink:show="embed" xlink:actuate="onLoad"/></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3306359566" text:style-name="L17">
        <text:list-item>
          <text:p text:style-name="P148"><text:span text:style-name="T1">Codi</text:span>: Codi únic identificatiu del tipus d'assumpte.</text:p>
        </text:list-item>
        <text:list-item>
          <text:p text:style-name="P148"><text:span text:style-name="T1">Actiu</text:span>: Permet activar o desactivar el tipus d'assumpte. Serveix per desactivar tipus d'assumptes de duració curta que no es volen tenir presents fora de la seva duració.</text:p>
        </text:list-item>
        <text:list-item>
          <text:p text:style-name="P148"><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63"><draw:image xlink:href="Pictures/100000000000001E0000001C04B5A756A4940B10.png" xlink:type="simple" xlink:show="embed" xlink:actuate="onLoad"/></draw:frame>: </text:p>
      <text:p text:style-name="Text_20_body"><draw:frame draw:style-name="fr1" draw:name="Marco13" text:anchor-type="as-char" svg:width="17cm" draw:z-index="77"><draw:text-box fo:min-height="8.438cm"><text:p text:style-name="P82"><draw:frame draw:style-name="fr21" draw:name="gráficos53" text:anchor-type="paragraph" svg:x="0.004cm" svg:y="0.002cm" svg:width="17cm" svg:height="7.04cm" draw:z-index="78"><draw:image xlink:href="Pictures/2000000700006E130000311923BE71A6BD1C5280.svm" xlink:type="simple" xlink:show="embed" xlink:actuate="onLoad"/></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61"><draw:image xlink:href="Pictures/2000000700000D8B00000212874B4FEA2946D29B.svm" xlink:type="simple" xlink:show="embed" xlink:actuate="onLoad"/></draw:frame>:</text:p>
      <text:p text:style-name="P59"><text:soft-page-break/><draw:frame draw:style-name="fr12" draw:name="gráficos56" text:anchor-type="as-char" svg:width="12.16cm" svg:height="11.472cm" draw:z-index="58"><draw:image xlink:href="Pictures/200000070000403000003C42A19A8D2852C25678.svm" xlink:type="simple" xlink:show="embed" xlink:actuate="onLoad"/></draw:frame></text:p>
      <text:p text:style-name="P73">Il·lustració <text:sequence text:ref-name="refIllustration73" text:name="Illustration" text:formula="ooow:Illustration+1" style:num-format="1">74</text:sequence>: Formulari de Codi d'Assumpte</text:p>
      <text:p text:style-name="P82"/>
      <text:p text:style-name="Text_20_body">Descripció dels camps de dades:</text:p>
      <text:list xml:id="list1647979201" text:style-name="L18">
        <text:list-item>
          <text:p text:style-name="P149"><text:span text:style-name="T1">Codi</text:span>: codi identificatiu.</text:p>
        </text:list-item>
        <text:list-item>
          <text:p text:style-name="P149"><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67"><draw:text-box fo:min-height="10.035cm"><text:p text:style-name="P82"><draw:frame draw:style-name="fr15" draw:name="gráficos57" text:anchor-type="paragraph" svg:x="0.004cm" svg:y="0.002cm" svg:width="17cm" svg:height="8.811cm" draw:z-index="68"><draw:image xlink:href="Pictures/2000000700006E630000395DF3A1706C7EA5F10D.svm" xlink:type="simple" xlink:show="embed" xlink:actuate="onLoad"/></draw:frame>Il·lustració <text:sequence text:ref-name="refIllustration74" text:name="Illustration" text:formula="ooow:Illustration+1" style:num-format="1">75</text:sequence>: Tipus d'Assumpte i Codi d'Assumpte</text:p></draw:text-box></draw:frame></text:p>
      <text:p text:style-name="Text_20_body"/>
      <text:h text:style-name="P122" text:outline-level="3">Gestió Models d'ofici remissió</text:h>
      <text:p text:style-name="Text_20_body">Aquesta opció de menú permet gestionar els diferents models d’<text:span text:style-name="T20">ofici de remissió</text:span> de l'entitat. <text:span text:style-name="T20">Són les plantilles que es poden emprar quan se fa un ofici de remissió.</text:span></text:p>
      <text:p text:style-name="P77">Si anam al menú veurem el llistat dels models d’<text:span text:style-name="T20">ofici de remissió</text:span>:</text:p>
      <text:p text:style-name="Text_20_body"/>
      <text:p text:style-name="Text_20_body"><draw:frame draw:style-name="fr1" draw:name="Marco15" text:anchor-type="as-char" svg:width="17cm" draw:z-index="195"><draw:text-box fo:min-height="4.553cm"><text:p text:style-name="P83"><draw:frame draw:style-name="fr5" draw:name="Imagen1" text:anchor-type="paragraph" svg:width="17cm" svg:height="3.526cm" draw:z-index="209"><draw:image xlink:href="Pictures/100000000000042E000000DE5027037B716C8123.jpg" xlink:type="simple" xlink:show="embed" xlink:actuate="onLoad"/></draw:frame>Il·lustració <text:sequence text:ref-name="refIllustration75" text:name="Illustration" text:formula="ooow:Illustration+1" style:num-format="1">76</text:sequence>: Llistat de Models d’<text:span text:style-name="T20">ofici de remissió </text:span>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5">Acció</text:p>
          </table:table-cell>
          <table:table-cell table:style-name="Tabla5.A1" office:value-type="string">
            <text:p text:style-name="P31">Nom</text:p>
          </table:table-cell>
          <table:table-cell table:style-name="Tabla5.C1" office:value-type="string">
            <text:p text:style-name="P31">Descripció</text:p>
          </table:table-cell>
        </table:table-row>
        <table:table-row>
          <table:table-cell table:style-name="Tabla5.A4" office:value-type="string">
            <text:p text:style-name="P31"><draw:frame draw:style-name="fr5" draw:name="gráficos59" text:anchor-type="paragraph" svg:width="0.794cm" svg:height="0.741cm" draw:z-index="216"><draw:image xlink:href="Pictures/100000000000001E0000001C04B5A756A4940B10.png" xlink:type="simple" xlink:show="embed" xlink:actuate="onLoad"/></draw:frame></text:p>
          </table:table-cell>
          <table:table-cell table:style-name="Tabla5.B4" office:value-type="string">
            <text:p text:style-name="P35">Editar</text:p>
          </table:table-cell>
          <table:table-cell table:style-name="Tabla5.C4" office:value-type="string">
            <text:p text:style-name="P31">Permet editar un model d’<text:span text:style-name="T20">ofici de remissió</text:span></text:p>
          </table:table-cell>
        </table:table-row>
        <table:table-row>
          <table:table-cell table:style-name="Tabla5.A4" office:value-type="string">
            <text:p text:style-name="P31"><draw:frame draw:style-name="fr5" draw:name="gráficos60" text:anchor-type="paragraph" svg:width="0.979cm" svg:height="0.847cm" draw:z-index="217"><draw:image xlink:href="Pictures/100000000000002500000020C61511BB530C585E.png" xlink:type="simple" xlink:show="embed" xlink:actuate="onLoad"/></draw:frame></text:p>
          </table:table-cell>
          <table:table-cell table:style-name="Tabla5.B4" office:value-type="string">
            <text:p text:style-name="P35">Esborrar</text:p>
          </table:table-cell>
          <table:table-cell table:style-name="Tabla5.C4" office:value-type="string">
            <text:p text:style-name="P32">Permet eliminar un model d’<text:span text:style-name="T20">ofici de remissió</text:span></text:p>
          </table:table-cell>
        </table:table-row>
        <text:soft-page-break/>
        <table:table-row>
          <table:table-cell table:style-name="Tabla5.A4" office:value-type="string">
            <text:p text:style-name="P35"><draw:frame draw:style-name="fr5" draw:name="Imagen2" text:anchor-type="paragraph" svg:width="4.21cm" svg:height="0.469cm" draw:z-index="219"><draw:image xlink:href="Pictures/10000000000000C7000000162E0941AEBA8B7F10.jpg" xlink:type="simple" xlink:show="embed" xlink:actuate="onLoad"/></draw:frame></text:p>
          </table:table-cell>
          <table:table-cell table:style-name="Tabla5.B4" office:value-type="string">
            <text:p text:style-name="P35">Introduir model <text:span text:style-name="T20">d’ofici de remissió</text:span></text:p>
          </table:table-cell>
          <table:table-cell table:style-name="Tabla5.C4" office:value-type="string">
            <text:p text:style-name="P31">Permet donar d'alta un model d’<text:span text:style-name="T20">ofici de remissió</text:span></text:p>
          </table:table-cell>
        </table:table-row>
      </table:table>
      <text:p text:style-name="Text_20_body"/>
      <text:p text:style-name="Text_20_body">Si anam a <text:s/><draw:frame draw:style-name="fr12" draw:name="gráficos62" text:anchor-type="as-char" svg:width="3.62cm" svg:height="0.45cm" draw:z-index="196"><draw:image xlink:href="Pictures/10000000000000C7000000162E0941AEBA8B7F10.jpg" xlink:type="simple" xlink:show="embed" xlink:actuate="onLoad"/></draw:frame> veurem el següent formulari: </text:p>
      <text:p text:style-name="P59"><draw:frame draw:style-name="fr1" draw:name="Marco16" text:anchor-type="as-char" svg:width="16.953cm" draw:z-index="197"><draw:text-box fo:min-height="3.903cm"><text:p text:style-name="P82"><draw:frame draw:style-name="fr15" draw:name="gráficos63" text:anchor-type="paragraph" svg:x="0.004cm" svg:y="0.002cm" svg:width="16.949cm" svg:height="2.641cm" draw:z-index="198"><draw:image xlink:href="Pictures/100000000000042A000000A6B094C763DBD45886.jpg" xlink:type="simple" xlink:show="embed" xlink:actuate="onLoad"/></draw:frame>Il·lustració <text:sequence text:ref-name="refIllustration76" text:name="Illustration" text:formula="ooow:Illustration+1" style:num-format="1">77</text:sequence>: Formulari d'un Model de Rebut</text:p></draw:text-box></draw:frame> </text:p>
      <text:p text:style-name="P59"/>
      <text:p text:style-name="P75">Descripció dels camps de <text:span text:style-name="T12">dades</text:span><text:span text:style-name="T1">:</text:span></text:p>
      <text:list xml:id="list3666512922" text:style-name="L19">
        <text:list-item>
          <text:p text:style-name="P150"><text:span text:style-name="T1">Nom</text:span>: nom del model d’<text:span text:style-name="T20">ofici de remissió</text:span></text:p>
        </text:list-item>
        <text:list-item>
          <text:p text:style-name="P151"><text:span text:style-name="T1">Arxiu</text:span>: arxiu físic que representa el model d’<text:span text:style-name="T20">ofici de remissió</text:span></text:p>
        </text:list-item>
      </text:list>
      <text:p text:style-name="P75"/>
      <text:p text:style-name="P75">Una vegada creat anirem al llistat novament amb les opcions d'editar i eliminar.</text:p>
      <text:p text:style-name="P75"/>
      <text:p text:style-name="P76">Edició d'un model d’<text:span text:style-name="T20">ofici de remissió</text:span>:</text:p>
      <text:p text:style-name="P75"><draw:frame draw:style-name="fr1" draw:name="Marco17" text:anchor-type="as-char" svg:width="17cm" draw:z-index="199"><draw:text-box fo:min-height="4.695cm"><text:p text:style-name="P82"><draw:frame draw:style-name="fr15" draw:name="gráficos64" text:anchor-type="paragraph" svg:x="0.004cm" svg:y="0.002cm" svg:width="17cm" svg:height="3.461cm" draw:z-index="200"><draw:image xlink:href="Pictures/100000000000042B000000DA6D808028C88BB657.jpg" xlink:type="simple" xlink:show="embed" xlink:actuate="onLoad"/></draw:frame>Il·lustració <text:sequence text:ref-name="refIllustration77" text:name="Illustration" text:formula="ooow:Illustration+1" style:num-format="1">78</text:sequence>: Edició d'un Model d’<text:span text:style-name="T21">ofici de remissió</text:span></text:p></draw:text-box></draw:frame></text:p>
      <text:p text:style-name="P75">Si es vol substituir l'arxiu serà necessari indicar el nou arxiu al camp “Arxiu”. Si no s'introdueix cap es quedarà amb el que ja té.</text:p>
      <text:p text:style-name="P75"><draw:frame draw:style-name="fr14" draw:name="gráficos87" text:anchor-type="paragraph" svg:x="6.488cm" svg:y="0.353cm" svg:width="1.032cm" svg:height="0.529cm" draw:z-index="218"><draw:image xlink:href="Pictures/100000000000002700000014C9462AD1CDD8C5B6.bmp" xlink:type="simple" xlink:show="embed" xlink:actuate="onLoad"/></draw:frame>Per afegir una plantilla adequada al model d’<text:span text:style-name="T21">ofici de remissió</text:span>, disposam del botó d'Ajuda on ens mostra com se pot crear una plantilla <text:s text:c="10"/>:</text:p>
      <text:p text:style-name="P70"/>
      <text:p text:style-name="P90"><draw:frame draw:style-name="fr5" draw:name="gráficos88" text:anchor-type="paragraph" svg:width="8.685cm" svg:height="14.18cm" draw:z-index="201"><draw:image xlink:href="Pictures/10000000000001DF00000309BF7C33CD5E15A2C2.jpg" xlink:type="simple" xlink:show="embed" xlink:actuate="onLoad"/></draw:frame><text:soft-page-break/></text:p>
      <text:p text:style-name="P82">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draw:frame draw:style-name="Mfr1" draw:name="gráficos1" text:anchor-type="as-char" svg:width="0.67cm" svg:height="0.93cm" draw:z-index="140"><draw:image xlink:href="Pictures/100002010000005E0000008247B60D3A91223B66.png" xlink:type="simple" xlink:show="embed" xlink:actuate="onLoad"/></draw:frame></text:p>
            </table:table-cell>
          </table:table-row>
        </table:table>
        <text:p text:style-name="MP1"/>
      </style:header>
      <style:footer>
        <text:p text:style-name="MP3"><draw:line text:anchor-type="paragraph" draw:z-index="5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08</meta:editing-cycles>
    <meta:editing-duration>P15DT19H50M33S</meta:editing-duration>
    <meta:initial-creator>Antoni Nadal</meta:initial-creator>
    <dc:date>2017-08-02T11:37:33.617000000</dc:date>
    <meta:printed-by>Antoni Nadal</meta:printed-by>
    <meta:print-date>2014-02-18T11:48:31.82</meta:print-date>
    <meta:document-statistic meta:table-count="52" meta:image-count="118" meta:object-count="0" meta:page-count="58" meta:paragraph-count="834" meta:word-count="6664" meta:character-count="46055" meta:non-whitespace-character-count="39964"/>
    <meta:user-defined meta:name="Información 1"/>
    <meta:user-defined meta:name="Información 2"/>
    <meta:user-defined meta:name="Información 3"/>
    <meta:user-defined meta:name="Información 4"/>
  </office:meta>
</office:document-meta>
</file>